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B9000001EC8BB7E36777AE239F.png" manifest:media-type="image/png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Noto Sans1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textarea-horizontal-align="justify" draw:textarea-vertical-align="middle" draw:auto-grow-height="false" fo:min-height="11.992cm" fo:min-width="11.992cm" draw:shadow="visible"/>
    </style:style>
    <style:style style:name="gr2" style:family="graphic" style:parent-style-name="standard">
      <style:graphic-properties draw:textarea-horizontal-align="justify" draw:textarea-vertical-align="middle" draw:auto-grow-height="false" fo:min-height="2.78cm" fo:min-width="12.178cm" draw:shadow="visible"/>
    </style:style>
    <style:style style:name="gr3" style:family="graphic" style:parent-style-name="standard">
      <style:graphic-properties draw:textarea-horizontal-align="justify" draw:textarea-vertical-align="middle" draw:auto-grow-height="false" fo:min-height="3.468cm" fo:min-width="8.802cm" draw:shadow="visibl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55cm, 1.37cm, 0cm)" draw:image-opacity="100%" style:mirror="none"/>
    </style:style>
    <style:style style:name="gr7" style:family="graphic" style:parent-style-name="objectwithoutfill">
      <style:graphic-properties draw:fill="none" draw:textarea-horizontal-align="center" draw:textarea-vertical-align="middle" draw:shadow="hidden"/>
    </style:style>
    <style:style style:name="gr8" style:family="graphic" style:parent-style-name="objectwithoutfill">
      <style:graphic-properties draw:marker-end="Arrow" draw:marker-end-width="0.3cm" draw:fill="none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cm" draw:shadow="hidden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2cm" fo:min-width="0cm" draw:shadow="hidden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cm" fo:min-width="2.194cm" draw:shadow="hidden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9cm" fo:min-width="1.719cm" draw:shadow="hidden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4cm" fo:min-width="0cm" draw:shadow="hidden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9cm" fo:min-width="0cm" draw:shadow="hidden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1cm" fo:min-width="0cm" draw:shadow="hidden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cm" fo:min-width="2.262cm" draw:shadow="hidden"/>
      <style:paragraph-properties style:writing-mode="lr-tb"/>
    </style:style>
    <style:style style:name="gr17" style:family="graphic" style:parent-style-name="standard">
      <style:graphic-properties draw:stroke="solid" svg:stroke-width="0.106cm" svg:stroke-color="#000000" draw:marker-start-width="0.359cm" draw:marker-end-width="0.359cm" draw:fill="solid" draw:fill-color="#cfe7f5" draw:opacity="34%" draw:textarea-horizontal-align="justify" draw:textarea-vertical-align="middle" draw:auto-grow-height="false" fo:min-height="1.07cm" fo:min-width="6.912cm" fo:padding-top="0.153cm" fo:padding-bottom="0.153cm" fo:padding-left="0.153cm" fo:padding-right="0.15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8cm" fo:min-width="0cm" draw:shadow="hidden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4cm" fo:min-width="0cm" draw:shadow="hidden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2.534cm" draw:shadow="hidden"/>
      <style:paragraph-properties style:writing-mode="lr-tb"/>
    </style:style>
    <style:style style:name="gr21" style:family="graphic" style:parent-style-name="standard">
      <style:graphic-properties draw:stroke="solid" svg:stroke-width="0.106cm" svg:stroke-color="#000000" draw:marker-start-width="0.359cm" draw:marker-end-width="0.359cm" draw:fill="solid" draw:fill-color="#cfe7f5" draw:opacity="34%" draw:textarea-horizontal-align="justify" draw:textarea-vertical-align="middle" draw:auto-grow-height="false" fo:min-height="0.964cm" fo:min-width="8.076cm" fo:padding-top="0.153cm" fo:padding-bottom="0.153cm" fo:padding-left="0.153cm" fo:padding-right="0.15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  <style:paragraph-properties style:writing-mode="lr-tb"/>
    </style:style>
    <style:style style:name="gr23" style:family="graphic" style:parent-style-name="objectwithoutfill">
      <style:graphic-properties draw:marker-end="Arrow" draw:marker-end-width="0.3cm" draw:fill="none"/>
    </style:style>
    <style:style style:name="gr24" style:family="graphic" style:parent-style-name="objectwithoutfill">
      <style:graphic-properties draw:fill="none" draw:textarea-horizontal-align="center" draw:textarea-vertical-align="middle" draw:shadow="hidden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3.211cm" draw:shadow="hidden"/>
      <style:paragraph-properties style:writing-mode="lr-tb"/>
    </style:style>
    <style:style style:name="gr26" style:family="graphic" style:parent-style-name="standard">
      <style:graphic-properties draw:stroke="solid" svg:stroke-width="0.106cm" svg:stroke-color="#000000" draw:marker-start-width="0.359cm" draw:marker-end-width="0.359cm" draw:fill="solid" draw:fill-color="#cfe7f5" draw:opacity="34%" draw:textarea-horizontal-align="justify" draw:textarea-vertical-align="middle" draw:auto-grow-height="false" fo:min-height="0.964cm" fo:min-width="15.95cm" fo:padding-top="0.153cm" fo:padding-bottom="0.153cm" fo:padding-left="0.153cm" fo:padding-right="0.15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5cm" fo:min-width="0cm" draw:shadow="hidden"/>
      <style:paragraph-properties style:writing-mode="lr-tb"/>
    </style:style>
    <style:style style:name="gr28" style:family="graphic" style:parent-style-name="standard">
      <style:graphic-properties draw:stroke="solid" svg:stroke-width="0.106cm" svg:stroke-color="#000000" draw:marker-start-width="0.359cm" draw:marker-end-width="0.359cm" draw:fill="solid" draw:fill-color="#cfe7f5" draw:opacity="34%" draw:textarea-horizontal-align="justify" draw:textarea-vertical-align="middle" draw:auto-grow-height="false" fo:min-height="0.964cm" fo:min-width="7.822cm" fo:padding-top="0.153cm" fo:padding-bottom="0.153cm" fo:padding-left="0.153cm" fo:padding-right="0.15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83cm" fo:min-width="0cm" draw:shadow="hidden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2cm" fo:min-width="2.534cm" draw:shadow="hidden"/>
      <style:paragraph-properties style:writing-mode="lr-tb"/>
    </style:style>
    <style:style style:name="gr31" style:family="graphic" style:parent-style-name="standard">
      <style:graphic-properties draw:stroke="solid" svg:stroke-width="0.106cm" svg:stroke-color="#000000" draw:marker-start-width="0.359cm" draw:marker-end-width="0.359cm" draw:fill="solid" draw:fill-color="#cfe7f5" draw:opacity="34%" draw:textarea-horizontal-align="justify" draw:textarea-vertical-align="middle" draw:auto-grow-height="false" fo:min-height="0.964cm" fo:min-width="16.204cm" fo:padding-top="0.153cm" fo:padding-bottom="0.153cm" fo:padding-left="0.153cm" fo:padding-right="0.153cm"/>
    </style:style>
    <style:style style:name="gr32" style:family="graphic" style:parent-style-name="standard">
      <style:graphic-properties draw:stroke="solid" svg:stroke-width="0.106cm" svg:stroke-color="#000000" draw:marker-start-width="0.359cm" draw:marker-end-width="0.359cm" draw:fill="solid" draw:fill-color="#cfe7f5" draw:opacity="34%" draw:textarea-horizontal-align="justify" draw:textarea-vertical-align="middle" draw:auto-grow-height="false" fo:min-height="0.964cm" fo:min-width="7.568cm" fo:padding-top="0.153cm" fo:padding-bottom="0.153cm" fo:padding-left="0.153cm" fo:padding-right="0.153cm"/>
    </style:style>
    <style:style style:name="gr33" style:family="graphic" style:parent-style-name="standard">
      <style:graphic-properties draw:stroke="solid" svg:stroke-width="0.106cm" svg:stroke-color="#000000" draw:marker-start-width="0.359cm" draw:marker-end-width="0.359cm" draw:fill="solid" draw:fill-color="#cfe7f5" draw:opacity="34%" draw:textarea-horizontal-align="justify" draw:textarea-vertical-align="middle" draw:auto-grow-height="false" fo:min-height="0.964cm" fo:min-width="15.696cm" fo:padding-top="0.153cm" fo:padding-bottom="0.153cm" fo:padding-left="0.153cm" fo:padding-right="0.15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 draw:shadow="hidden"/>
      <style:paragraph-properties style:writing-mode="lr-tb"/>
    </style:style>
    <style:style style:name="gr35" style:family="graphic" style:parent-style-name="standard">
      <style:graphic-properties draw:stroke="solid" svg:stroke-width="0.106cm" svg:stroke-color="#000000" draw:marker-start-width="0.359cm" draw:marker-end-width="0.359cm" draw:fill="solid" draw:fill-color="#cfe7f5" draw:opacity="34%" draw:textarea-horizontal-align="justify" draw:textarea-vertical-align="middle" draw:auto-grow-height="false" fo:min-height="0.964cm" fo:min-width="7.06cm" fo:padding-top="0.153cm" fo:padding-bottom="0.153cm" fo:padding-left="0.153cm" fo:padding-right="0.153cm"/>
    </style:style>
    <style:style style:name="gr36" style:family="graphic" style:parent-style-name="standard">
      <style:graphic-properties draw:stroke="solid" svg:stroke-width="0.106cm" svg:stroke-color="#000000" draw:marker-start-width="0.359cm" draw:marker-end-width="0.359cm" draw:fill="solid" draw:fill-color="#cfe7f5" draw:opacity="34%" draw:textarea-horizontal-align="justify" draw:textarea-vertical-align="middle" draw:auto-grow-height="false" fo:min-height="0.964cm" fo:min-width="16.457cm" fo:padding-top="0.153cm" fo:padding-bottom="0.153cm" fo:padding-left="0.153cm" fo:padding-right="0.15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1cm" fo:min-width="0cm" draw:shadow="hidden"/>
      <style:paragraph-properties style:writing-mode="lr-tb"/>
    </style:style>
    <style:style style:name="gr38" style:family="graphic" style:parent-style-name="standard">
      <style:graphic-properties draw:stroke="solid" svg:stroke-width="0.106cm" svg:stroke-color="#000000" draw:marker-start-width="0.359cm" draw:marker-end-width="0.359cm" draw:fill="solid" draw:fill-color="#cfe7f5" draw:opacity="34%" draw:textarea-horizontal-align="justify" draw:textarea-vertical-align="middle" draw:auto-grow-height="false" fo:min-height="0.964cm" fo:min-width="3.758cm" fo:padding-top="0.153cm" fo:padding-bottom="0.153cm" fo:padding-left="0.153cm" fo:padding-right="0.153cm"/>
    </style:style>
    <style:style style:name="pr1" style:family="presentation" style:parent-style-name="Vivid2-outline1">
      <style:graphic-properties fo:min-height="13.174cm"/>
      <style:paragraph-properties style:writing-mode="lr-tb"/>
    </style:style>
    <style:style style:name="pr2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3pt"/>
    </style:style>
    <style:style style:name="P6" style:family="paragraph">
      <loext:graphic-properties draw:fill="none" draw:fill-color="#ffffff"/>
      <style:paragraph-properties style:writing-mode="lr-tb"/>
      <style:text-properties fo:font-size="28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solid" draw:fill-color="#cfe7f5" draw:opacity="34%"/>
      <style:paragraph-properties fo:text-align="center"/>
    </style:style>
    <style:style style:name="P9" style:family="paragraph">
      <style:text-properties fo:font-size="22pt" style:font-size-asian="22pt" style:font-size-complex="22pt"/>
    </style:style>
    <style:style style:name="P10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2" presentation:presentation-page-layout-name="AL1T32" presentation:use-date-time-name="dtd1">
        <office:forms form:automatic-focus="false" form:apply-design-mode="false"/>
        <draw:custom-shape draw:style-name="gr1" draw:text-style-name="P1" draw:layer="layout" svg:width="12.192cm" svg:height="12.192cm" svg:x="16.002cm" svg:y="5.5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7cm" svg:height="3.302cm" svg:x="1.524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.398cm" svg:height="4.064cm" svg:x="1.27cm" svg:y="2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9.832cm" svg:height="2.794cm" svg:x="1.41cm" svg:y="1.524cm" presentation:class="outline" presentation:user-transformed="true">
          <draw:text-box>
            <text:list text:style-name="L1">
              <text:list-item>
                <text:p><text:span text:style-name="T1">Aluno: Walker Freitas dos Santos</text:span></text:p>
              </text:list-item>
              <text:list-item>
                <text:p><text:span text:style-name="T1">Cod: 698774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1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1T32" presentation:use-date-time-name="dtd1">
        <office:forms form:automatic-focus="false" form:apply-design-mode="false"/>
        <draw:custom-shape draw:style-name="gr1" draw:text-style-name="P1" draw:layer="layout" svg:width="12.192cm" svg:height="12.192cm" svg:x="16.002cm" svg:y="5.5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7cm" svg:height="3.302cm" svg:x="1.524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.398cm" svg:height="4.064cm" svg:x="1.27cm" svg:y="2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24.194cm" svg:height="12.49cm" svg:x="4.318cm" svg:y="5.798cm">
          <draw:image xlink:href="Pictures/10000000000003B9000001EC8BB7E36777AE239F.png" xlink:type="simple" xlink:show="embed" xlink:actuate="onLoad" loext:mime-type="image/png">
            <text:p/>
          </draw:image>
        </draw:frame>
        <draw:frame presentation:style-name="pr1" draw:text-style-name="P2" draw:layer="layout" svg:width="29.832cm" svg:height="2.794cm" svg:x="1.41cm" svg:y="1.524cm" presentation:class="outline" presentation:user-transformed="true">
          <draw:text-box>
            <text:list text:style-name="L1">
              <text:list-item>
                <text:p><text:span text:style-name="T1">Seja nossa Fila, mostre graficamente a execução do código abaixo </text:span><text:span text:style-name="T1">supondo que a fila contém 5, 10, 15, 20 e 25, respectivamente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2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1T32" presentation:use-date-time-name="dtd1">
        <office:forms form:automatic-focus="false" form:apply-design-mode="false"/>
        <draw:frame draw:style-name="gr6" draw:text-style-name="P4" draw:layer="layout" svg:width="22.605cm" svg:height="11.175cm" svg:x="-2.54cm" svg:y="0.255cm">
          <draw:image xlink:href="Pictures/10000000000003B9000001EC8BB7E36777AE239F.png" xlink:type="simple" xlink:show="embed" xlink:actuate="onLoad" loext:mime-type="image/png">
            <text:p/>
          </draw:image>
        </draw:frame>
        <draw:custom-shape draw:style-name="gr2" draw:text-style-name="P1" draw:layer="layout" svg:width="12.7cm" svg:height="3.302cm" svg:x="1.524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.398cm" svg:height="4.064cm" svg:x="1.27cm" svg:y="2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" draw:text-style-name="P5" draw:layer="layout" svg:width="3.456cm" svg:height="0.786cm" svg:x="2.073cm" svg:y="13.66cm" svg:viewBox="0 0 3457 787" svg:d="M0 0v787h3457v-787zM2689 0v787z">
          <text:p/>
        </draw:path>
        <draw:line draw:style-name="gr8" draw:text-style-name="P4" draw:layer="layout" svg:x1="5.098cm" svg:y1="14.053cm" svg:x2="7.258cm" svg:y2="14.053cm">
          <text:p/>
        </draw:line>
        <draw:frame draw:style-name="gr9" draw:text-style-name="P6" draw:layer="layout" svg:width="0.589cm" svg:height="1.348cm" svg:x="3.213cm" svg:y="13.334cm">
          <draw:text-box>
            <text:p><text:span text:style-name="T2">5</text:span></text:p>
          </draw:text-box>
        </draw:frame>
        <draw:path draw:style-name="gr7" draw:text-style-name="P5" draw:layer="layout" svg:width="3.456cm" svg:height="0.786cm" svg:x="7.475cm" svg:y="13.66cm" svg:viewBox="0 0 3457 787" svg:d="M0 0v787h3457v-787zM2689 0v787z">
          <text:p/>
        </draw:path>
        <draw:line draw:style-name="gr8" draw:text-style-name="P4" draw:layer="layout" svg:x1="10.499cm" svg:y1="14.053cm" svg:x2="12.659cm" svg:y2="14.053cm">
          <text:p/>
        </draw:line>
        <draw:frame draw:style-name="gr10" draw:text-style-name="P6" draw:layer="layout" svg:width="1.453cm" svg:height="2.495cm" svg:x="8.182cm" svg:y="12.778cm">
          <draw:text-box>
            <text:p><text:span text:style-name="T2">10</text:span></text:p>
          </draw:text-box>
        </draw:frame>
        <draw:path draw:style-name="gr7" draw:text-style-name="P5" draw:layer="layout" svg:width="3.456cm" svg:height="0.786cm" svg:x="12.876cm" svg:y="13.66cm" svg:viewBox="0 0 3457 787" svg:d="M0 0v787h3457v-787zM2689 0v787z">
          <text:p/>
        </draw:path>
        <draw:line draw:style-name="gr8" draw:text-style-name="P4" draw:layer="layout" svg:x1="15.901cm" svg:y1="14.053cm" svg:x2="18.061cm" svg:y2="14.053cm">
          <text:p/>
        </draw:line>
        <draw:frame draw:style-name="gr9" draw:text-style-name="P6" draw:layer="layout" svg:width="1.454cm" svg:height="1.348cm" svg:x="13.583cm" svg:y="13.38cm">
          <draw:text-box>
            <text:p><text:span text:style-name="T2">15</text:span></text:p>
          </draw:text-box>
        </draw:frame>
        <draw:path draw:style-name="gr7" draw:text-style-name="P5" draw:layer="layout" svg:width="3.456cm" svg:height="0.786cm" svg:x="18.061cm" svg:y="13.66cm" svg:viewBox="0 0 3457 787" svg:d="M0 0v787h3457v-787zM2689 0v787z">
          <text:p/>
        </draw:path>
        <draw:line draw:style-name="gr8" draw:text-style-name="P4" draw:layer="layout" svg:x1="21.086cm" svg:y1="14.053cm" svg:x2="23.246cm" svg:y2="14.053cm">
          <text:p/>
        </draw:line>
        <draw:frame draw:style-name="gr9" draw:text-style-name="P6" draw:layer="layout" svg:width="1.453cm" svg:height="2.495cm" svg:x="18.769cm" svg:y="12.807cm">
          <draw:text-box>
            <text:p><text:span text:style-name="T2">20</text:span></text:p>
          </draw:text-box>
        </draw:frame>
        <draw:path draw:style-name="gr7" draw:text-style-name="P5" draw:layer="layout" svg:width="3.456cm" svg:height="0.786cm" svg:x="23.294cm" svg:y="13.66cm" svg:viewBox="0 0 3457 787" svg:d="M0 0v787h3457v-787zM2689 0v787z">
          <text:p/>
        </draw:path>
        <draw:line draw:style-name="gr8" draw:text-style-name="P4" draw:layer="layout" svg:x1="26.32cm" svg:y1="14.053cm" svg:x2="28.48cm" svg:y2="14.053cm">
          <text:p/>
        </draw:line>
        <draw:frame draw:style-name="gr9" draw:text-style-name="P6" draw:layer="layout" svg:width="1.454cm" svg:height="1.348cm" svg:x="24.001cm" svg:y="13.38cm">
          <draw:text-box>
            <text:p><text:span text:style-name="T2">25</text:span></text:p>
          </draw:text-box>
        </draw:frame>
        <draw:path draw:style-name="gr7" draw:text-style-name="P4" draw:layer="layout" svg:width="0.994cm" svg:height="1.068cm" svg:x="28.48cm" svg:y="13.529cm" svg:viewBox="0 0 995 1069" svg:d="M0 0v1069zM249 178v713zM995 535c0 31-11 62-33 90-21 26-54 49-91 65-38 15-81 24-124 24-44 0-87-9-126-24-37-16-69-39-91-65-21-28-33-59-33-90s12-62 33-89c22-27 54-50 91-66 39-15 82-24 126-24 43 0 86 9 124 24 37 16 70 39 91 66 22 27 33 58 33 89z">
          <text:p/>
        </draw:path>
        <draw:frame draw:style-name="gr11" draw:text-style-name="P7" draw:layer="layout" svg:width="3.411cm" svg:height="1.103cm" draw:transform="rotate (1.5707963267949) translate (0.167cm 16.619cm)">
          <draw:text-box>
            <text:p>Primeiro</text:p>
          </draw:text-box>
        </draw:frame>
        <draw:frame draw:style-name="gr12" draw:text-style-name="P7" draw:layer="layout" svg:width="2.734cm" svg:height="1.103cm" draw:transform="rotate (1.5707963267949) translate (23.496cm 17.526cm)">
          <draw:text-box>
            <text:p>Ultimo</text:p>
          </draw:text-box>
        </draw:frame>
        <draw:line draw:style-name="gr8" draw:text-style-name="P4" draw:layer="layout" svg:x1="1.524cm" svg:y1="15.239cm" svg:x2="1.524cm" svg:y2="12.744cm">
          <text:p/>
        </draw:line>
        <draw:line draw:style-name="gr8" draw:text-style-name="P4" draw:layer="layout" svg:x1="24.751cm" svg:y1="17.525cm" svg:x2="24.751cm" svg:y2="15.03cm">
          <text:p/>
        </draw:line>
        <draw:path draw:style-name="gr7" draw:text-style-name="P5" draw:layer="layout" svg:width="3.456cm" svg:height="0.786cm" svg:x="0.657cm" svg:y="11.913cm" svg:viewBox="0 0 3457 787" svg:d="M0 0v787h3457v-787zM2689 0v787z">
          <text:p/>
        </draw:path>
        <draw:line draw:style-name="gr8" draw:text-style-name="P4" draw:layer="layout" svg:x1="4.114cm" svg:y1="12.446cm" svg:x2="4.614cm" svg:y2="13.59cm">
          <text:p/>
        </draw:line>
        <presentation:notes draw:style-name="dp2" presentation:use-date-time-name="dtd1">
          <draw:page-thumbnail draw:style-name="gr4" draw:layer="layout" svg:width="12.292cm" svg:height="10.386cm" svg:x="4.352cm" svg:y="3.104cm" draw:page-number="3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1T32" presentation:use-date-time-name="dtd1">
        <office:forms form:automatic-focus="false" form:apply-design-mode="false"/>
        <draw:frame draw:style-name="gr6" draw:text-style-name="P4" draw:layer="layout" svg:width="22.605cm" svg:height="11.175cm" svg:x="-2.54cm" svg:y="0.255cm">
          <draw:image xlink:href="Pictures/10000000000003B9000001EC8BB7E36777AE239F.png" xlink:type="simple" xlink:show="embed" xlink:actuate="onLoad" loext:mime-type="image/png">
            <text:p/>
          </draw:image>
        </draw:frame>
        <draw:custom-shape draw:style-name="gr2" draw:text-style-name="P1" draw:layer="layout" svg:width="12.7cm" svg:height="3.302cm" svg:x="1.524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.398cm" svg:height="4.064cm" svg:x="1.27cm" svg:y="2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" draw:text-style-name="P5" draw:layer="layout" svg:width="3.426cm" svg:height="1.009cm" svg:x="2.286cm" svg:y="14.9cm" svg:viewBox="0 0 3427 1010" svg:d="M0 0v1010h3427v-1010zM2665 0v1010z">
          <text:p/>
        </draw:path>
        <draw:line draw:style-name="gr8" draw:text-style-name="P4" draw:layer="layout" svg:x1="5.284cm" svg:y1="15.405cm" svg:x2="7.425cm" svg:y2="15.405cm">
          <text:p/>
        </draw:line>
        <draw:frame draw:style-name="gr13" draw:text-style-name="P6" draw:layer="layout" svg:width="0.585cm" svg:height="1.348cm" svg:x="3.415cm" svg:y="14.673cm">
          <draw:text-box>
            <text:p><text:span text:style-name="T2">5</text:span></text:p>
          </draw:text-box>
        </draw:frame>
        <draw:path draw:style-name="gr7" draw:text-style-name="P5" draw:layer="layout" svg:width="3.426cm" svg:height="1.009cm" svg:x="7.641cm" svg:y="14.9cm" svg:viewBox="0 0 3427 1010" svg:d="M0 0v1010h3427v-1010zM2665 0v1010z">
          <text:p/>
        </draw:path>
        <draw:line draw:style-name="gr8" draw:text-style-name="P4" draw:layer="layout" svg:x1="10.639cm" svg:y1="15.405cm" svg:x2="12.78cm" svg:y2="15.405cm">
          <text:p/>
        </draw:line>
        <draw:frame draw:style-name="gr14" draw:text-style-name="P6" draw:layer="layout" svg:width="1.565cm" svg:height="1.348cm" svg:x="8.341cm" svg:y="14.9cm">
          <draw:text-box>
            <text:p><text:span text:style-name="T2">10</text:span></text:p>
          </draw:text-box>
        </draw:frame>
        <draw:path draw:style-name="gr7" draw:text-style-name="P5" draw:layer="layout" svg:width="3.426cm" svg:height="1.009cm" svg:x="12.995cm" svg:y="14.9cm" svg:viewBox="0 0 3427 1010" svg:d="M0 0v1010h3427v-1010zM2665 0v1010z">
          <text:p/>
        </draw:path>
        <draw:line draw:style-name="gr8" draw:text-style-name="P4" draw:layer="layout" svg:x1="15.994cm" svg:y1="15.405cm" svg:x2="18.135cm" svg:y2="15.405cm">
          <text:p/>
        </draw:line>
        <draw:frame draw:style-name="gr15" draw:text-style-name="P6" draw:layer="layout" svg:width="1.526cm" svg:height="1.348cm" svg:x="13.462cm" svg:y="14.732cm">
          <draw:text-box>
            <text:p><text:span text:style-name="T2">15</text:span></text:p>
          </draw:text-box>
        </draw:frame>
        <draw:path draw:style-name="gr7" draw:text-style-name="P5" draw:layer="layout" svg:width="3.426cm" svg:height="1.009cm" svg:x="18.135cm" svg:y="14.9cm" svg:viewBox="0 0 3427 1010" svg:d="M0 0v1010h3427v-1010zM2665 0v1010z">
          <text:p/>
        </draw:path>
        <draw:line draw:style-name="gr8" draw:text-style-name="P4" draw:layer="layout" svg:x1="21.135cm" svg:y1="15.405cm" svg:x2="23.276cm" svg:y2="15.405cm">
          <text:p/>
        </draw:line>
        <draw:frame draw:style-name="gr15" draw:text-style-name="P6" draw:layer="layout" svg:width="1.526cm" svg:height="1.348cm" svg:x="18.907cm" svg:y="14.732cm">
          <draw:text-box>
            <text:p><text:span text:style-name="T2">20</text:span></text:p>
          </draw:text-box>
        </draw:frame>
        <draw:path draw:style-name="gr7" draw:text-style-name="P5" draw:layer="layout" svg:width="3.426cm" svg:height="1.009cm" svg:x="23.323cm" svg:y="14.9cm" svg:viewBox="0 0 3427 1010" svg:d="M0 0v1010h3427v-1010zM2665 0v1010z">
          <text:p/>
        </draw:path>
        <draw:line draw:style-name="gr8" draw:text-style-name="P4" draw:layer="layout" svg:x1="26.323cm" svg:y1="15.405cm" svg:x2="28.464cm" svg:y2="15.405cm">
          <text:p/>
        </draw:line>
        <draw:frame draw:style-name="gr15" draw:text-style-name="P6" draw:layer="layout" svg:width="1.527cm" svg:height="1.348cm" svg:x="24.401cm" svg:y="14.732cm">
          <draw:text-box>
            <text:p><text:span text:style-name="T2">25</text:span></text:p>
          </draw:text-box>
        </draw:frame>
        <draw:path draw:style-name="gr7" draw:text-style-name="P4" draw:layer="layout" svg:width="1.016cm" svg:height="1.523cm" svg:x="28.464cm" svg:y="14.199cm" svg:viewBox="0 0 1017 1524" svg:d="M0 0v1524zM254 254v1016zM1017 763c0 44-12 88-34 127-22 38-55 71-93 93-39 22-83 34-127 34-45 0-89-12-128-34-38-22-71-55-93-93-22-39-34-83-34-127 0-45 12-89 34-128 22-38 55-71 93-93 39-22 83-34 128-34 44 0 88 12 127 34 38 22 71 55 93 93 22 39 34 83 34 128z">
          <text:p/>
        </draw:path>
        <draw:frame draw:style-name="gr16" draw:text-style-name="P7" draw:layer="layout" svg:width="2.462cm" svg:height="1.103cm" draw:transform="rotate (1.5707963267949) translate (24.929cm 19.558cm)">
          <draw:text-box>
            <text:p>Fim</text:p>
          </draw:text-box>
        </draw:frame>
        <draw:line draw:style-name="gr8" draw:text-style-name="P4" draw:layer="layout" svg:x1="26.23cm" svg:y1="19.558cm" svg:x2="26.23cm" svg:y2="16.356cm">
          <text:p/>
        </draw:line>
        <draw:frame draw:style-name="gr16" draw:text-style-name="P7" draw:layer="layout" svg:width="2.734cm" svg:height="1.103cm" draw:transform="rotate (1.5707963267949) translate (23.204cm 19.558cm)">
          <draw:text-box>
            <text:p>Ultimo</text:p>
          </draw:text-box>
        </draw:frame>
        <draw:line draw:style-name="gr8" draw:text-style-name="P4" draw:layer="layout" svg:x1="24.505cm" svg:y1="19.558cm" svg:x2="24.505cm" svg:y2="16.356cm">
          <text:p/>
        </draw:line>
        <draw:custom-shape draw:style-name="gr17" draw:text-style-name="P8" draw:layer="layout" svg:width="7.112cm" svg:height="1.27cm" svg:x="0.508cm" svg:y="1.524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3.411cm" svg:height="1.103cm" draw:transform="rotate (1.5707963267949) translate (0.193cm 16.594cm)">
          <draw:text-box>
            <text:p>Primeiro</text:p>
          </draw:text-box>
        </draw:frame>
        <draw:line draw:style-name="gr8" draw:text-style-name="P4" draw:layer="layout" svg:x1="1.296cm" svg:y1="15.239cm" svg:x2="1.296cm" svg:y2="12.744cm">
          <text:p/>
        </draw:line>
        <draw:path draw:style-name="gr7" draw:text-style-name="P5" draw:layer="layout" svg:width="3.885cm" svg:height="0.786cm" svg:x="0.254cm" svg:y="11.888cm" svg:viewBox="0 0 3886 787" svg:d="M0 0v787h3886v-787zM3022 0v787z">
          <text:p/>
        </draw:path>
        <draw:line draw:style-name="gr8" draw:text-style-name="P4" draw:layer="layout" svg:x1="4.14cm" svg:y1="12.192cm" svg:x2="4.826cm" svg:y2="14.386cm">
          <text:p/>
        </draw:line>
        <presentation:notes draw:style-name="dp2" presentation:use-date-time-name="dtd1">
          <draw:page-thumbnail draw:style-name="gr4" draw:layer="layout" svg:width="12.292cm" svg:height="10.386cm" svg:x="4.352cm" svg:y="3.104cm" draw:page-number="4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1T32" presentation:use-date-time-name="dtd1">
        <office:forms form:automatic-focus="false" form:apply-design-mode="false"/>
        <draw:frame draw:style-name="gr6" draw:text-style-name="P4" draw:layer="layout" svg:width="22.605cm" svg:height="11.175cm" svg:x="-2.54cm" svg:y="0.255cm">
          <draw:image xlink:href="Pictures/10000000000003B9000001EC8BB7E36777AE239F.png" xlink:type="simple" xlink:show="embed" xlink:actuate="onLoad" loext:mime-type="image/png">
            <text:p/>
          </draw:image>
        </draw:frame>
        <draw:custom-shape draw:style-name="gr2" draw:text-style-name="P1" draw:layer="layout" svg:width="12.7cm" svg:height="3.302cm" svg:x="1.524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.398cm" svg:height="4.064cm" svg:x="1.27cm" svg:y="2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" draw:text-style-name="P5" draw:layer="layout" svg:width="3.531cm" svg:height="1.12cm" svg:x="1.484cm" svg:y="14.386cm" svg:viewBox="0 0 3532 1121" svg:d="M0 0v1121h3532v-1121zM2747 0v1121z">
          <text:p/>
        </draw:path>
        <draw:line draw:style-name="gr8" draw:text-style-name="P4" draw:layer="layout" svg:x1="4.574cm" svg:y1="14.946cm" svg:x2="6.781cm" svg:y2="14.946cm">
          <text:p/>
        </draw:line>
        <draw:frame draw:style-name="gr18" draw:text-style-name="P6" draw:layer="layout" svg:width="0.602cm" svg:height="1.348cm" svg:x="2.648cm" svg:y="14.208cm">
          <draw:text-box>
            <text:p><text:span text:style-name="T2">5</text:span></text:p>
          </draw:text-box>
        </draw:frame>
        <draw:path draw:style-name="gr7" draw:text-style-name="P5" draw:layer="layout" svg:width="3.531cm" svg:height="1.12cm" svg:x="7.003cm" svg:y="14.386cm" svg:viewBox="0 0 3532 1121" svg:d="M0 0v1121h3532v-1121zM2747 0v1121z">
          <text:p/>
        </draw:path>
        <draw:line draw:style-name="gr8" draw:text-style-name="P4" draw:layer="layout" svg:x1="10.093cm" svg:y1="14.946cm" svg:x2="12.3cm" svg:y2="14.946cm">
          <text:p/>
        </draw:line>
        <draw:frame draw:style-name="gr19" draw:text-style-name="P6" draw:layer="layout" svg:width="1.485cm" svg:height="1.414cm" svg:x="7.725cm" svg:y="14.199cm">
          <draw:text-box>
            <text:p><text:span text:style-name="T2">10</text:span></text:p>
          </draw:text-box>
        </draw:frame>
        <draw:path draw:style-name="gr7" draw:text-style-name="P5" draw:layer="layout" svg:width="3.531cm" svg:height="1.12cm" svg:x="12.521cm" svg:y="14.386cm" svg:viewBox="0 0 3532 1121" svg:d="M0 0v1121h3532v-1121zM2747 0v1121z">
          <text:p/>
        </draw:path>
        <draw:line draw:style-name="gr8" draw:text-style-name="P4" draw:layer="layout" svg:x1="15.612cm" svg:y1="14.946cm" svg:x2="17.819cm" svg:y2="14.946cm">
          <text:p/>
        </draw:line>
        <draw:frame draw:style-name="gr18" draw:text-style-name="P6" draw:layer="layout" svg:width="1.485cm" svg:height="1.348cm" svg:x="13.244cm" svg:y="14.273cm">
          <draw:text-box>
            <text:p><text:span text:style-name="T2">15</text:span></text:p>
          </draw:text-box>
        </draw:frame>
        <draw:path draw:style-name="gr7" draw:text-style-name="P5" draw:layer="layout" svg:width="3.531cm" svg:height="1.12cm" svg:x="17.819cm" svg:y="14.386cm" svg:viewBox="0 0 3532 1121" svg:d="M0 0v1121h3532v-1121zM2747 0v1121z">
          <text:p/>
        </draw:path>
        <draw:line draw:style-name="gr8" draw:text-style-name="P4" draw:layer="layout" svg:x1="20.91cm" svg:y1="14.946cm" svg:x2="23.117cm" svg:y2="14.946cm">
          <text:p/>
        </draw:line>
        <draw:frame draw:style-name="gr18" draw:text-style-name="P6" draw:layer="layout" svg:width="1.485cm" svg:height="1.348cm" svg:x="18.542cm" svg:y="14.273cm">
          <draw:text-box>
            <text:p><text:span text:style-name="T2">20</text:span></text:p>
          </draw:text-box>
        </draw:frame>
        <draw:path draw:style-name="gr7" draw:text-style-name="P5" draw:layer="layout" svg:width="3.531cm" svg:height="1.12cm" svg:x="23.166cm" svg:y="14.386cm" svg:viewBox="0 0 3532 1121" svg:d="M0 0v1121h3532v-1121zM2747 0v1121z">
          <text:p/>
        </draw:path>
        <draw:line draw:style-name="gr8" draw:text-style-name="P4" draw:layer="layout" svg:x1="26.257cm" svg:y1="14.946cm" svg:x2="28.464cm" svg:y2="14.946cm">
          <text:p/>
        </draw:line>
        <draw:frame draw:style-name="gr18" draw:text-style-name="P6" draw:layer="layout" svg:width="1.486cm" svg:height="1.348cm" svg:x="23.888cm" svg:y="14.273cm">
          <draw:text-box>
            <text:p><text:span text:style-name="T2">25</text:span></text:p>
          </draw:text-box>
        </draw:frame>
        <draw:path draw:style-name="gr7" draw:text-style-name="P4" draw:layer="layout" svg:width="1.016cm" svg:height="1.523cm" svg:x="28.464cm" svg:y="14.199cm" svg:viewBox="0 0 1017 1524" svg:d="M0 0v1524zM254 254v1016zM1017 763c0 44-12 88-34 127-22 38-55 71-93 93-39 22-83 34-127 34-45 0-89-12-128-34-38-22-71-55-93-93-22-39-34-83-34-127 0-45 12-89 34-128 22-38 55-71 93-93 39-22 83-34 128-34 44 0 88 12 127 34 38 22 71 55 93 93 22 39 34 83 34 128z">
          <text:p/>
        </draw:path>
        <draw:frame draw:style-name="gr20" draw:text-style-name="P7" draw:layer="layout" svg:width="2.734cm" svg:height="1.103cm" draw:transform="rotate (1.5707963267949) translate (24.837cm 19.558cm)">
          <draw:text-box>
            <text:p>Fim</text:p>
          </draw:text-box>
        </draw:frame>
        <draw:line draw:style-name="gr8" draw:text-style-name="P4" draw:layer="layout" svg:x1="26.162cm" svg:y1="19.558cm" svg:x2="26.162cm" svg:y2="16.002cm">
          <text:p/>
        </draw:line>
        <draw:frame draw:style-name="gr20" draw:text-style-name="P7" draw:layer="layout" svg:width="2.734cm" svg:height="1.103cm" draw:transform="rotate (1.5707963267949) translate (23.059cm 19.558cm)">
          <draw:text-box>
            <text:p>Ultimo</text:p>
          </draw:text-box>
        </draw:frame>
        <draw:line draw:style-name="gr8" draw:text-style-name="P4" draw:layer="layout" svg:x1="24.384cm" svg:y1="19.558cm" svg:x2="24.384cm" svg:y2="16.002cm">
          <text:p/>
        </draw:line>
        <draw:custom-shape draw:style-name="gr21" draw:text-style-name="P8" draw:layer="layout" svg:width="8.382cm" svg:height="1.27cm" svg:x="1.778cm" svg:y="2.54cm">
          <text:p/>
          <draw:enhanced-geometry svg:viewBox="0 0 21600 21600" draw:type="rectangle" draw:enhanced-path="M 0 0 L 21600 0 21600 21600 0 21600 0 0 Z N"/>
        </draw:custom-shape>
        <draw:frame draw:style-name="gr22" draw:text-style-name="P7" draw:layer="layout" svg:width="2.794cm" svg:height="1.103cm" svg:x="20.32cm" svg:y="2.54cm">
          <draw:text-box>
            <text:p>True</text:p>
          </draw:text-box>
        </draw:frame>
        <draw:line draw:style-name="gr23" draw:text-style-name="P4" draw:layer="layout" svg:x1="19.812cm" svg:y1="3.135cm" svg:x2="10.668cm" svg:y2="3.048cm">
          <text:p/>
        </draw:line>
        <draw:frame draw:style-name="gr11" draw:text-style-name="P7" draw:layer="layout" svg:width="3.411cm" svg:height="1.103cm" draw:transform="rotate (1.5707963267949) translate (0.198cm 16.569cm)">
          <draw:text-box>
            <text:p>Primeiro</text:p>
          </draw:text-box>
        </draw:frame>
        <draw:line draw:style-name="gr8" draw:text-style-name="P4" draw:layer="layout" svg:x1="1.301cm" svg:y1="15.214cm" svg:x2="1.301cm" svg:y2="12.719cm">
          <text:p/>
        </draw:line>
        <draw:path draw:style-name="gr7" draw:text-style-name="P5" draw:layer="layout" svg:width="3.885cm" svg:height="0.786cm" svg:x="0.259cm" svg:y="11.863cm" svg:viewBox="0 0 3886 787" svg:d="M0 0v787h3886v-787zM3022 0v787z">
          <text:p/>
        </draw:path>
        <draw:line draw:style-name="gr8" draw:text-style-name="P4" draw:layer="layout" svg:x1="4.145cm" svg:y1="12.167cm" svg:x2="4.831cm" svg:y2="14.361cm">
          <text:p/>
        </draw:line>
        <presentation:notes draw:style-name="dp2" presentation:use-date-time-name="dtd1">
          <draw:page-thumbnail draw:style-name="gr4" draw:layer="layout" svg:width="12.292cm" svg:height="10.386cm" svg:x="4.352cm" svg:y="3.104cm" draw:page-number="5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1T32" presentation:use-date-time-name="dtd1">
        <office:forms form:automatic-focus="false" form:apply-design-mode="false"/>
        <draw:frame draw:style-name="gr6" draw:text-style-name="P4" draw:layer="layout" svg:width="22.605cm" svg:height="11.175cm" svg:x="-2.54cm" svg:y="0.255cm">
          <draw:image xlink:href="Pictures/10000000000003B9000001EC8BB7E36777AE239F.png" xlink:type="simple" xlink:show="embed" xlink:actuate="onLoad" loext:mime-type="image/png">
            <text:p/>
          </draw:image>
        </draw:frame>
        <draw:custom-shape draw:style-name="gr2" draw:text-style-name="P1" draw:layer="layout" svg:width="12.7cm" svg:height="3.302cm" svg:x="1.524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.398cm" svg:height="4.064cm" svg:x="1.27cm" svg:y="2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7" draw:text-style-name="P5" draw:layer="layout" svg:width="3.308cm" svg:height="0.982cm" svg:x="1.778cm" svg:y="14.575cm" svg:viewBox="0 0 3309 983" svg:d="M0 0v983h3309v-983zM2574 0v983z">
            <text:p/>
          </draw:path>
          <draw:line draw:style-name="gr8" draw:text-style-name="P4" draw:layer="layout" svg:x1="4.673cm" svg:y1="15.066cm" svg:x2="6.741cm" svg:y2="15.066cm">
            <text:p/>
          </draw:line>
          <draw:frame draw:style-name="gr18" draw:text-style-name="P6" draw:layer="layout" svg:width="0.564cm" svg:height="1.348cm" svg:x="2.869cm" svg:y="14.336cm">
            <draw:text-box>
              <text:p><text:span text:style-name="T2">5</text:span></text:p>
            </draw:text-box>
          </draw:frame>
        </draw:g>
        <draw:g>
          <draw:path draw:style-name="gr7" draw:text-style-name="P5" draw:layer="layout" svg:width="3.308cm" svg:height="0.982cm" svg:x="6.949cm" svg:y="14.575cm" svg:viewBox="0 0 3309 983" svg:d="M0 0v983h3309v-983zM2574 0v983z">
            <text:p/>
          </draw:path>
          <draw:line draw:style-name="gr8" draw:text-style-name="P4" draw:layer="layout" svg:x1="9.844cm" svg:y1="15.066cm" svg:x2="11.912cm" svg:y2="15.066cm">
            <text:p/>
          </draw:line>
          <draw:frame draw:style-name="gr18" draw:text-style-name="P6" draw:layer="layout" svg:width="2.008cm" svg:height="1.348cm" svg:x="7.601cm" svg:y="14.425cm">
            <draw:text-box>
              <text:p><text:span text:style-name="T2">10</text:span></text:p>
            </draw:text-box>
          </draw:frame>
        </draw:g>
        <draw:g>
          <draw:path draw:style-name="gr7" draw:text-style-name="P5" draw:layer="layout" svg:width="3.308cm" svg:height="0.982cm" svg:x="12.035cm" svg:y="14.575cm" svg:viewBox="0 0 3309 983" svg:d="M0 0v983h3309v-983zM2574 0v983z">
            <text:p/>
          </draw:path>
          <draw:line draw:style-name="gr8" draw:text-style-name="P4" draw:layer="layout" svg:x1="14.931cm" svg:y1="15.066cm" svg:x2="16.999cm" svg:y2="15.066cm">
            <text:p/>
          </draw:line>
          <draw:frame draw:style-name="gr18" draw:text-style-name="P6" draw:layer="layout" svg:width="1.524cm" svg:height="1.348cm" svg:x="12.343cm" svg:y="14.425cm">
            <draw:text-box>
              <text:p><text:span text:style-name="T2">15</text:span></text:p>
            </draw:text-box>
          </draw:frame>
        </draw:g>
        <draw:g>
          <draw:path draw:style-name="gr7" draw:text-style-name="P5" draw:layer="layout" svg:width="3.308cm" svg:height="0.982cm" svg:x="17.083cm" svg:y="14.575cm" svg:viewBox="0 0 3309 983" svg:d="M0 0v983h3309v-983zM2574 0v983z">
            <text:p/>
          </draw:path>
          <draw:line draw:style-name="gr8" draw:text-style-name="P4" draw:layer="layout" svg:x1="19.979cm" svg:y1="15.066cm" svg:x2="22.047cm" svg:y2="15.066cm">
            <text:p/>
          </draw:line>
          <draw:frame draw:style-name="gr18" draw:text-style-name="P6" draw:layer="layout" svg:width="1.64cm" svg:height="1.348cm" svg:x="17.253cm" svg:y="14.425cm">
            <draw:text-box>
              <text:p><text:span text:style-name="T3">20</text:span></text:p>
            </draw:text-box>
          </draw:frame>
        </draw:g>
        <draw:g>
          <draw:path draw:style-name="gr7" draw:text-style-name="P5" draw:layer="layout" svg:width="2.881cm" svg:height="0.982cm" svg:x="22.352cm" svg:y="14.575cm" svg:viewBox="0 0 2882 983" svg:d="M0 0v983h2882v-983zM2242 0v983z">
            <text:p/>
          </draw:path>
          <draw:line draw:style-name="gr8" draw:text-style-name="P4" draw:layer="layout" svg:x1="24.875cm" svg:y1="15.066cm" svg:x2="26.676cm" svg:y2="15.066cm">
            <text:p/>
          </draw:line>
          <draw:frame draw:style-name="gr18" draw:text-style-name="P10" draw:layer="layout" svg:width="1.269cm" svg:height="1.348cm" svg:x="22.562cm" svg:y="14.425cm">
            <draw:text-box>
              <text:p text:style-name="P9"><text:span text:style-name="T4">25</text:span></text:p>
            </draw:text-box>
          </draw:frame>
        </draw:g>
        <draw:path draw:style-name="gr24" draw:text-style-name="P4" draw:layer="layout" svg:width="0.952cm" svg:height="1.336cm" svg:x="31.242cm" svg:y="14.478cm" svg:viewBox="0 0 953 1337" svg:d="M0 0v1337zM238 223v891zM953 669c0 39-11 78-32 112-21 33-52 62-87 81-37 20-78 30-119 30-42 0-84-10-120-30-36-19-67-48-87-81-21-34-32-73-32-112s11-78 32-112c20-33 51-62 87-82 36-19 78-29 120-29 41 0 82 10 119 29 35 20 66 49 87 82 21 34 32 73 32 112z">
          <text:p/>
        </draw:path>
        <draw:g>
          <draw:frame draw:style-name="gr25" draw:text-style-name="P7" draw:layer="layout" svg:width="3.411cm" svg:height="1.103cm" draw:transform="rotate (1.5707963267949) translate (0.167cm 16.764cm)">
            <draw:text-box>
              <text:p>Primeiro</text:p>
            </draw:text-box>
          </draw:frame>
          <draw:line draw:style-name="gr8" draw:text-style-name="P4" draw:layer="layout" svg:x1="1.27cm" svg:y1="16.51cm" svg:x2="1.27cm" svg:y2="12.954cm">
            <text:p/>
          </draw:line>
        </draw:g>
        <draw:g>
          <draw:frame draw:style-name="gr20" draw:text-style-name="P7" draw:layer="layout" svg:width="2.734cm" svg:height="1.103cm" draw:transform="rotate (1.5707963267949) translate (23.529cm 19.329cm)">
            <draw:text-box>
              <text:p>Fim</text:p>
            </draw:text-box>
          </draw:frame>
          <draw:line draw:style-name="gr8" draw:text-style-name="P4" draw:layer="layout" svg:x1="24.632cm" svg:y1="19.329cm" svg:x2="24.632cm" svg:y2="15.773cm">
            <text:p/>
          </draw:line>
        </draw:g>
        <draw:g>
          <draw:frame draw:style-name="gr20" draw:text-style-name="P7" draw:layer="layout" svg:width="2.734cm" svg:height="1.103cm" draw:transform="rotate (1.5707963267949) translate (22.092cm 19.329cm)">
            <draw:text-box>
              <text:p>Ultimo</text:p>
            </draw:text-box>
          </draw:frame>
          <draw:line draw:style-name="gr8" draw:text-style-name="P4" draw:layer="layout" svg:x1="23.195cm" svg:y1="19.329cm" svg:x2="23.195cm" svg:y2="15.773cm">
            <text:p/>
          </draw:line>
        </draw:g>
        <draw:custom-shape draw:style-name="gr26" draw:text-style-name="P8" draw:layer="layout" svg:width="16.256cm" svg:height="1.27cm" svg:x="3.556cm" svg:y="3.556cm">
          <text:p/>
          <draw:enhanced-geometry svg:viewBox="0 0 21600 21600" draw:type="rectangle" draw:enhanced-path="M 0 0 L 21600 0 21600 21600 0 21600 0 0 Z N"/>
        </draw:custom-shape>
        <draw:g>
          <draw:path draw:style-name="gr7" draw:text-style-name="P5" draw:layer="layout" svg:width="2.766cm" svg:height="0.768cm" svg:x="26.917cm" svg:y="14.758cm" svg:viewBox="0 0 2767 769" svg:d="M0 0v769h2767v-769zM2152 0v769z">
            <text:p/>
          </draw:path>
          <draw:line draw:style-name="gr8" draw:text-style-name="P4" draw:layer="layout" svg:x1="29.259cm" svg:y1="15.13cm" svg:x2="30.988cm" svg:y2="15.13cm">
            <text:p/>
          </draw:line>
          <draw:frame draw:style-name="gr27" draw:text-style-name="P12" draw:layer="layout" svg:width="1.679cm" svg:height="1.055cm" svg:x="27.68cm" svg:y="14.503cm">
            <draw:text-box>
              <text:p text:style-name="P11"><text:span text:style-name="T3">5</text:span></text:p>
            </draw:text-box>
          </draw:frame>
        </draw:g>
        <draw:line draw:style-name="gr23" draw:text-style-name="P4" draw:layer="layout" svg:x1="19.812cm" svg:y1="3.137cm" svg:x2="10.668cm" svg:y2="3.05cm">
          <text:p/>
        </draw:line>
        <draw:frame draw:style-name="gr22" draw:text-style-name="P7" draw:layer="layout" svg:width="2.794cm" svg:height="1.103cm" svg:x="20.32cm" svg:y="2.541cm">
          <draw:text-box>
            <text:p>True</text:p>
          </draw:text-box>
        </draw:frame>
        <draw:path draw:style-name="gr7" draw:text-style-name="P5" draw:layer="layout" svg:width="3.885cm" svg:height="0.786cm" svg:x="0.239cm" svg:y="11.838cm" svg:viewBox="0 0 3886 787" svg:d="M0 0v787h3886v-787zM3022 0v787z">
          <text:p/>
        </draw:path>
        <draw:line draw:style-name="gr8" draw:text-style-name="P4" draw:layer="layout" svg:x1="4.125cm" svg:y1="12.142cm" svg:x2="4.811cm" svg:y2="14.336cm">
          <text:p/>
        </draw:line>
        <presentation:notes draw:style-name="dp2" presentation:use-date-time-name="dtd1">
          <draw:page-thumbnail draw:style-name="gr4" draw:layer="layout" svg:width="12.292cm" svg:height="10.386cm" svg:x="4.352cm" svg:y="3.104cm" draw:page-number="6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1T32" presentation:use-date-time-name="dtd1">
        <office:forms form:automatic-focus="false" form:apply-design-mode="false"/>
        <draw:frame draw:style-name="gr6" draw:text-style-name="P4" draw:layer="layout" svg:width="22.605cm" svg:height="11.175cm" svg:x="-2.54cm" svg:y="0.255cm">
          <draw:image xlink:href="Pictures/10000000000003B9000001EC8BB7E36777AE239F.png" xlink:type="simple" xlink:show="embed" xlink:actuate="onLoad" loext:mime-type="image/png">
            <text:p/>
          </draw:image>
        </draw:frame>
        <draw:custom-shape draw:style-name="gr2" draw:text-style-name="P1" draw:layer="layout" svg:width="12.7cm" svg:height="3.302cm" svg:x="1.524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.398cm" svg:height="4.064cm" svg:x="1.27cm" svg:y="2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7" draw:text-style-name="P5" draw:layer="layout" svg:width="3.308cm" svg:height="0.982cm" svg:x="5.933cm" svg:y="14.55cm" svg:viewBox="0 0 3309 983" svg:d="M0 0v983h3309v-983zM2574 0v983z">
            <text:p/>
          </draw:path>
          <draw:line draw:style-name="gr8" draw:text-style-name="P4" draw:layer="layout" svg:x1="8.828cm" svg:y1="15.041cm" svg:x2="10.896cm" svg:y2="15.041cm">
            <text:p/>
          </draw:line>
          <draw:frame draw:style-name="gr18" draw:text-style-name="P6" draw:layer="layout" svg:width="2.008cm" svg:height="1.348cm" svg:x="6.585cm" svg:y="14.4cm">
            <draw:text-box>
              <text:p><text:span text:style-name="T2">10</text:span></text:p>
            </draw:text-box>
          </draw:frame>
          <draw:frame draw:style-name="gr18" draw:text-style-name="P6" draw:layer="layout" svg:width="2.008cm" svg:height="1.348cm" svg:x="4.342cm" svg:y="12.192cm">
            <draw:text-box>
              <text:p><text:span text:style-name="T2">5</text:span></text:p>
            </draw:text-box>
          </draw:frame>
        </draw:g>
        <draw:g>
          <draw:path draw:style-name="gr7" draw:text-style-name="P5" draw:layer="layout" svg:width="3.308cm" svg:height="0.982cm" svg:x="11.019cm" svg:y="14.55cm" svg:viewBox="0 0 3309 983" svg:d="M0 0v983h3309v-983zM2574 0v983z">
            <text:p/>
          </draw:path>
          <draw:line draw:style-name="gr8" draw:text-style-name="P4" draw:layer="layout" svg:x1="13.915cm" svg:y1="15.041cm" svg:x2="15.983cm" svg:y2="15.041cm">
            <text:p/>
          </draw:line>
          <draw:frame draw:style-name="gr18" draw:text-style-name="P6" draw:layer="layout" svg:width="1.524cm" svg:height="1.348cm" svg:x="11.327cm" svg:y="14.4cm">
            <draw:text-box>
              <text:p><text:span text:style-name="T2">15</text:span></text:p>
            </draw:text-box>
          </draw:frame>
        </draw:g>
        <draw:g>
          <draw:path draw:style-name="gr7" draw:text-style-name="P5" draw:layer="layout" svg:width="3.308cm" svg:height="0.982cm" svg:x="16.067cm" svg:y="14.55cm" svg:viewBox="0 0 3309 983" svg:d="M0 0v983h3309v-983zM2574 0v983z">
            <text:p/>
          </draw:path>
          <draw:line draw:style-name="gr8" draw:text-style-name="P4" draw:layer="layout" svg:x1="18.963cm" svg:y1="15.041cm" svg:x2="21.031cm" svg:y2="15.041cm">
            <text:p/>
          </draw:line>
          <draw:frame draw:style-name="gr18" draw:text-style-name="P6" draw:layer="layout" svg:width="1.64cm" svg:height="1.348cm" svg:x="16.237cm" svg:y="14.4cm">
            <draw:text-box>
              <text:p><text:span text:style-name="T2">20</text:span></text:p>
            </draw:text-box>
          </draw:frame>
        </draw:g>
        <draw:g>
          <draw:path draw:style-name="gr7" draw:text-style-name="P5" draw:layer="layout" svg:width="3.308cm" svg:height="0.982cm" svg:x="21.076cm" svg:y="14.55cm" svg:viewBox="0 0 3309 983" svg:d="M0 0v983h3309v-983zM2574 0v983z">
            <text:p/>
          </draw:path>
          <draw:line draw:style-name="gr8" draw:text-style-name="P4" draw:layer="layout" svg:x1="23.972cm" svg:y1="15.041cm" svg:x2="26.04cm" svg:y2="15.041cm">
            <text:p/>
          </draw:line>
          <draw:frame draw:style-name="gr18" draw:text-style-name="P6" draw:layer="layout" svg:width="1.457cm" svg:height="1.348cm" svg:x="21.317cm" svg:y="14.4cm">
            <draw:text-box>
              <text:p><text:span text:style-name="T2">25</text:span></text:p>
            </draw:text-box>
          </draw:frame>
        </draw:g>
        <draw:path draw:style-name="gr7" draw:text-style-name="P4" draw:layer="layout" svg:width="0.952cm" svg:height="1.336cm" svg:x="31.242cm" svg:y="14.411cm" svg:viewBox="0 0 953 1337" svg:d="M0 0v1337zM238 223v891zM953 669c0 39-11 78-32 112-21 33-52 62-87 81-37 20-78 30-119 30-42 0-84-10-120-30-36-19-67-48-87-81-21-34-32-73-32-112s11-78 32-112c20-33 51-62 87-82 36-19 78-29 120-29 41 0 82 10 119 29 35 20 66 49 87 82 21 34 32 73 32 112z">
          <text:p/>
        </draw:path>
        <draw:g>
          <draw:frame draw:style-name="gr25" draw:text-style-name="P7" draw:layer="layout" svg:width="3.411cm" svg:height="1.103cm" draw:transform="rotate (1.5707963267949) translate (0.675cm 19.558cm)">
            <draw:text-box>
              <text:p>Primeiro</text:p>
            </draw:text-box>
          </draw:frame>
          <draw:line draw:style-name="gr8" draw:text-style-name="P4" draw:layer="layout" svg:x1="1.778cm" svg:y1="19.304cm" svg:x2="1.778cm" svg:y2="15.748cm">
            <text:p/>
          </draw:line>
        </draw:g>
        <draw:g>
          <draw:frame draw:style-name="gr20" draw:text-style-name="P7" draw:layer="layout" svg:width="2.734cm" svg:height="1.103cm" draw:transform="rotate (1.5707963267949) translate (22.513cm 19.304cm)">
            <draw:text-box>
              <text:p>Fim</text:p>
            </draw:text-box>
          </draw:frame>
          <draw:line draw:style-name="gr8" draw:text-style-name="P4" draw:layer="layout" svg:x1="23.616cm" svg:y1="19.304cm" svg:x2="23.616cm" svg:y2="15.748cm">
            <text:p/>
          </draw:line>
        </draw:g>
        <draw:g>
          <draw:frame draw:style-name="gr20" draw:text-style-name="P7" draw:layer="layout" svg:width="2.734cm" svg:height="1.103cm" draw:transform="rotate (1.5707963267949) translate (21.076cm 19.304cm)">
            <draw:text-box>
              <text:p>Ultimo</text:p>
            </draw:text-box>
          </draw:frame>
          <draw:line draw:style-name="gr8" draw:text-style-name="P4" draw:layer="layout" svg:x1="22.179cm" svg:y1="19.304cm" svg:x2="22.179cm" svg:y2="15.748cm">
            <text:p/>
          </draw:line>
        </draw:g>
        <draw:custom-shape draw:style-name="gr28" draw:text-style-name="P8" draw:layer="layout" svg:width="8.128cm" svg:height="1.27cm" svg:x="3.42cm" svg:y="4.524cm">
          <text:p/>
          <draw:enhanced-geometry svg:viewBox="0 0 21600 21600" draw:type="rectangle" draw:enhanced-path="M 0 0 L 21600 0 21600 21600 0 21600 0 0 Z N"/>
        </draw:custom-shape>
        <draw:g>
          <draw:path draw:style-name="gr7" draw:text-style-name="P5" draw:layer="layout" svg:width="3.308cm" svg:height="0.982cm" svg:x="26.162cm" svg:y="14.55cm" svg:viewBox="0 0 3309 983" svg:d="M0 0v983h3309v-983zM2574 0v983z">
            <text:p/>
          </draw:path>
          <draw:line draw:style-name="gr8" draw:text-style-name="P4" draw:layer="layout" svg:x1="29.057cm" svg:y1="15.041cm" svg:x2="31.125cm" svg:y2="15.041cm">
            <text:p/>
          </draw:line>
          <draw:frame draw:style-name="gr18" draw:text-style-name="P6" draw:layer="layout" svg:width="2.008cm" svg:height="1.348cm" svg:x="26.814cm" svg:y="14.4cm">
            <draw:text-box>
              <text:p><text:span text:style-name="T2">5</text:span></text:p>
            </draw:text-box>
          </draw:frame>
        </draw:g>
        <draw:g>
          <draw:frame draw:style-name="gr25" draw:text-style-name="P7" draw:layer="layout" svg:width="3.411cm" svg:height="1.103cm" draw:transform="rotate (1.5707963267949) translate (2.707cm 19.583cm)">
            <draw:text-box>
              <text:p>Tmp</text:p>
            </draw:text-box>
          </draw:frame>
          <draw:line draw:style-name="gr8" draw:text-style-name="P4" draw:layer="layout" svg:x1="3.81cm" svg:y1="19.329cm" svg:x2="3.81cm" svg:y2="15.773cm">
            <text:p/>
          </draw:line>
        </draw:g>
        <draw:line draw:style-name="gr23" draw:text-style-name="P4" draw:layer="layout" svg:x1="19.812cm" svg:y1="3.137cm" svg:x2="10.668cm" svg:y2="3.05cm">
          <text:p/>
        </draw:line>
        <draw:frame draw:style-name="gr22" draw:text-style-name="P7" draw:layer="layout" svg:width="2.794cm" svg:height="1.103cm" svg:x="20.32cm" svg:y="2.541cm">
          <draw:text-box>
            <text:p>True</text:p>
          </draw:text-box>
        </draw:frame>
        <draw:path draw:style-name="gr7" draw:text-style-name="P5" draw:layer="layout" svg:width="3.885cm" svg:height="0.786cm" svg:x="0.762cm" svg:y="14.732cm" svg:viewBox="0 0 3886 787" svg:d="M0 0v787h3886v-787zM3022 0v787z">
          <text:p/>
        </draw:path>
        <draw:line draw:style-name="gr8" draw:text-style-name="P4" draw:layer="layout" svg:x1="4.648cm" svg:y1="14.732cm" svg:x2="4.648cm" svg:y2="13.462cm">
          <text:p/>
        </draw:line>
        <draw:path draw:style-name="gr7" draw:text-style-name="P5" draw:layer="layout" svg:width="3.885cm" svg:height="0.786cm" svg:x="3.81cm" svg:y="12.421cm" svg:viewBox="0 0 3886 787" svg:d="M0 0v787h3886v-787zM3022 0v787z">
          <text:p/>
        </draw:path>
        <draw:line draw:style-name="gr8" draw:text-style-name="P4" draw:layer="layout" svg:x1="7.696cm" svg:y1="12.7cm" svg:x2="8.382cm" svg:y2="14.224cm">
          <text:p/>
        </draw:line>
        <presentation:notes draw:style-name="dp2" presentation:use-date-time-name="dtd1">
          <draw:page-thumbnail draw:style-name="gr4" draw:layer="layout" svg:width="12.292cm" svg:height="10.386cm" svg:x="4.352cm" svg:y="3.104cm" draw:page-number="7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1T32" presentation:use-date-time-name="dtd1">
        <office:forms form:automatic-focus="false" form:apply-design-mode="false"/>
        <draw:frame draw:style-name="gr6" draw:text-style-name="P4" draw:layer="layout" svg:width="22.605cm" svg:height="11.175cm" svg:x="-2.54cm" svg:y="0.255cm">
          <draw:image xlink:href="Pictures/10000000000003B9000001EC8BB7E36777AE239F.png" xlink:type="simple" xlink:show="embed" xlink:actuate="onLoad" loext:mime-type="image/png">
            <text:p/>
          </draw:image>
        </draw:frame>
        <draw:custom-shape draw:style-name="gr2" draw:text-style-name="P1" draw:layer="layout" svg:width="12.7cm" svg:height="3.302cm" svg:x="1.524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.398cm" svg:height="4.064cm" svg:x="1.27cm" svg:y="2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7" draw:text-style-name="P5" draw:layer="layout" svg:width="3.308cm" svg:height="0.982cm" svg:x="5.933cm" svg:y="14.55cm" svg:viewBox="0 0 3309 983" svg:d="M0 0v983h3309v-983zM2574 0v983z">
            <text:p/>
          </draw:path>
          <draw:line draw:style-name="gr8" draw:text-style-name="P4" draw:layer="layout" svg:x1="8.828cm" svg:y1="15.041cm" svg:x2="10.896cm" svg:y2="15.041cm">
            <text:p/>
          </draw:line>
          <draw:frame draw:style-name="gr18" draw:text-style-name="P6" draw:layer="layout" svg:width="2.008cm" svg:height="1.348cm" svg:x="6.585cm" svg:y="14.4cm">
            <draw:text-box>
              <text:p><text:span text:style-name="T2">10</text:span></text:p>
            </draw:text-box>
          </draw:frame>
          <draw:frame draw:style-name="gr29" draw:text-style-name="P6" draw:layer="layout" svg:width="1.246cm" svg:height="1.348cm" svg:x="4.85cm" svg:y="12.114cm">
            <draw:text-box>
              <text:p><text:span text:style-name="T2">5</text:span></text:p>
            </draw:text-box>
          </draw:frame>
        </draw:g>
        <draw:g>
          <draw:path draw:style-name="gr7" draw:text-style-name="P5" draw:layer="layout" svg:width="3.308cm" svg:height="0.982cm" svg:x="11.019cm" svg:y="14.55cm" svg:viewBox="0 0 3309 983" svg:d="M0 0v983h3309v-983zM2574 0v983z">
            <text:p/>
          </draw:path>
          <draw:line draw:style-name="gr8" draw:text-style-name="P4" draw:layer="layout" svg:x1="13.915cm" svg:y1="15.041cm" svg:x2="15.983cm" svg:y2="15.041cm">
            <text:p/>
          </draw:line>
          <draw:frame draw:style-name="gr18" draw:text-style-name="P6" draw:layer="layout" svg:width="1.524cm" svg:height="1.348cm" svg:x="11.327cm" svg:y="14.4cm">
            <draw:text-box>
              <text:p><text:span text:style-name="T2">15</text:span></text:p>
            </draw:text-box>
          </draw:frame>
        </draw:g>
        <draw:g>
          <draw:path draw:style-name="gr7" draw:text-style-name="P5" draw:layer="layout" svg:width="3.308cm" svg:height="0.982cm" svg:x="16.067cm" svg:y="14.55cm" svg:viewBox="0 0 3309 983" svg:d="M0 0v983h3309v-983zM2574 0v983z">
            <text:p/>
          </draw:path>
          <draw:line draw:style-name="gr8" draw:text-style-name="P4" draw:layer="layout" svg:x1="18.963cm" svg:y1="15.041cm" svg:x2="21.031cm" svg:y2="15.041cm">
            <text:p/>
          </draw:line>
          <draw:frame draw:style-name="gr18" draw:text-style-name="P6" draw:layer="layout" svg:width="1.64cm" svg:height="1.348cm" svg:x="16.237cm" svg:y="14.4cm">
            <draw:text-box>
              <text:p><text:span text:style-name="T2">20</text:span></text:p>
            </draw:text-box>
          </draw:frame>
        </draw:g>
        <draw:g>
          <draw:path draw:style-name="gr7" draw:text-style-name="P5" draw:layer="layout" svg:width="3.308cm" svg:height="0.982cm" svg:x="21.076cm" svg:y="14.55cm" svg:viewBox="0 0 3309 983" svg:d="M0 0v983h3309v-983zM2574 0v983z">
            <text:p/>
          </draw:path>
          <draw:line draw:style-name="gr8" draw:text-style-name="P4" draw:layer="layout" svg:x1="23.972cm" svg:y1="15.041cm" svg:x2="26.04cm" svg:y2="15.041cm">
            <text:p/>
          </draw:line>
          <draw:frame draw:style-name="gr18" draw:text-style-name="P6" draw:layer="layout" svg:width="1.457cm" svg:height="1.348cm" svg:x="21.317cm" svg:y="14.4cm">
            <draw:text-box>
              <text:p><text:span text:style-name="T2">25</text:span></text:p>
            </draw:text-box>
          </draw:frame>
        </draw:g>
        <draw:path draw:style-name="gr7" draw:text-style-name="P4" draw:layer="layout" svg:width="0.952cm" svg:height="1.336cm" svg:x="31.242cm" svg:y="14.411cm" svg:viewBox="0 0 953 1337" svg:d="M0 0v1337zM238 223v891zM953 669c0 39-11 78-32 112-21 33-52 62-87 81-37 20-78 30-119 30-42 0-84-10-120-30-36-19-67-48-87-81-21-34-32-73-32-112s11-78 32-112c20-33 51-62 87-82 36-19 78-29 120-29 41 0 82 10 119 29 35 20 66 49 87 82 21 34 32 73 32 112z">
          <text:p/>
        </draw:path>
        <draw:g>
          <draw:frame draw:style-name="gr25" draw:text-style-name="P7" draw:layer="layout" svg:width="3.411cm" svg:height="1.103cm" draw:transform="rotate (1.5707963267949) translate (4.318cm 17.018cm)">
            <draw:text-box>
              <text:p>Primeiro</text:p>
            </draw:text-box>
          </draw:frame>
          <draw:line draw:style-name="gr8" draw:text-style-name="P4" draw:layer="layout" svg:x1="5.421cm" svg:y1="16.764cm" svg:x2="5.421cm" svg:y2="13.208cm">
            <text:p/>
          </draw:line>
        </draw:g>
        <draw:g>
          <draw:frame draw:style-name="gr20" draw:text-style-name="P7" draw:layer="layout" svg:width="2.734cm" svg:height="1.103cm" draw:transform="rotate (1.5707963267949) translate (22.513cm 19.304cm)">
            <draw:text-box>
              <text:p>Fim</text:p>
            </draw:text-box>
          </draw:frame>
          <draw:line draw:style-name="gr8" draw:text-style-name="P4" draw:layer="layout" svg:x1="23.616cm" svg:y1="19.304cm" svg:x2="23.616cm" svg:y2="15.748cm">
            <text:p/>
          </draw:line>
        </draw:g>
        <draw:g>
          <draw:frame draw:style-name="gr20" draw:text-style-name="P7" draw:layer="layout" svg:width="2.734cm" svg:height="1.103cm" draw:transform="rotate (1.5707963267949) translate (21.076cm 19.304cm)">
            <draw:text-box>
              <text:p>Ultimo</text:p>
            </draw:text-box>
          </draw:frame>
          <draw:line draw:style-name="gr8" draw:text-style-name="P4" draw:layer="layout" svg:x1="22.179cm" svg:y1="19.304cm" svg:x2="22.179cm" svg:y2="15.748cm">
            <text:p/>
          </draw:line>
        </draw:g>
        <draw:custom-shape draw:style-name="gr28" draw:text-style-name="P8" draw:layer="layout" svg:width="8.128cm" svg:height="1.27cm" svg:x="3.42cm" svg:y="5.588cm">
          <text:p/>
          <draw:enhanced-geometry svg:viewBox="0 0 21600 21600" draw:type="rectangle" draw:enhanced-path="M 0 0 L 21600 0 21600 21600 0 21600 0 0 Z N"/>
        </draw:custom-shape>
        <draw:g>
          <draw:path draw:style-name="gr7" draw:text-style-name="P5" draw:layer="layout" svg:width="3.308cm" svg:height="0.982cm" svg:x="26.162cm" svg:y="14.55cm" svg:viewBox="0 0 3309 983" svg:d="M0 0v983h3309v-983zM2574 0v983z">
            <text:p/>
          </draw:path>
          <draw:line draw:style-name="gr8" draw:text-style-name="P4" draw:layer="layout" svg:x1="29.057cm" svg:y1="15.041cm" svg:x2="31.125cm" svg:y2="15.041cm">
            <text:p/>
          </draw:line>
          <draw:frame draw:style-name="gr18" draw:text-style-name="P6" draw:layer="layout" svg:width="2.008cm" svg:height="1.348cm" svg:x="26.814cm" svg:y="14.4cm">
            <draw:text-box>
              <text:p><text:span text:style-name="T2">5</text:span></text:p>
            </draw:text-box>
          </draw:frame>
        </draw:g>
        <draw:g>
          <draw:frame draw:style-name="gr25" draw:text-style-name="P7" draw:layer="layout" svg:width="3.411cm" svg:height="1.103cm" draw:transform="rotate (1.5707963267949) translate (0.762cm 20.066cm)">
            <draw:text-box>
              <text:p>Tmp</text:p>
            </draw:text-box>
          </draw:frame>
          <draw:line draw:style-name="gr8" draw:text-style-name="P4" draw:layer="layout" svg:x1="1.865cm" svg:y1="19.812cm" svg:x2="1.865cm" svg:y2="16.256cm">
            <text:p/>
          </draw:line>
        </draw:g>
        <draw:line draw:style-name="gr23" draw:text-style-name="P4" draw:layer="layout" svg:x1="19.812cm" svg:y1="3.137cm" svg:x2="10.668cm" svg:y2="3.05cm">
          <text:p/>
        </draw:line>
        <draw:frame draw:style-name="gr22" draw:text-style-name="P7" draw:layer="layout" svg:width="2.794cm" svg:height="1.103cm" svg:x="20.32cm" svg:y="2.541cm">
          <draw:text-box>
            <text:p>True</text:p>
          </draw:text-box>
        </draw:frame>
        <draw:path draw:style-name="gr7" draw:text-style-name="P5" draw:layer="layout" svg:width="3.885cm" svg:height="0.991cm" svg:x="3.785cm" svg:y="12.192cm" svg:viewBox="0 0 3886 992" svg:d="M0 0v992h3886v-992zM3022 0v992z">
          <text:p/>
        </draw:path>
        <draw:line draw:style-name="gr8" draw:text-style-name="P4" draw:layer="layout" svg:x1="7.671cm" svg:y1="12.676cm" svg:x2="8.357cm" svg:y2="14.2cm">
          <text:p/>
        </draw:line>
        <draw:path draw:style-name="gr7" draw:text-style-name="P5" draw:layer="layout" svg:width="3.377cm" svg:height="0.786cm" svg:x="0.254cm" svg:y="14.853cm" svg:viewBox="0 0 3378 787" svg:d="M0 0v787h3378v-787zM2627 0v787z">
          <text:p/>
        </draw:path>
        <draw:line draw:style-name="gr8" draw:text-style-name="P4" draw:layer="layout" svg:x1="3.632cm" svg:y1="14.853cm" svg:x2="3.785cm" svg:y2="13.184cm">
          <text:p/>
        </draw:line>
        <presentation:notes draw:style-name="dp2" presentation:use-date-time-name="dtd1">
          <draw:page-thumbnail draw:style-name="gr4" draw:layer="layout" svg:width="12.292cm" svg:height="10.386cm" svg:x="4.352cm" svg:y="3.104cm" draw:page-number="8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1T32" presentation:use-date-time-name="dtd1">
        <office:forms form:automatic-focus="false" form:apply-design-mode="false"/>
        <draw:frame draw:style-name="gr6" draw:text-style-name="P4" draw:layer="layout" svg:width="22.605cm" svg:height="11.175cm" svg:x="-2.54cm" svg:y="0.255cm">
          <draw:image xlink:href="Pictures/10000000000003B9000001EC8BB7E36777AE239F.png" xlink:type="simple" xlink:show="embed" xlink:actuate="onLoad" loext:mime-type="image/png">
            <text:p/>
          </draw:image>
        </draw:frame>
        <draw:custom-shape draw:style-name="gr2" draw:text-style-name="P1" draw:layer="layout" svg:width="12.7cm" svg:height="3.302cm" svg:x="1.524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.398cm" svg:height="4.064cm" svg:x="1.27cm" svg:y="2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7" draw:text-style-name="P5" draw:layer="layout" svg:width="3.308cm" svg:height="0.982cm" svg:x="5.933cm" svg:y="14.55cm" svg:viewBox="0 0 3309 983" svg:d="M0 0v983h3309v-983zM2574 0v983z">
            <text:p/>
          </draw:path>
          <draw:line draw:style-name="gr8" draw:text-style-name="P4" draw:layer="layout" svg:x1="8.828cm" svg:y1="15.041cm" svg:x2="10.896cm" svg:y2="15.041cm">
            <text:p/>
          </draw:line>
          <draw:frame draw:style-name="gr18" draw:text-style-name="P6" draw:layer="layout" svg:width="2.008cm" svg:height="1.348cm" svg:x="6.585cm" svg:y="14.4cm">
            <draw:text-box>
              <text:p><text:span text:style-name="T2">10</text:span></text:p>
            </draw:text-box>
          </draw:frame>
        </draw:g>
        <draw:g>
          <draw:path draw:style-name="gr7" draw:text-style-name="P5" draw:layer="layout" svg:width="3.308cm" svg:height="0.982cm" svg:x="11.019cm" svg:y="14.55cm" svg:viewBox="0 0 3309 983" svg:d="M0 0v983h3309v-983zM2574 0v983z">
            <text:p/>
          </draw:path>
          <draw:line draw:style-name="gr8" draw:text-style-name="P4" draw:layer="layout" svg:x1="13.915cm" svg:y1="15.041cm" svg:x2="15.983cm" svg:y2="15.041cm">
            <text:p/>
          </draw:line>
          <draw:frame draw:style-name="gr18" draw:text-style-name="P6" draw:layer="layout" svg:width="1.524cm" svg:height="1.348cm" svg:x="11.327cm" svg:y="14.4cm">
            <draw:text-box>
              <text:p><text:span text:style-name="T2">15</text:span></text:p>
            </draw:text-box>
          </draw:frame>
        </draw:g>
        <draw:g>
          <draw:path draw:style-name="gr7" draw:text-style-name="P5" draw:layer="layout" svg:width="3.308cm" svg:height="0.982cm" svg:x="16.067cm" svg:y="14.55cm" svg:viewBox="0 0 3309 983" svg:d="M0 0v983h3309v-983zM2574 0v983z">
            <text:p/>
          </draw:path>
          <draw:line draw:style-name="gr8" draw:text-style-name="P4" draw:layer="layout" svg:x1="18.963cm" svg:y1="15.041cm" svg:x2="21.031cm" svg:y2="15.041cm">
            <text:p/>
          </draw:line>
          <draw:frame draw:style-name="gr18" draw:text-style-name="P6" draw:layer="layout" svg:width="1.64cm" svg:height="1.348cm" svg:x="16.237cm" svg:y="14.4cm">
            <draw:text-box>
              <text:p><text:span text:style-name="T2">20</text:span></text:p>
            </draw:text-box>
          </draw:frame>
        </draw:g>
        <draw:g>
          <draw:path draw:style-name="gr7" draw:text-style-name="P5" draw:layer="layout" svg:width="3.308cm" svg:height="0.982cm" svg:x="21.076cm" svg:y="14.55cm" svg:viewBox="0 0 3309 983" svg:d="M0 0v983h3309v-983zM2574 0v983z">
            <text:p/>
          </draw:path>
          <draw:line draw:style-name="gr8" draw:text-style-name="P4" draw:layer="layout" svg:x1="23.972cm" svg:y1="15.041cm" svg:x2="26.04cm" svg:y2="15.041cm">
            <text:p/>
          </draw:line>
          <draw:frame draw:style-name="gr18" draw:text-style-name="P6" draw:layer="layout" svg:width="1.457cm" svg:height="1.348cm" svg:x="21.317cm" svg:y="14.4cm">
            <draw:text-box>
              <text:p><text:span text:style-name="T2">25</text:span></text:p>
            </draw:text-box>
          </draw:frame>
        </draw:g>
        <draw:path draw:style-name="gr7" draw:text-style-name="P4" draw:layer="layout" svg:width="0.952cm" svg:height="1.336cm" svg:x="31.242cm" svg:y="14.411cm" svg:viewBox="0 0 953 1337" svg:d="M0 0v1337zM238 223v891zM953 669c0 39-11 78-32 112-21 33-52 62-87 81-37 20-78 30-119 30-42 0-84-10-120-30-36-19-67-48-87-81-21-34-32-73-32-112s11-78 32-112c20-33 51-62 87-82 36-19 78-29 120-29 41 0 82 10 119 29 35 20 66 49 87 82 21 34 32 73 32 112z">
          <text:p/>
        </draw:path>
        <draw:g>
          <draw:frame draw:style-name="gr20" draw:text-style-name="P7" draw:layer="layout" svg:width="2.734cm" svg:height="1.103cm" draw:transform="rotate (1.5707963267949) translate (22.513cm 19.304cm)">
            <draw:text-box>
              <text:p>Fim</text:p>
            </draw:text-box>
          </draw:frame>
          <draw:line draw:style-name="gr8" draw:text-style-name="P4" draw:layer="layout" svg:x1="23.616cm" svg:y1="19.304cm" svg:x2="23.616cm" svg:y2="15.748cm">
            <text:p/>
          </draw:line>
        </draw:g>
        <draw:g>
          <draw:frame draw:style-name="gr20" draw:text-style-name="P7" draw:layer="layout" svg:width="2.734cm" svg:height="1.103cm" draw:transform="rotate (1.5707963267949) translate (21.076cm 19.304cm)">
            <draw:text-box>
              <text:p>Ultimo</text:p>
            </draw:text-box>
          </draw:frame>
          <draw:line draw:style-name="gr8" draw:text-style-name="P4" draw:layer="layout" svg:x1="22.179cm" svg:y1="19.304cm" svg:x2="22.179cm" svg:y2="15.748cm">
            <text:p/>
          </draw:line>
        </draw:g>
        <draw:custom-shape draw:style-name="gr28" draw:text-style-name="P8" draw:layer="layout" svg:width="8.128cm" svg:height="1.27cm" svg:x="3.302cm" svg:y="6.604cm">
          <text:p/>
          <draw:enhanced-geometry svg:viewBox="0 0 21600 21600" draw:type="rectangle" draw:enhanced-path="M 0 0 L 21600 0 21600 21600 0 21600 0 0 Z N"/>
        </draw:custom-shape>
        <draw:g>
          <draw:path draw:style-name="gr7" draw:text-style-name="P5" draw:layer="layout" svg:width="3.308cm" svg:height="0.982cm" svg:x="26.162cm" svg:y="14.55cm" svg:viewBox="0 0 3309 983" svg:d="M0 0v983h3309v-983zM2574 0v983z">
            <text:p/>
          </draw:path>
          <draw:line draw:style-name="gr8" draw:text-style-name="P4" draw:layer="layout" svg:x1="29.057cm" svg:y1="15.041cm" svg:x2="31.125cm" svg:y2="15.041cm">
            <text:p/>
          </draw:line>
          <draw:frame draw:style-name="gr18" draw:text-style-name="P6" draw:layer="layout" svg:width="2.008cm" svg:height="1.348cm" svg:x="26.814cm" svg:y="14.4cm">
            <draw:text-box>
              <text:p><text:span text:style-name="T2">5</text:span></text:p>
            </draw:text-box>
          </draw:frame>
        </draw:g>
        <draw:line draw:style-name="gr23" draw:text-style-name="P4" draw:layer="layout" svg:x1="19.812cm" svg:y1="3.137cm" svg:x2="10.668cm" svg:y2="3.05cm">
          <text:p/>
        </draw:line>
        <draw:frame draw:style-name="gr22" draw:text-style-name="P7" draw:layer="layout" svg:width="2.794cm" svg:height="1.103cm" svg:x="20.32cm" svg:y="2.541cm">
          <draw:text-box>
            <text:p>True</text:p>
          </draw:text-box>
        </draw:frame>
        <draw:g>
          <draw:frame draw:style-name="gr25" draw:text-style-name="P7" draw:layer="layout" svg:width="3.411cm" svg:height="1.103cm" draw:transform="rotate (1.5707963267949) translate (4.294cm 16.993cm)">
            <draw:text-box>
              <text:p>Primeiro</text:p>
            </draw:text-box>
          </draw:frame>
          <draw:line draw:style-name="gr8" draw:text-style-name="P4" draw:layer="layout" svg:x1="5.397cm" svg:y1="16.739cm" svg:x2="5.397cm" svg:y2="13.183cm">
            <text:p/>
          </draw:line>
        </draw:g>
        <draw:g>
          <draw:frame draw:style-name="gr25" draw:text-style-name="P7" draw:layer="layout" svg:width="3.411cm" svg:height="1.103cm" draw:transform="rotate (1.5707963267949) translate (0.738cm 20.041cm)">
            <draw:text-box>
              <text:p>Tmp</text:p>
            </draw:text-box>
          </draw:frame>
          <draw:line draw:style-name="gr8" draw:text-style-name="P4" draw:layer="layout" svg:x1="1.841cm" svg:y1="19.787cm" svg:x2="1.841cm" svg:y2="17.526cm">
            <text:p/>
          </draw:line>
        </draw:g>
        <draw:path draw:style-name="gr7" draw:text-style-name="P5" draw:layer="layout" svg:width="3.885cm" svg:height="0.991cm" svg:x="3.761cm" svg:y="12.167cm" svg:viewBox="0 0 3886 992" svg:d="M0 0v992h3886v-992zM3022 0v992z">
          <text:p/>
        </draw:path>
        <draw:line draw:style-name="gr8" draw:text-style-name="P4" draw:layer="layout" svg:x1="7.647cm" svg:y1="12.651cm" svg:x2="8.333cm" svg:y2="14.175cm">
          <text:p/>
        </draw:line>
        <draw:path draw:style-name="gr7" draw:text-style-name="P5" draw:layer="layout" svg:width="3.377cm" svg:height="0.786cm" svg:x="0.23cm" svg:y="14.828cm" svg:viewBox="0 0 3378 787" svg:d="M0 0v787h3378v-787zM2627 0v787z">
          <text:p/>
        </draw:path>
        <draw:line draw:style-name="gr8" draw:text-style-name="P4" draw:layer="layout" svg:x1="3.608cm" svg:y1="14.828cm" svg:x2="2.54cm" svg:y2="13.208cm">
          <text:p/>
        </draw:line>
        <draw:frame draw:style-name="gr29" draw:text-style-name="P6" draw:layer="layout" svg:width="1.246cm" svg:height="1.348cm" svg:x="4.85cm" svg:y="12.114cm">
          <draw:text-box>
            <text:p><text:span text:style-name="T2">5</text:span></text:p>
          </draw:text-box>
        </draw:frame>
        <draw:path draw:style-name="gr7" draw:text-style-name="P4" draw:layer="layout" svg:width="0.952cm" svg:height="1.336cm" draw:transform="rotate (2.2453660826907) translate (1.92875889591255cm 13.4928925893534cm)" svg:viewBox="0 0 953 1337" svg:d="M0 0v1337zM238 223v891zM953 669c0 39-11 78-32 112-21 33-52 62-87 81-37 20-78 30-119 30-42 0-84-10-120-30-36-19-67-48-87-81-21-34-32-73-32-112s11-78 32-112c20-33 51-62 87-82 36-19 78-29 120-29 41 0 82 10 119 29 35 20 66 49 87 82 21 34 32 73 32 112z">
          <text:p/>
        </draw:path>
        <draw:path draw:style-name="gr7" draw:text-style-name="P4" draw:layer="layout" svg:width="0.952cm" svg:height="1.336cm" draw:transform="rotate (1.5707963267949) translate (1.20273363268337cm 17.3088757672184cm)" svg:viewBox="0 0 953 1337" svg:d="M0 0v1337zM238 223v891zM953 669c0 39-11 78-32 112-21 33-52 62-87 81-37 20-78 30-119 30-42 0-84-10-120-30-36-19-67-48-87-81-21-34-32-73-32-112s11-78 32-112c20-33 51-62 87-82 36-19 78-29 120-29 41 0 82 10 119 29 35 20 66 49 87 82 21 34 32 73 32 112z">
          <text:p/>
        </draw:path>
        <presentation:notes draw:style-name="dp2" presentation:use-date-time-name="dtd1">
          <draw:page-thumbnail draw:style-name="gr4" draw:layer="layout" svg:width="12.292cm" svg:height="10.386cm" svg:x="4.352cm" svg:y="3.104cm" draw:page-number="9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1T32" presentation:use-date-time-name="dtd1">
        <office:forms form:automatic-focus="false" form:apply-design-mode="false"/>
        <draw:frame draw:style-name="gr6" draw:text-style-name="P4" draw:layer="layout" svg:width="22.605cm" svg:height="11.175cm" svg:x="-2.54cm" svg:y="0.255cm">
          <draw:image xlink:href="Pictures/10000000000003B9000001EC8BB7E36777AE239F.png" xlink:type="simple" xlink:show="embed" xlink:actuate="onLoad" loext:mime-type="image/png">
            <text:p/>
          </draw:image>
        </draw:frame>
        <draw:custom-shape draw:style-name="gr2" draw:text-style-name="P1" draw:layer="layout" svg:width="12.7cm" svg:height="3.302cm" svg:x="1.524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.398cm" svg:height="4.064cm" svg:x="1.27cm" svg:y="2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8" draw:layer="layout" svg:width="8.128cm" svg:height="1.27cm" svg:x="3.302cm" svg:y="7.874cm">
          <text:p/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9.812cm" svg:y1="3.137cm" svg:x2="10.668cm" svg:y2="3.05cm">
          <text:p/>
        </draw:line>
        <draw:frame draw:style-name="gr22" draw:text-style-name="P7" draw:layer="layout" svg:width="2.794cm" svg:height="1.103cm" svg:x="20.32cm" svg:y="2.541cm">
          <draw:text-box>
            <text:p>True</text:p>
          </draw:text-box>
        </draw:frame>
        <draw:g>
          <draw:path draw:style-name="gr7" draw:text-style-name="P5" draw:layer="layout" svg:width="3.308cm" svg:height="0.982cm" svg:x="5.959cm" svg:y="14.551cm" svg:viewBox="0 0 3309 983" svg:d="M0 0v983h3309v-983zM2574 0v983z">
            <text:p/>
          </draw:path>
          <draw:line draw:style-name="gr8" draw:text-style-name="P4" draw:layer="layout" svg:x1="8.854cm" svg:y1="15.042cm" svg:x2="10.922cm" svg:y2="15.042cm">
            <text:p/>
          </draw:line>
          <draw:frame draw:style-name="gr18" draw:text-style-name="P6" draw:layer="layout" svg:width="2.008cm" svg:height="1.348cm" svg:x="6.611cm" svg:y="14.401cm">
            <draw:text-box>
              <text:p><text:span text:style-name="T2">10</text:span></text:p>
            </draw:text-box>
          </draw:frame>
        </draw:g>
        <draw:g>
          <draw:path draw:style-name="gr7" draw:text-style-name="P5" draw:layer="layout" svg:width="3.308cm" svg:height="0.982cm" svg:x="11.045cm" svg:y="14.551cm" svg:viewBox="0 0 3309 983" svg:d="M0 0v983h3309v-983zM2574 0v983z">
            <text:p/>
          </draw:path>
          <draw:line draw:style-name="gr8" draw:text-style-name="P4" draw:layer="layout" svg:x1="13.941cm" svg:y1="15.042cm" svg:x2="16.009cm" svg:y2="15.042cm">
            <text:p/>
          </draw:line>
          <draw:frame draw:style-name="gr18" draw:text-style-name="P6" draw:layer="layout" svg:width="1.524cm" svg:height="1.348cm" svg:x="11.353cm" svg:y="14.401cm">
            <draw:text-box>
              <text:p><text:span text:style-name="T2">15</text:span></text:p>
            </draw:text-box>
          </draw:frame>
        </draw:g>
        <draw:g>
          <draw:path draw:style-name="gr7" draw:text-style-name="P5" draw:layer="layout" svg:width="3.308cm" svg:height="0.982cm" svg:x="16.093cm" svg:y="14.551cm" svg:viewBox="0 0 3309 983" svg:d="M0 0v983h3309v-983zM2574 0v983z">
            <text:p/>
          </draw:path>
          <draw:line draw:style-name="gr8" draw:text-style-name="P4" draw:layer="layout" svg:x1="18.989cm" svg:y1="15.042cm" svg:x2="21.057cm" svg:y2="15.042cm">
            <text:p/>
          </draw:line>
          <draw:frame draw:style-name="gr18" draw:text-style-name="P6" draw:layer="layout" svg:width="1.64cm" svg:height="1.348cm" svg:x="16.263cm" svg:y="14.401cm">
            <draw:text-box>
              <text:p><text:span text:style-name="T2">20</text:span></text:p>
            </draw:text-box>
          </draw:frame>
        </draw:g>
        <draw:g>
          <draw:path draw:style-name="gr7" draw:text-style-name="P5" draw:layer="layout" svg:width="3.308cm" svg:height="0.982cm" svg:x="21.102cm" svg:y="14.551cm" svg:viewBox="0 0 3309 983" svg:d="M0 0v983h3309v-983zM2574 0v983z">
            <text:p/>
          </draw:path>
          <draw:line draw:style-name="gr8" draw:text-style-name="P4" draw:layer="layout" svg:x1="23.998cm" svg:y1="15.042cm" svg:x2="26.066cm" svg:y2="15.042cm">
            <text:p/>
          </draw:line>
          <draw:frame draw:style-name="gr18" draw:text-style-name="P6" draw:layer="layout" svg:width="1.457cm" svg:height="1.348cm" svg:x="21.343cm" svg:y="14.401cm">
            <draw:text-box>
              <text:p><text:span text:style-name="T2">25</text:span></text:p>
            </draw:text-box>
          </draw:frame>
        </draw:g>
        <draw:path draw:style-name="gr7" draw:text-style-name="P4" draw:layer="layout" svg:width="0.952cm" svg:height="1.336cm" svg:x="31.268cm" svg:y="14.412cm" svg:viewBox="0 0 953 1337" svg:d="M0 0v1337zM238 223v891zM953 669c0 39-11 78-32 112-21 33-52 62-87 81-37 20-78 30-119 30-42 0-84-10-120-30-36-19-67-48-87-81-21-34-32-73-32-112s11-78 32-112c20-33 51-62 87-82 36-19 78-29 120-29 41 0 82 10 119 29 35 20 66 49 87 82 21 34 32 73 32 112z">
          <text:p/>
        </draw:path>
        <draw:g>
          <draw:frame draw:style-name="gr20" draw:text-style-name="P7" draw:layer="layout" svg:width="2.734cm" svg:height="1.103cm" draw:transform="rotate (1.5707963267949) translate (22.539cm 19.305cm)">
            <draw:text-box>
              <text:p>Fim</text:p>
            </draw:text-box>
          </draw:frame>
          <draw:line draw:style-name="gr8" draw:text-style-name="P4" draw:layer="layout" svg:x1="23.642cm" svg:y1="19.305cm" svg:x2="23.642cm" svg:y2="15.749cm">
            <text:p/>
          </draw:line>
        </draw:g>
        <draw:g>
          <draw:frame draw:style-name="gr30" draw:text-style-name="P7" draw:layer="layout" svg:width="2.734cm" svg:height="1.103cm" draw:transform="rotate (1.5707963267949) translate (26.924cm 19.305cm)">
            <draw:text-box>
              <text:p>Ultimo</text:p>
            </draw:text-box>
          </draw:frame>
          <draw:line draw:style-name="gr8" draw:text-style-name="P4" draw:layer="layout" svg:x1="27.846cm" svg:y1="19.305cm" svg:x2="27.846cm" svg:y2="15.749cm">
            <text:p/>
          </draw:line>
        </draw:g>
        <draw:g>
          <draw:path draw:style-name="gr7" draw:text-style-name="P5" draw:layer="layout" svg:width="3.308cm" svg:height="0.982cm" svg:x="26.188cm" svg:y="14.551cm" svg:viewBox="0 0 3309 983" svg:d="M0 0v983h3309v-983zM2574 0v983z">
            <text:p/>
          </draw:path>
          <draw:line draw:style-name="gr8" draw:text-style-name="P4" draw:layer="layout" svg:x1="29.083cm" svg:y1="15.042cm" svg:x2="31.151cm" svg:y2="15.042cm">
            <text:p/>
          </draw:line>
          <draw:frame draw:style-name="gr18" draw:text-style-name="P6" draw:layer="layout" svg:width="2.008cm" svg:height="1.348cm" svg:x="26.84cm" svg:y="14.401cm">
            <draw:text-box>
              <text:p><text:span text:style-name="T2">5</text:span></text:p>
            </draw:text-box>
          </draw:frame>
        </draw:g>
        <draw:g>
          <draw:frame draw:style-name="gr25" draw:text-style-name="P7" draw:layer="layout" svg:width="3.411cm" svg:height="1.103cm" draw:transform="rotate (1.5707963267949) translate (4.32cm 16.994cm)">
            <draw:text-box>
              <text:p>Primeiro</text:p>
            </draw:text-box>
          </draw:frame>
          <draw:line draw:style-name="gr8" draw:text-style-name="P4" draw:layer="layout" svg:x1="5.423cm" svg:y1="16.74cm" svg:x2="5.423cm" svg:y2="13.184cm">
            <text:p/>
          </draw:line>
        </draw:g>
        <draw:path draw:style-name="gr7" draw:text-style-name="P5" draw:layer="layout" svg:width="3.885cm" svg:height="0.991cm" svg:x="3.787cm" svg:y="12.168cm" svg:viewBox="0 0 3886 992" svg:d="M0 0v992h3886v-992zM3022 0v992z">
          <text:p/>
        </draw:path>
        <draw:line draw:style-name="gr8" draw:text-style-name="P4" draw:layer="layout" svg:x1="7.673cm" svg:y1="12.652cm" svg:x2="8.359cm" svg:y2="14.176cm">
          <text:p/>
        </draw:line>
        <draw:frame draw:style-name="gr29" draw:text-style-name="P6" draw:layer="layout" svg:width="1.246cm" svg:height="1.348cm" svg:x="4.876cm" svg:y="12.115cm">
          <draw:text-box>
            <text:p><text:span text:style-name="T2">5</text:span></text:p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10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1T32" presentation:use-date-time-name="dtd1">
        <office:forms form:automatic-focus="false" form:apply-design-mode="false"/>
        <draw:frame draw:style-name="gr6" draw:text-style-name="P4" draw:layer="layout" svg:width="22.605cm" svg:height="11.175cm" svg:x="-2.54cm" svg:y="0.255cm">
          <draw:image xlink:href="Pictures/10000000000003B9000001EC8BB7E36777AE239F.png" xlink:type="simple" xlink:show="embed" xlink:actuate="onLoad" loext:mime-type="image/png">
            <text:p/>
          </draw:image>
        </draw:frame>
        <draw:custom-shape draw:style-name="gr2" draw:text-style-name="P1" draw:layer="layout" svg:width="12.7cm" svg:height="3.302cm" svg:x="1.524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.398cm" svg:height="4.064cm" svg:x="1.27cm" svg:y="2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8" draw:layer="layout" svg:width="8.128cm" svg:height="1.27cm" svg:x="1.778cm" svg:y="2.54cm">
          <text:p/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9.812cm" svg:y1="3.136cm" svg:x2="10.668cm" svg:y2="3.049cm">
          <text:p/>
        </draw:line>
        <draw:frame draw:style-name="gr22" draw:text-style-name="P7" draw:layer="layout" svg:width="2.794cm" svg:height="1.103cm" svg:x="20.32cm" svg:y="2.541cm">
          <draw:text-box>
            <text:p>True</text:p>
          </draw:text-box>
        </draw:frame>
        <draw:g>
          <draw:path draw:style-name="gr7" draw:text-style-name="P5" draw:layer="layout" svg:width="3.308cm" svg:height="0.982cm" svg:x="5.96cm" svg:y="14.576cm" svg:viewBox="0 0 3309 983" svg:d="M0 0v983h3309v-983zM2574 0v983z">
            <text:p/>
          </draw:path>
          <draw:line draw:style-name="gr8" draw:text-style-name="P4" draw:layer="layout" svg:x1="8.855cm" svg:y1="15.067cm" svg:x2="10.923cm" svg:y2="15.067cm">
            <text:p/>
          </draw:line>
          <draw:frame draw:style-name="gr18" draw:text-style-name="P6" draw:layer="layout" svg:width="2.008cm" svg:height="1.348cm" svg:x="6.612cm" svg:y="14.426cm">
            <draw:text-box>
              <text:p><text:span text:style-name="T2">10</text:span></text:p>
            </draw:text-box>
          </draw:frame>
        </draw:g>
        <draw:g>
          <draw:path draw:style-name="gr7" draw:text-style-name="P5" draw:layer="layout" svg:width="3.308cm" svg:height="0.982cm" svg:x="11.046cm" svg:y="14.576cm" svg:viewBox="0 0 3309 983" svg:d="M0 0v983h3309v-983zM2574 0v983z">
            <text:p/>
          </draw:path>
          <draw:line draw:style-name="gr8" draw:text-style-name="P4" draw:layer="layout" svg:x1="13.942cm" svg:y1="15.067cm" svg:x2="16.01cm" svg:y2="15.067cm">
            <text:p/>
          </draw:line>
          <draw:frame draw:style-name="gr18" draw:text-style-name="P6" draw:layer="layout" svg:width="1.524cm" svg:height="1.348cm" svg:x="11.354cm" svg:y="14.426cm">
            <draw:text-box>
              <text:p><text:span text:style-name="T2">15</text:span></text:p>
            </draw:text-box>
          </draw:frame>
        </draw:g>
        <draw:g>
          <draw:path draw:style-name="gr7" draw:text-style-name="P5" draw:layer="layout" svg:width="3.308cm" svg:height="0.982cm" svg:x="16.094cm" svg:y="14.576cm" svg:viewBox="0 0 3309 983" svg:d="M0 0v983h3309v-983zM2574 0v983z">
            <text:p/>
          </draw:path>
          <draw:line draw:style-name="gr8" draw:text-style-name="P4" draw:layer="layout" svg:x1="18.99cm" svg:y1="15.067cm" svg:x2="21.058cm" svg:y2="15.067cm">
            <text:p/>
          </draw:line>
          <draw:frame draw:style-name="gr18" draw:text-style-name="P6" draw:layer="layout" svg:width="1.64cm" svg:height="1.348cm" svg:x="16.264cm" svg:y="14.426cm">
            <draw:text-box>
              <text:p><text:span text:style-name="T2">20</text:span></text:p>
            </draw:text-box>
          </draw:frame>
        </draw:g>
        <draw:g>
          <draw:path draw:style-name="gr7" draw:text-style-name="P5" draw:layer="layout" svg:width="3.308cm" svg:height="0.982cm" svg:x="21.103cm" svg:y="14.576cm" svg:viewBox="0 0 3309 983" svg:d="M0 0v983h3309v-983zM2574 0v983z">
            <text:p/>
          </draw:path>
          <draw:line draw:style-name="gr8" draw:text-style-name="P4" draw:layer="layout" svg:x1="23.999cm" svg:y1="15.067cm" svg:x2="26.067cm" svg:y2="15.067cm">
            <text:p/>
          </draw:line>
          <draw:frame draw:style-name="gr18" draw:text-style-name="P6" draw:layer="layout" svg:width="1.457cm" svg:height="1.348cm" svg:x="21.344cm" svg:y="14.426cm">
            <draw:text-box>
              <text:p><text:span text:style-name="T2">25</text:span></text:p>
            </draw:text-box>
          </draw:frame>
        </draw:g>
        <draw:path draw:style-name="gr7" draw:text-style-name="P4" draw:layer="layout" svg:width="0.952cm" svg:height="1.336cm" svg:x="31.269cm" svg:y="14.437cm" svg:viewBox="0 0 953 1337" svg:d="M0 0v1337zM238 223v891zM953 669c0 39-11 78-32 112-21 33-52 62-87 81-37 20-78 30-119 30-42 0-84-10-120-30-36-19-67-48-87-81-21-34-32-73-32-112s11-78 32-112c20-33 51-62 87-82 36-19 78-29 120-29 41 0 82 10 119 29 35 20 66 49 87 82 21 34 32 73 32 112z">
          <text:p/>
        </draw:path>
        <draw:g>
          <draw:frame draw:style-name="gr20" draw:text-style-name="P7" draw:layer="layout" svg:width="2.734cm" svg:height="1.103cm" draw:transform="rotate (1.5707963267949) translate (22.54cm 19.33cm)">
            <draw:text-box>
              <text:p>Fim</text:p>
            </draw:text-box>
          </draw:frame>
          <draw:line draw:style-name="gr8" draw:text-style-name="P4" draw:layer="layout" svg:x1="23.643cm" svg:y1="19.33cm" svg:x2="23.643cm" svg:y2="15.774cm">
            <text:p/>
          </draw:line>
        </draw:g>
        <draw:g>
          <draw:frame draw:style-name="gr30" draw:text-style-name="P7" draw:layer="layout" svg:width="2.734cm" svg:height="1.103cm" draw:transform="rotate (1.5707963267949) translate (26.925cm 19.33cm)">
            <draw:text-box>
              <text:p>Ultimo</text:p>
            </draw:text-box>
          </draw:frame>
          <draw:line draw:style-name="gr8" draw:text-style-name="P4" draw:layer="layout" svg:x1="27.847cm" svg:y1="19.33cm" svg:x2="27.847cm" svg:y2="15.774cm">
            <text:p/>
          </draw:line>
        </draw:g>
        <draw:g>
          <draw:path draw:style-name="gr7" draw:text-style-name="P5" draw:layer="layout" svg:width="3.308cm" svg:height="0.982cm" svg:x="26.189cm" svg:y="14.576cm" svg:viewBox="0 0 3309 983" svg:d="M0 0v983h3309v-983zM2574 0v983z">
            <text:p/>
          </draw:path>
          <draw:line draw:style-name="gr8" draw:text-style-name="P4" draw:layer="layout" svg:x1="29.084cm" svg:y1="15.067cm" svg:x2="31.152cm" svg:y2="15.067cm">
            <text:p/>
          </draw:line>
          <draw:frame draw:style-name="gr18" draw:text-style-name="P6" draw:layer="layout" svg:width="2.008cm" svg:height="1.348cm" svg:x="26.841cm" svg:y="14.426cm">
            <draw:text-box>
              <text:p><text:span text:style-name="T2">5</text:span></text:p>
            </draw:text-box>
          </draw:frame>
        </draw:g>
        <draw:g>
          <draw:frame draw:style-name="gr25" draw:text-style-name="P7" draw:layer="layout" svg:width="3.411cm" svg:height="1.103cm" draw:transform="rotate (1.5707963267949) translate (4.321cm 17.019cm)">
            <draw:text-box>
              <text:p>Primeiro</text:p>
            </draw:text-box>
          </draw:frame>
          <draw:line draw:style-name="gr8" draw:text-style-name="P4" draw:layer="layout" svg:x1="5.424cm" svg:y1="16.765cm" svg:x2="5.424cm" svg:y2="13.209cm">
            <text:p/>
          </draw:line>
        </draw:g>
        <draw:path draw:style-name="gr7" draw:text-style-name="P5" draw:layer="layout" svg:width="3.885cm" svg:height="0.991cm" svg:x="3.788cm" svg:y="12.193cm" svg:viewBox="0 0 3886 992" svg:d="M0 0v992h3886v-992zM3022 0v992z">
          <text:p/>
        </draw:path>
        <draw:line draw:style-name="gr8" draw:text-style-name="P4" draw:layer="layout" svg:x1="7.674cm" svg:y1="12.677cm" svg:x2="8.36cm" svg:y2="14.201cm">
          <text:p/>
        </draw:line>
        <draw:frame draw:style-name="gr29" draw:text-style-name="P6" draw:layer="layout" svg:width="1.246cm" svg:height="1.348cm" svg:x="4.877cm" svg:y="12.14cm">
          <draw:text-box>
            <text:p><text:span text:style-name="T2">5</text:span></text:p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11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1T32" presentation:use-date-time-name="dtd1">
        <office:forms form:automatic-focus="false" form:apply-design-mode="false"/>
        <draw:frame draw:style-name="gr6" draw:text-style-name="P4" draw:layer="layout" svg:width="22.605cm" svg:height="11.175cm" svg:x="-2.54cm" svg:y="0.255cm">
          <draw:image xlink:href="Pictures/10000000000003B9000001EC8BB7E36777AE239F.png" xlink:type="simple" xlink:show="embed" xlink:actuate="onLoad" loext:mime-type="image/png">
            <text:p/>
          </draw:image>
        </draw:frame>
        <draw:custom-shape draw:style-name="gr2" draw:text-style-name="P1" draw:layer="layout" svg:width="12.7cm" svg:height="3.302cm" svg:x="1.524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.398cm" svg:height="4.064cm" svg:x="1.27cm" svg:y="2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8" draw:layer="layout" svg:width="16.51cm" svg:height="1.27cm" svg:x="3.302cm" svg:y="3.556cm">
          <text:p/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9.812cm" svg:y1="3.136cm" svg:x2="10.668cm" svg:y2="3.049cm">
          <text:p/>
        </draw:line>
        <draw:frame draw:style-name="gr22" draw:text-style-name="P7" draw:layer="layout" svg:width="2.794cm" svg:height="1.103cm" svg:x="20.32cm" svg:y="2.541cm">
          <draw:text-box>
            <text:p>True</text:p>
          </draw:text-box>
        </draw:frame>
        <draw:g>
          <draw:path draw:style-name="gr7" draw:text-style-name="P5" draw:layer="layout" svg:width="3.308cm" svg:height="0.982cm" svg:x="2.694cm" svg:y="14.804cm" svg:viewBox="0 0 3309 983" svg:d="M0 0v983h3309v-983zM2574 0v983z">
            <text:p/>
          </draw:path>
          <draw:line draw:style-name="gr8" draw:text-style-name="P4" draw:layer="layout" svg:x1="5.589cm" svg:y1="15.295cm" svg:x2="7.657cm" svg:y2="15.295cm">
            <text:p/>
          </draw:line>
          <draw:frame draw:style-name="gr18" draw:text-style-name="P6" draw:layer="layout" svg:width="2.008cm" svg:height="1.348cm" svg:x="3.346cm" svg:y="14.654cm">
            <draw:text-box>
              <text:p><text:span text:style-name="T2">10</text:span></text:p>
            </draw:text-box>
          </draw:frame>
        </draw:g>
        <draw:g>
          <draw:path draw:style-name="gr7" draw:text-style-name="P5" draw:layer="layout" svg:width="3.308cm" svg:height="0.982cm" svg:x="7.78cm" svg:y="14.804cm" svg:viewBox="0 0 3309 983" svg:d="M0 0v983h3309v-983zM2574 0v983z">
            <text:p/>
          </draw:path>
          <draw:line draw:style-name="gr8" draw:text-style-name="P4" draw:layer="layout" svg:x1="10.676cm" svg:y1="15.295cm" svg:x2="12.744cm" svg:y2="15.295cm">
            <text:p/>
          </draw:line>
          <draw:frame draw:style-name="gr18" draw:text-style-name="P6" draw:layer="layout" svg:width="1.524cm" svg:height="1.348cm" svg:x="8.088cm" svg:y="14.654cm">
            <draw:text-box>
              <text:p><text:span text:style-name="T2">15</text:span></text:p>
            </draw:text-box>
          </draw:frame>
        </draw:g>
        <draw:g>
          <draw:path draw:style-name="gr7" draw:text-style-name="P5" draw:layer="layout" svg:width="3.308cm" svg:height="0.982cm" svg:x="12.828cm" svg:y="14.804cm" svg:viewBox="0 0 3309 983" svg:d="M0 0v983h3309v-983zM2574 0v983z">
            <text:p/>
          </draw:path>
          <draw:line draw:style-name="gr8" draw:text-style-name="P4" draw:layer="layout" svg:x1="15.724cm" svg:y1="15.295cm" svg:x2="17.792cm" svg:y2="15.295cm">
            <text:p/>
          </draw:line>
          <draw:frame draw:style-name="gr18" draw:text-style-name="P6" draw:layer="layout" svg:width="1.64cm" svg:height="1.348cm" svg:x="12.998cm" svg:y="14.654cm">
            <draw:text-box>
              <text:p><text:span text:style-name="T2">20</text:span></text:p>
            </draw:text-box>
          </draw:frame>
        </draw:g>
        <draw:g>
          <draw:path draw:style-name="gr7" draw:text-style-name="P5" draw:layer="layout" svg:width="3.308cm" svg:height="0.982cm" svg:x="17.837cm" svg:y="14.804cm" svg:viewBox="0 0 3309 983" svg:d="M0 0v983h3309v-983zM2574 0v983z">
            <text:p/>
          </draw:path>
          <draw:line draw:style-name="gr8" draw:text-style-name="P4" draw:layer="layout" svg:x1="20.733cm" svg:y1="15.295cm" svg:x2="22.801cm" svg:y2="15.295cm">
            <text:p/>
          </draw:line>
          <draw:frame draw:style-name="gr18" draw:text-style-name="P6" draw:layer="layout" svg:width="1.457cm" svg:height="1.348cm" svg:x="18.078cm" svg:y="14.654cm">
            <draw:text-box>
              <text:p><text:span text:style-name="T2">25</text:span></text:p>
            </draw:text-box>
          </draw:frame>
        </draw:g>
        <draw:g>
          <draw:frame draw:style-name="gr20" draw:text-style-name="P7" draw:layer="layout" svg:width="2.734cm" svg:height="1.103cm" draw:transform="rotate (1.5707963267949) translate (19.274cm 19.558cm)">
            <draw:text-box>
              <text:p>Fim</text:p>
            </draw:text-box>
          </draw:frame>
          <draw:line draw:style-name="gr8" draw:text-style-name="P4" draw:layer="layout" svg:x1="20.377cm" svg:y1="19.558cm" svg:x2="20.377cm" svg:y2="16.002cm">
            <text:p/>
          </draw:line>
        </draw:g>
        <draw:g>
          <draw:frame draw:style-name="gr30" draw:text-style-name="P7" draw:layer="layout" svg:width="2.734cm" svg:height="1.103cm" draw:transform="rotate (1.5707963267949) translate (23.659cm 19.558cm)">
            <draw:text-box>
              <text:p>Ultimo</text:p>
            </draw:text-box>
          </draw:frame>
          <draw:line draw:style-name="gr8" draw:text-style-name="P4" draw:layer="layout" svg:x1="24.581cm" svg:y1="19.558cm" svg:x2="24.581cm" svg:y2="16.002cm">
            <text:p/>
          </draw:line>
        </draw:g>
        <draw:g>
          <draw:path draw:style-name="gr7" draw:text-style-name="P5" draw:layer="layout" svg:width="2.497cm" svg:height="0.982cm" svg:x="22.923cm" svg:y="14.804cm" svg:viewBox="0 0 2498 983" svg:d="M0 0v983h2498v-983zM1943 0v983z">
            <text:p/>
          </draw:path>
          <draw:line draw:style-name="gr8" draw:text-style-name="P4" draw:layer="layout" svg:x1="25.109cm" svg:y1="15.295cm" svg:x2="26.67cm" svg:y2="15.295cm">
            <text:p/>
          </draw:line>
          <draw:frame draw:style-name="gr18" draw:text-style-name="P6" draw:layer="layout" svg:width="1.516cm" svg:height="1.348cm" svg:x="23.415cm" svg:y="14.654cm">
            <draw:text-box>
              <text:p><text:span text:style-name="T2">5</text:span></text:p>
            </draw:text-box>
          </draw:frame>
        </draw:g>
        <draw:g>
          <draw:frame draw:style-name="gr25" draw:text-style-name="P7" draw:layer="layout" svg:width="3.411cm" svg:height="1.103cm" draw:transform="rotate (1.5707963267949) translate (1.055cm 17.247cm)">
            <draw:text-box>
              <text:p>Primeiro</text:p>
            </draw:text-box>
          </draw:frame>
          <draw:line draw:style-name="gr8" draw:text-style-name="P4" draw:layer="layout" svg:x1="2.158cm" svg:y1="16.993cm" svg:x2="2.158cm" svg:y2="13.437cm">
            <text:p/>
          </draw:line>
        </draw:g>
        <draw:path draw:style-name="gr7" draw:text-style-name="P5" draw:layer="layout" svg:width="3.885cm" svg:height="0.991cm" svg:x="0.522cm" svg:y="12.421cm" svg:viewBox="0 0 3886 992" svg:d="M0 0v992h3886v-992zM3022 0v992z">
          <text:p/>
        </draw:path>
        <draw:line draw:style-name="gr8" draw:text-style-name="P4" draw:layer="layout" svg:x1="4.408cm" svg:y1="12.905cm" svg:x2="5.094cm" svg:y2="14.429cm">
          <text:p/>
        </draw:line>
        <draw:frame draw:style-name="gr29" draw:text-style-name="P6" draw:layer="layout" svg:width="1.246cm" svg:height="1.348cm" svg:x="1.611cm" svg:y="12.368cm">
          <draw:text-box>
            <text:p><text:span text:style-name="T2">5</text:span></text:p>
          </draw:text-box>
        </draw:frame>
        <draw:g>
          <draw:path draw:style-name="gr7" draw:text-style-name="P5" draw:layer="layout" svg:width="2.461cm" svg:height="0.982cm" svg:x="26.826cm" svg:y="14.778cm" svg:viewBox="0 0 2462 983" svg:d="M0 0v983h2462v-983zM1915 0v983z">
            <text:p/>
          </draw:path>
          <draw:line draw:style-name="gr8" draw:text-style-name="P4" draw:layer="layout" svg:x1="28.98cm" svg:y1="15.269cm" svg:x2="30.519cm" svg:y2="15.269cm">
            <text:p/>
          </draw:line>
          <draw:frame draw:style-name="gr18" draw:text-style-name="P6" draw:layer="layout" svg:width="1.494cm" svg:height="1.348cm" svg:x="27.311cm" svg:y="14.628cm">
            <draw:text-box>
              <text:p><text:span text:style-name="T2">10</text:span></text:p>
            </draw:text-box>
          </draw:frame>
        </draw:g>
        <draw:path draw:style-name="gr7" draw:text-style-name="P4" draw:layer="layout" svg:width="0.952cm" svg:height="1.336cm" svg:x="30.797cm" svg:y="14.665cm" svg:viewBox="0 0 953 1337" svg:d="M0 0v1337zM238 223v891zM953 669c0 39-11 78-32 112-21 33-52 62-87 81-37 20-78 30-119 30-42 0-84-10-120-30-36-19-67-48-87-81-21-34-32-73-32-112s11-78 32-112c20-33 51-62 87-82 36-19 78-29 120-29 41 0 82 10 119 29 35 20 66 49 87 82 21 34 32 73 32 112z">
          <text:p/>
        </draw:path>
        <presentation:notes draw:style-name="dp2" presentation:use-date-time-name="dtd1">
          <draw:page-thumbnail draw:style-name="gr4" draw:layer="layout" svg:width="12.292cm" svg:height="10.386cm" svg:x="4.352cm" svg:y="3.104cm" draw:page-number="12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1T32" presentation:use-date-time-name="dtd1">
        <office:forms form:automatic-focus="false" form:apply-design-mode="false"/>
        <draw:frame draw:style-name="gr6" draw:text-style-name="P4" draw:layer="layout" svg:width="22.605cm" svg:height="11.175cm" svg:x="-2.54cm" svg:y="0.255cm">
          <draw:image xlink:href="Pictures/10000000000003B9000001EC8BB7E36777AE239F.png" xlink:type="simple" xlink:show="embed" xlink:actuate="onLoad" loext:mime-type="image/png">
            <text:p/>
          </draw:image>
        </draw:frame>
        <draw:custom-shape draw:style-name="gr2" draw:text-style-name="P1" draw:layer="layout" svg:width="12.7cm" svg:height="3.302cm" svg:x="1.524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.398cm" svg:height="4.064cm" svg:x="1.27cm" svg:y="2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8" draw:layer="layout" svg:width="7.874cm" svg:height="1.27cm" svg:x="3.302cm" svg:y="4.572cm">
          <text:p/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9.812cm" svg:y1="3.136cm" svg:x2="10.668cm" svg:y2="3.049cm">
          <text:p/>
        </draw:line>
        <draw:g>
          <draw:frame draw:style-name="gr25" draw:text-style-name="P7" draw:layer="layout" svg:width="3.411cm" svg:height="1.103cm" draw:transform="rotate (1.5707963267949) translate (0.929cm 17.526cm)">
            <draw:text-box>
              <text:p>Tmp</text:p>
            </draw:text-box>
          </draw:frame>
          <draw:line draw:style-name="gr8" draw:text-style-name="P4" draw:layer="layout" svg:x1="2.032cm" svg:y1="17.272cm" svg:x2="2.032cm" svg:y2="13.716cm">
            <text:p/>
          </draw:line>
        </draw:g>
        <draw:frame draw:style-name="gr22" draw:text-style-name="P7" draw:layer="layout" svg:width="2.794cm" svg:height="1.103cm" svg:x="20.32cm" svg:y="2.541cm">
          <draw:text-box>
            <text:p>True</text:p>
          </draw:text-box>
        </draw:frame>
        <draw:g>
          <draw:path draw:style-name="gr7" draw:text-style-name="P5" draw:layer="layout" svg:width="3.308cm" svg:height="0.982cm" svg:x="3.964cm" svg:y="14.882cm" svg:viewBox="0 0 3309 983" svg:d="M0 0v983h3309v-983zM2574 0v983z">
            <text:p/>
          </draw:path>
          <draw:line draw:style-name="gr8" draw:text-style-name="P4" draw:layer="layout" svg:x1="6.859cm" svg:y1="15.373cm" svg:x2="8.927cm" svg:y2="15.373cm">
            <text:p/>
          </draw:line>
          <draw:frame draw:style-name="gr18" draw:text-style-name="P6" draw:layer="layout" svg:width="2.008cm" svg:height="1.348cm" svg:x="4.616cm" svg:y="14.732cm">
            <draw:text-box>
              <text:p><text:span text:style-name="T2">10</text:span></text:p>
            </draw:text-box>
          </draw:frame>
        </draw:g>
        <draw:g>
          <draw:path draw:style-name="gr7" draw:text-style-name="P5" draw:layer="layout" svg:width="3.308cm" svg:height="0.982cm" svg:x="9.05cm" svg:y="14.882cm" svg:viewBox="0 0 3309 983" svg:d="M0 0v983h3309v-983zM2574 0v983z">
            <text:p/>
          </draw:path>
          <draw:line draw:style-name="gr8" draw:text-style-name="P4" draw:layer="layout" svg:x1="11.946cm" svg:y1="15.373cm" svg:x2="14.014cm" svg:y2="15.373cm">
            <text:p/>
          </draw:line>
          <draw:frame draw:style-name="gr18" draw:text-style-name="P6" draw:layer="layout" svg:width="1.524cm" svg:height="1.348cm" svg:x="9.358cm" svg:y="14.732cm">
            <draw:text-box>
              <text:p><text:span text:style-name="T2">15</text:span></text:p>
            </draw:text-box>
          </draw:frame>
        </draw:g>
        <draw:g>
          <draw:path draw:style-name="gr7" draw:text-style-name="P5" draw:layer="layout" svg:width="3.308cm" svg:height="0.982cm" svg:x="14.098cm" svg:y="14.882cm" svg:viewBox="0 0 3309 983" svg:d="M0 0v983h3309v-983zM2574 0v983z">
            <text:p/>
          </draw:path>
          <draw:line draw:style-name="gr8" draw:text-style-name="P4" draw:layer="layout" svg:x1="16.994cm" svg:y1="15.373cm" svg:x2="19.062cm" svg:y2="15.373cm">
            <text:p/>
          </draw:line>
          <draw:frame draw:style-name="gr18" draw:text-style-name="P6" draw:layer="layout" svg:width="1.64cm" svg:height="1.348cm" svg:x="14.268cm" svg:y="14.732cm">
            <draw:text-box>
              <text:p><text:span text:style-name="T2">20</text:span></text:p>
            </draw:text-box>
          </draw:frame>
        </draw:g>
        <draw:g>
          <draw:path draw:style-name="gr7" draw:text-style-name="P5" draw:layer="layout" svg:width="3.308cm" svg:height="0.982cm" svg:x="19.107cm" svg:y="14.882cm" svg:viewBox="0 0 3309 983" svg:d="M0 0v983h3309v-983zM2574 0v983z">
            <text:p/>
          </draw:path>
          <draw:line draw:style-name="gr8" draw:text-style-name="P4" draw:layer="layout" svg:x1="22.003cm" svg:y1="15.373cm" svg:x2="24.071cm" svg:y2="15.373cm">
            <text:p/>
          </draw:line>
          <draw:frame draw:style-name="gr18" draw:text-style-name="P6" draw:layer="layout" svg:width="1.457cm" svg:height="1.348cm" svg:x="19.348cm" svg:y="14.732cm">
            <draw:text-box>
              <text:p><text:span text:style-name="T2">25</text:span></text:p>
            </draw:text-box>
          </draw:frame>
        </draw:g>
        <draw:g>
          <draw:frame draw:style-name="gr20" draw:text-style-name="P7" draw:layer="layout" svg:width="2.734cm" svg:height="1.103cm" draw:transform="rotate (1.5707963267949) translate (20.544cm 19.636cm)">
            <draw:text-box>
              <text:p>Fim</text:p>
            </draw:text-box>
          </draw:frame>
          <draw:line draw:style-name="gr8" draw:text-style-name="P4" draw:layer="layout" svg:x1="21.647cm" svg:y1="19.636cm" svg:x2="21.647cm" svg:y2="16.08cm">
            <text:p/>
          </draw:line>
        </draw:g>
        <draw:g>
          <draw:frame draw:style-name="gr30" draw:text-style-name="P7" draw:layer="layout" svg:width="2.734cm" svg:height="1.103cm" draw:transform="rotate (1.5707963267949) translate (24.929cm 19.636cm)">
            <draw:text-box>
              <text:p>Ultimo</text:p>
            </draw:text-box>
          </draw:frame>
          <draw:line draw:style-name="gr8" draw:text-style-name="P4" draw:layer="layout" svg:x1="25.851cm" svg:y1="19.636cm" svg:x2="25.851cm" svg:y2="16.08cm">
            <text:p/>
          </draw:line>
        </draw:g>
        <draw:g>
          <draw:path draw:style-name="gr7" draw:text-style-name="P5" draw:layer="layout" svg:width="2.497cm" svg:height="0.982cm" svg:x="24.193cm" svg:y="14.882cm" svg:viewBox="0 0 2498 983" svg:d="M0 0v983h2498v-983zM1943 0v983z">
            <text:p/>
          </draw:path>
          <draw:line draw:style-name="gr8" draw:text-style-name="P4" draw:layer="layout" svg:x1="26.379cm" svg:y1="15.373cm" svg:x2="27.94cm" svg:y2="15.373cm">
            <text:p/>
          </draw:line>
          <draw:frame draw:style-name="gr18" draw:text-style-name="P6" draw:layer="layout" svg:width="1.516cm" svg:height="1.348cm" svg:x="24.685cm" svg:y="14.732cm">
            <draw:text-box>
              <text:p><text:span text:style-name="T2">5</text:span></text:p>
            </draw:text-box>
          </draw:frame>
        </draw:g>
        <draw:g>
          <draw:frame draw:style-name="gr25" draw:text-style-name="P7" draw:layer="layout" svg:width="3.411cm" svg:height="1.103cm" draw:transform="rotate (1.5707963267949) translate (2.286cm 17.526cm)">
            <draw:text-box>
              <text:p>Primeiro</text:p>
            </draw:text-box>
          </draw:frame>
          <draw:line draw:style-name="gr8" draw:text-style-name="P4" draw:layer="layout" svg:x1="3.389cm" svg:y1="17.272cm" svg:x2="3.389cm" svg:y2="13.716cm">
            <text:p/>
          </draw:line>
        </draw:g>
        <draw:path draw:style-name="gr7" draw:text-style-name="P5" draw:layer="layout" svg:width="3.885cm" svg:height="0.991cm" svg:x="1.792cm" svg:y="12.499cm" svg:viewBox="0 0 3886 992" svg:d="M0 0v992h3886v-992zM3022 0v992z">
          <text:p/>
        </draw:path>
        <draw:line draw:style-name="gr8" draw:text-style-name="P4" draw:layer="layout" svg:x1="5.678cm" svg:y1="12.983cm" svg:x2="6.364cm" svg:y2="14.507cm">
          <text:p/>
        </draw:line>
        <draw:frame draw:style-name="gr29" draw:text-style-name="P6" draw:layer="layout" svg:width="1.246cm" svg:height="1.348cm" svg:x="2.881cm" svg:y="12.446cm">
          <draw:text-box>
            <text:p><text:span text:style-name="T2">5</text:span></text:p>
          </draw:text-box>
        </draw:frame>
        <draw:g>
          <draw:path draw:style-name="gr7" draw:text-style-name="P5" draw:layer="layout" svg:width="2.461cm" svg:height="0.982cm" svg:x="28.096cm" svg:y="14.856cm" svg:viewBox="0 0 2462 983" svg:d="M0 0v983h2462v-983zM1915 0v983z">
            <text:p/>
          </draw:path>
          <draw:line draw:style-name="gr8" draw:text-style-name="P4" draw:layer="layout" svg:x1="30.25cm" svg:y1="15.347cm" svg:x2="31.789cm" svg:y2="15.347cm">
            <text:p/>
          </draw:line>
          <draw:frame draw:style-name="gr18" draw:text-style-name="P6" draw:layer="layout" svg:width="1.494cm" svg:height="1.348cm" svg:x="28.581cm" svg:y="14.706cm">
            <draw:text-box>
              <text:p><text:span text:style-name="T2">10</text:span></text:p>
            </draw:text-box>
          </draw:frame>
        </draw:g>
        <draw:path draw:style-name="gr7" draw:text-style-name="P4" draw:layer="layout" svg:width="0.952cm" svg:height="1.336cm" svg:x="32.067cm" svg:y="14.743cm" svg:viewBox="0 0 953 1337" svg:d="M0 0v1337zM238 223v891zM953 669c0 39-11 78-32 112-21 33-52 62-87 81-37 20-78 30-119 30-42 0-84-10-120-30-36-19-67-48-87-81-21-34-32-73-32-112s11-78 32-112c20-33 51-62 87-82 36-19 78-29 120-29 41 0 82 10 119 29 35 20 66 49 87 82 21 34 32 73 32 112z">
          <text:p/>
        </draw:path>
        <presentation:notes draw:style-name="dp2" presentation:use-date-time-name="dtd1">
          <draw:page-thumbnail draw:style-name="gr4" draw:layer="layout" svg:width="12.292cm" svg:height="10.386cm" svg:x="4.352cm" svg:y="3.104cm" draw:page-number="13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2" presentation:presentation-page-layout-name="AL1T32" presentation:use-date-time-name="dtd1">
        <office:forms form:automatic-focus="false" form:apply-design-mode="false"/>
        <draw:frame draw:style-name="gr6" draw:text-style-name="P4" draw:layer="layout" svg:width="22.605cm" svg:height="11.175cm" svg:x="-2.54cm" svg:y="0.255cm">
          <draw:image xlink:href="Pictures/10000000000003B9000001EC8BB7E36777AE239F.png" xlink:type="simple" xlink:show="embed" xlink:actuate="onLoad" loext:mime-type="image/png">
            <text:p/>
          </draw:image>
        </draw:frame>
        <draw:custom-shape draw:style-name="gr2" draw:text-style-name="P1" draw:layer="layout" svg:width="12.7cm" svg:height="3.302cm" svg:x="1.524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.398cm" svg:height="4.064cm" svg:x="1.27cm" svg:y="2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8" draw:layer="layout" svg:width="8.128cm" svg:height="1.27cm" svg:x="3.302cm" svg:y="5.588cm">
          <text:p/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9.812cm" svg:y1="3.136cm" svg:x2="10.668cm" svg:y2="3.049cm">
          <text:p/>
        </draw:line>
        <draw:frame draw:style-name="gr22" draw:text-style-name="P7" draw:layer="layout" svg:width="2.794cm" svg:height="1.103cm" svg:x="20.32cm" svg:y="2.541cm">
          <draw:text-box>
            <text:p>True</text:p>
          </draw:text-box>
        </draw:frame>
        <draw:g>
          <draw:frame draw:style-name="gr25" draw:text-style-name="P7" draw:layer="layout" svg:width="3.411cm" svg:height="1.103cm" draw:transform="rotate (1.5707963267949) translate (0.955cm 17.551cm)">
            <draw:text-box>
              <text:p>Tmp</text:p>
            </draw:text-box>
          </draw:frame>
          <draw:line draw:style-name="gr8" draw:text-style-name="P4" draw:layer="layout" svg:x1="2.058cm" svg:y1="17.297cm" svg:x2="2.058cm" svg:y2="13.741cm">
            <text:p/>
          </draw:line>
        </draw:g>
        <draw:g>
          <draw:path draw:style-name="gr7" draw:text-style-name="P5" draw:layer="layout" svg:width="3.308cm" svg:height="0.982cm" svg:x="3.99cm" svg:y="14.907cm" svg:viewBox="0 0 3309 983" svg:d="M0 0v983h3309v-983zM2574 0v983z">
            <text:p/>
          </draw:path>
          <draw:line draw:style-name="gr8" draw:text-style-name="P4" draw:layer="layout" svg:x1="6.885cm" svg:y1="15.398cm" svg:x2="8.953cm" svg:y2="15.398cm">
            <text:p/>
          </draw:line>
          <draw:frame draw:style-name="gr18" draw:text-style-name="P6" draw:layer="layout" svg:width="2.008cm" svg:height="1.348cm" svg:x="4.642cm" svg:y="14.757cm">
            <draw:text-box>
              <text:p><text:span text:style-name="T2">10</text:span></text:p>
            </draw:text-box>
          </draw:frame>
        </draw:g>
        <draw:g>
          <draw:path draw:style-name="gr7" draw:text-style-name="P5" draw:layer="layout" svg:width="3.308cm" svg:height="0.982cm" svg:x="9.076cm" svg:y="14.907cm" svg:viewBox="0 0 3309 983" svg:d="M0 0v983h3309v-983zM2574 0v983z">
            <text:p/>
          </draw:path>
          <draw:line draw:style-name="gr8" draw:text-style-name="P4" draw:layer="layout" svg:x1="11.972cm" svg:y1="15.398cm" svg:x2="14.04cm" svg:y2="15.398cm">
            <text:p/>
          </draw:line>
          <draw:frame draw:style-name="gr18" draw:text-style-name="P6" draw:layer="layout" svg:width="1.524cm" svg:height="1.348cm" svg:x="9.384cm" svg:y="14.757cm">
            <draw:text-box>
              <text:p><text:span text:style-name="T2">15</text:span></text:p>
            </draw:text-box>
          </draw:frame>
        </draw:g>
        <draw:g>
          <draw:path draw:style-name="gr7" draw:text-style-name="P5" draw:layer="layout" svg:width="3.308cm" svg:height="0.982cm" svg:x="14.124cm" svg:y="14.907cm" svg:viewBox="0 0 3309 983" svg:d="M0 0v983h3309v-983zM2574 0v983z">
            <text:p/>
          </draw:path>
          <draw:line draw:style-name="gr8" draw:text-style-name="P4" draw:layer="layout" svg:x1="17.02cm" svg:y1="15.398cm" svg:x2="19.088cm" svg:y2="15.398cm">
            <text:p/>
          </draw:line>
          <draw:frame draw:style-name="gr18" draw:text-style-name="P6" draw:layer="layout" svg:width="1.64cm" svg:height="1.348cm" svg:x="14.294cm" svg:y="14.757cm">
            <draw:text-box>
              <text:p><text:span text:style-name="T2">20</text:span></text:p>
            </draw:text-box>
          </draw:frame>
        </draw:g>
        <draw:g>
          <draw:path draw:style-name="gr7" draw:text-style-name="P5" draw:layer="layout" svg:width="3.308cm" svg:height="0.982cm" svg:x="19.133cm" svg:y="14.907cm" svg:viewBox="0 0 3309 983" svg:d="M0 0v983h3309v-983zM2574 0v983z">
            <text:p/>
          </draw:path>
          <draw:line draw:style-name="gr8" draw:text-style-name="P4" draw:layer="layout" svg:x1="22.029cm" svg:y1="15.398cm" svg:x2="24.097cm" svg:y2="15.398cm">
            <text:p/>
          </draw:line>
          <draw:frame draw:style-name="gr18" draw:text-style-name="P6" draw:layer="layout" svg:width="1.457cm" svg:height="1.348cm" svg:x="19.374cm" svg:y="14.757cm">
            <draw:text-box>
              <text:p><text:span text:style-name="T2">25</text:span></text:p>
            </draw:text-box>
          </draw:frame>
        </draw:g>
        <draw:g>
          <draw:frame draw:style-name="gr20" draw:text-style-name="P7" draw:layer="layout" svg:width="2.734cm" svg:height="1.103cm" draw:transform="rotate (1.5707963267949) translate (20.57cm 19.661cm)">
            <draw:text-box>
              <text:p>Fim</text:p>
            </draw:text-box>
          </draw:frame>
          <draw:line draw:style-name="gr8" draw:text-style-name="P4" draw:layer="layout" svg:x1="21.673cm" svg:y1="19.661cm" svg:x2="21.673cm" svg:y2="16.105cm">
            <text:p/>
          </draw:line>
        </draw:g>
        <draw:g>
          <draw:frame draw:style-name="gr30" draw:text-style-name="P7" draw:layer="layout" svg:width="2.734cm" svg:height="1.103cm" draw:transform="rotate (1.5707963267949) translate (24.955cm 19.661cm)">
            <draw:text-box>
              <text:p>Ultimo</text:p>
            </draw:text-box>
          </draw:frame>
          <draw:line draw:style-name="gr8" draw:text-style-name="P4" draw:layer="layout" svg:x1="25.877cm" svg:y1="19.661cm" svg:x2="25.877cm" svg:y2="16.105cm">
            <text:p/>
          </draw:line>
        </draw:g>
        <draw:g>
          <draw:path draw:style-name="gr7" draw:text-style-name="P5" draw:layer="layout" svg:width="2.497cm" svg:height="0.982cm" svg:x="24.219cm" svg:y="14.907cm" svg:viewBox="0 0 2498 983" svg:d="M0 0v983h2498v-983zM1943 0v983z">
            <text:p/>
          </draw:path>
          <draw:line draw:style-name="gr8" draw:text-style-name="P4" draw:layer="layout" svg:x1="26.405cm" svg:y1="15.398cm" svg:x2="27.966cm" svg:y2="15.398cm">
            <text:p/>
          </draw:line>
          <draw:frame draw:style-name="gr18" draw:text-style-name="P6" draw:layer="layout" svg:width="1.516cm" svg:height="1.348cm" svg:x="24.711cm" svg:y="14.757cm">
            <draw:text-box>
              <text:p><text:span text:style-name="T2">5</text:span></text:p>
            </draw:text-box>
          </draw:frame>
        </draw:g>
        <draw:g>
          <draw:frame draw:style-name="gr25" draw:text-style-name="P7" draw:layer="layout" svg:width="3.411cm" svg:height="1.103cm" draw:transform="rotate (1.5707963267949) translate (4.485cm 20.066cm)">
            <draw:text-box>
              <text:p>Primeiro</text:p>
            </draw:text-box>
          </draw:frame>
          <draw:line draw:style-name="gr8" draw:text-style-name="P4" draw:layer="layout" svg:x1="5.588cm" svg:y1="19.812cm" svg:x2="5.588cm" svg:y2="16.256cm">
            <text:p/>
          </draw:line>
        </draw:g>
        <draw:path draw:style-name="gr7" draw:text-style-name="P5" draw:layer="layout" svg:width="3.885cm" svg:height="0.991cm" svg:x="1.818cm" svg:y="12.524cm" svg:viewBox="0 0 3886 992" svg:d="M0 0v992h3886v-992zM3022 0v992z">
          <text:p/>
        </draw:path>
        <draw:line draw:style-name="gr8" draw:text-style-name="P4" draw:layer="layout" svg:x1="5.704cm" svg:y1="13.008cm" svg:x2="6.39cm" svg:y2="14.532cm">
          <text:p/>
        </draw:line>
        <draw:frame draw:style-name="gr29" draw:text-style-name="P6" draw:layer="layout" svg:width="1.246cm" svg:height="1.348cm" svg:x="2.907cm" svg:y="12.471cm">
          <draw:text-box>
            <text:p><text:span text:style-name="T2">5</text:span></text:p>
          </draw:text-box>
        </draw:frame>
        <draw:g>
          <draw:path draw:style-name="gr7" draw:text-style-name="P5" draw:layer="layout" svg:width="2.461cm" svg:height="0.982cm" svg:x="28.122cm" svg:y="14.881cm" svg:viewBox="0 0 2462 983" svg:d="M0 0v983h2462v-983zM1915 0v983z">
            <text:p/>
          </draw:path>
          <draw:line draw:style-name="gr8" draw:text-style-name="P4" draw:layer="layout" svg:x1="30.276cm" svg:y1="15.372cm" svg:x2="31.815cm" svg:y2="15.372cm">
            <text:p/>
          </draw:line>
          <draw:frame draw:style-name="gr18" draw:text-style-name="P6" draw:layer="layout" svg:width="1.494cm" svg:height="1.348cm" svg:x="28.607cm" svg:y="14.731cm">
            <draw:text-box>
              <text:p><text:span text:style-name="T2">10</text:span></text:p>
            </draw:text-box>
          </draw:frame>
        </draw:g>
        <draw:path draw:style-name="gr7" draw:text-style-name="P4" draw:layer="layout" svg:width="0.952cm" svg:height="1.336cm" svg:x="32.093cm" svg:y="14.768cm" svg:viewBox="0 0 953 1337" svg:d="M0 0v1337zM238 223v891zM953 669c0 39-11 78-32 112-21 33-52 62-87 81-37 20-78 30-119 30-42 0-84-10-120-30-36-19-67-48-87-81-21-34-32-73-32-112s11-78 32-112c20-33 51-62 87-82 36-19 78-29 120-29 41 0 82 10 119 29 35 20 66 49 87 82 21 34 32 73 32 112z">
          <text:p/>
        </draw:path>
        <presentation:notes draw:style-name="dp2" presentation:use-date-time-name="dtd1">
          <draw:page-thumbnail draw:style-name="gr4" draw:layer="layout" svg:width="12.292cm" svg:height="10.386cm" svg:x="4.352cm" svg:y="3.104cm" draw:page-number="14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2" presentation:presentation-page-layout-name="AL1T32" presentation:use-date-time-name="dtd1">
        <office:forms form:automatic-focus="false" form:apply-design-mode="false"/>
        <draw:frame draw:style-name="gr6" draw:text-style-name="P4" draw:layer="layout" svg:width="22.605cm" svg:height="11.175cm" svg:x="-2.54cm" svg:y="0.255cm">
          <draw:image xlink:href="Pictures/10000000000003B9000001EC8BB7E36777AE239F.png" xlink:type="simple" xlink:show="embed" xlink:actuate="onLoad" loext:mime-type="image/png">
            <text:p/>
          </draw:image>
        </draw:frame>
        <draw:custom-shape draw:style-name="gr2" draw:text-style-name="P1" draw:layer="layout" svg:width="12.7cm" svg:height="3.302cm" svg:x="1.524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.398cm" svg:height="4.064cm" svg:x="1.27cm" svg:y="2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8" draw:layer="layout" svg:width="8.128cm" svg:height="1.27cm" svg:x="3.302cm" svg:y="6.604cm">
          <text:p/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9.812cm" svg:y1="3.136cm" svg:x2="10.668cm" svg:y2="3.049cm">
          <text:p/>
        </draw:line>
        <draw:frame draw:style-name="gr22" draw:text-style-name="P7" draw:layer="layout" svg:width="2.794cm" svg:height="1.103cm" svg:x="20.32cm" svg:y="2.541cm">
          <draw:text-box>
            <text:p>True</text:p>
          </draw:text-box>
        </draw:frame>
        <draw:g>
          <draw:frame draw:style-name="gr25" draw:text-style-name="P7" draw:layer="layout" svg:width="3.411cm" svg:height="1.103cm" draw:transform="rotate (1.5707963267949) translate (1.016cm 19.812cm)">
            <draw:text-box>
              <text:p>Tmp</text:p>
            </draw:text-box>
          </draw:frame>
          <draw:line draw:style-name="gr8" draw:text-style-name="P4" draw:layer="layout" svg:x1="2.119cm" svg:y1="19.558cm" svg:x2="2.119cm" svg:y2="16.002cm">
            <text:p/>
          </draw:line>
        </draw:g>
        <draw:g>
          <draw:path draw:style-name="gr7" draw:text-style-name="P5" draw:layer="layout" svg:width="3.308cm" svg:height="0.982cm" svg:x="4.016cm" svg:y="14.908cm" svg:viewBox="0 0 3309 983" svg:d="M0 0v983h3309v-983zM2574 0v983z">
            <text:p/>
          </draw:path>
          <draw:line draw:style-name="gr8" draw:text-style-name="P4" draw:layer="layout" svg:x1="6.911cm" svg:y1="15.399cm" svg:x2="8.979cm" svg:y2="15.399cm">
            <text:p/>
          </draw:line>
          <draw:frame draw:style-name="gr18" draw:text-style-name="P6" draw:layer="layout" svg:width="2.008cm" svg:height="1.348cm" svg:x="4.668cm" svg:y="14.758cm">
            <draw:text-box>
              <text:p><text:span text:style-name="T2">10</text:span></text:p>
            </draw:text-box>
          </draw:frame>
        </draw:g>
        <draw:g>
          <draw:path draw:style-name="gr7" draw:text-style-name="P5" draw:layer="layout" svg:width="3.308cm" svg:height="0.982cm" svg:x="9.102cm" svg:y="14.908cm" svg:viewBox="0 0 3309 983" svg:d="M0 0v983h3309v-983zM2574 0v983z">
            <text:p/>
          </draw:path>
          <draw:line draw:style-name="gr8" draw:text-style-name="P4" draw:layer="layout" svg:x1="11.998cm" svg:y1="15.399cm" svg:x2="14.066cm" svg:y2="15.399cm">
            <text:p/>
          </draw:line>
          <draw:frame draw:style-name="gr18" draw:text-style-name="P6" draw:layer="layout" svg:width="1.524cm" svg:height="1.348cm" svg:x="9.41cm" svg:y="14.758cm">
            <draw:text-box>
              <text:p><text:span text:style-name="T2">15</text:span></text:p>
            </draw:text-box>
          </draw:frame>
        </draw:g>
        <draw:g>
          <draw:path draw:style-name="gr7" draw:text-style-name="P5" draw:layer="layout" svg:width="3.308cm" svg:height="0.982cm" svg:x="14.15cm" svg:y="14.908cm" svg:viewBox="0 0 3309 983" svg:d="M0 0v983h3309v-983zM2574 0v983z">
            <text:p/>
          </draw:path>
          <draw:line draw:style-name="gr8" draw:text-style-name="P4" draw:layer="layout" svg:x1="17.046cm" svg:y1="15.399cm" svg:x2="19.114cm" svg:y2="15.399cm">
            <text:p/>
          </draw:line>
          <draw:frame draw:style-name="gr18" draw:text-style-name="P6" draw:layer="layout" svg:width="1.64cm" svg:height="1.348cm" svg:x="14.32cm" svg:y="14.758cm">
            <draw:text-box>
              <text:p><text:span text:style-name="T2">20</text:span></text:p>
            </draw:text-box>
          </draw:frame>
        </draw:g>
        <draw:g>
          <draw:path draw:style-name="gr7" draw:text-style-name="P5" draw:layer="layout" svg:width="3.308cm" svg:height="0.982cm" svg:x="19.159cm" svg:y="14.908cm" svg:viewBox="0 0 3309 983" svg:d="M0 0v983h3309v-983zM2574 0v983z">
            <text:p/>
          </draw:path>
          <draw:line draw:style-name="gr8" draw:text-style-name="P4" draw:layer="layout" svg:x1="22.055cm" svg:y1="15.399cm" svg:x2="24.123cm" svg:y2="15.399cm">
            <text:p/>
          </draw:line>
          <draw:frame draw:style-name="gr18" draw:text-style-name="P6" draw:layer="layout" svg:width="1.457cm" svg:height="1.348cm" svg:x="19.4cm" svg:y="14.758cm">
            <draw:text-box>
              <text:p><text:span text:style-name="T2">25</text:span></text:p>
            </draw:text-box>
          </draw:frame>
        </draw:g>
        <draw:g>
          <draw:frame draw:style-name="gr20" draw:text-style-name="P7" draw:layer="layout" svg:width="2.734cm" svg:height="1.103cm" draw:transform="rotate (1.5707963267949) translate (20.596cm 19.662cm)">
            <draw:text-box>
              <text:p>Fim</text:p>
            </draw:text-box>
          </draw:frame>
          <draw:line draw:style-name="gr8" draw:text-style-name="P4" draw:layer="layout" svg:x1="21.699cm" svg:y1="19.662cm" svg:x2="21.699cm" svg:y2="16.106cm">
            <text:p/>
          </draw:line>
        </draw:g>
        <draw:g>
          <draw:frame draw:style-name="gr30" draw:text-style-name="P7" draw:layer="layout" svg:width="2.734cm" svg:height="1.103cm" draw:transform="rotate (1.5707963267949) translate (24.981cm 19.662cm)">
            <draw:text-box>
              <text:p>Ultimo</text:p>
            </draw:text-box>
          </draw:frame>
          <draw:line draw:style-name="gr8" draw:text-style-name="P4" draw:layer="layout" svg:x1="25.903cm" svg:y1="19.662cm" svg:x2="25.903cm" svg:y2="16.106cm">
            <text:p/>
          </draw:line>
        </draw:g>
        <draw:g>
          <draw:path draw:style-name="gr7" draw:text-style-name="P5" draw:layer="layout" svg:width="2.497cm" svg:height="0.982cm" svg:x="24.245cm" svg:y="14.908cm" svg:viewBox="0 0 2498 983" svg:d="M0 0v983h2498v-983zM1943 0v983z">
            <text:p/>
          </draw:path>
          <draw:line draw:style-name="gr8" draw:text-style-name="P4" draw:layer="layout" svg:x1="26.431cm" svg:y1="15.399cm" svg:x2="27.992cm" svg:y2="15.399cm">
            <text:p/>
          </draw:line>
          <draw:frame draw:style-name="gr18" draw:text-style-name="P6" draw:layer="layout" svg:width="1.516cm" svg:height="1.348cm" svg:x="24.737cm" svg:y="14.758cm">
            <draw:text-box>
              <text:p><text:span text:style-name="T2">5</text:span></text:p>
            </draw:text-box>
          </draw:frame>
        </draw:g>
        <draw:g>
          <draw:frame draw:style-name="gr25" draw:text-style-name="P7" draw:layer="layout" svg:width="3.411cm" svg:height="1.103cm" draw:transform="rotate (1.5707963267949) translate (4.511cm 20.067cm)">
            <draw:text-box>
              <text:p>Primeiro</text:p>
            </draw:text-box>
          </draw:frame>
          <draw:line draw:style-name="gr8" draw:text-style-name="P4" draw:layer="layout" svg:x1="5.614cm" svg:y1="19.813cm" svg:x2="5.614cm" svg:y2="16.257cm">
            <text:p/>
          </draw:line>
        </draw:g>
        <draw:path draw:style-name="gr7" draw:text-style-name="P5" draw:layer="layout" svg:width="3.885cm" svg:height="0.991cm" svg:x="1.844cm" svg:y="12.525cm" svg:viewBox="0 0 3886 992" svg:d="M0 0v992h3886v-992zM3022 0v992z">
          <text:p/>
        </draw:path>
        <draw:line draw:style-name="gr8" draw:text-style-name="P4" draw:layer="layout" svg:x1="5.73cm" svg:y1="13.009cm" svg:x2="6.858cm" svg:y2="12.954cm">
          <text:p/>
        </draw:line>
        <draw:frame draw:style-name="gr29" draw:text-style-name="P6" draw:layer="layout" svg:width="1.246cm" svg:height="1.348cm" svg:x="2.933cm" svg:y="12.472cm">
          <draw:text-box>
            <text:p><text:span text:style-name="T2">5</text:span></text:p>
          </draw:text-box>
        </draw:frame>
        <draw:g>
          <draw:path draw:style-name="gr7" draw:text-style-name="P5" draw:layer="layout" svg:width="2.461cm" svg:height="0.982cm" svg:x="28.148cm" svg:y="14.882cm" svg:viewBox="0 0 2462 983" svg:d="M0 0v983h2462v-983zM1915 0v983z">
            <text:p/>
          </draw:path>
          <draw:line draw:style-name="gr8" draw:text-style-name="P4" draw:layer="layout" svg:x1="30.302cm" svg:y1="15.373cm" svg:x2="31.841cm" svg:y2="15.373cm">
            <text:p/>
          </draw:line>
          <draw:frame draw:style-name="gr18" draw:text-style-name="P6" draw:layer="layout" svg:width="1.494cm" svg:height="1.348cm" svg:x="28.633cm" svg:y="14.732cm">
            <draw:text-box>
              <text:p><text:span text:style-name="T2">10</text:span></text:p>
            </draw:text-box>
          </draw:frame>
        </draw:g>
        <draw:path draw:style-name="gr7" draw:text-style-name="P4" draw:layer="layout" svg:width="0.952cm" svg:height="1.336cm" svg:x="32.119cm" svg:y="14.769cm" svg:viewBox="0 0 953 1337" svg:d="M0 0v1337zM238 223v891zM953 669c0 39-11 78-32 112-21 33-52 62-87 81-37 20-78 30-119 30-42 0-84-10-120-30-36-19-67-48-87-81-21-34-32-73-32-112s11-78 32-112c20-33 51-62 87-82 36-19 78-29 120-29 41 0 82 10 119 29 35 20 66 49 87 82 21 34 32 73 32 112z">
          <text:p/>
        </draw:path>
        <draw:path draw:style-name="gr7" draw:text-style-name="P4" draw:layer="layout" svg:width="0.952cm" svg:height="1.336cm" svg:x="7.052cm" svg:y="12.284cm" svg:viewBox="0 0 953 1337" svg:d="M0 0v1337zM238 223v891zM953 669c0 39-11 78-32 112-21 33-52 62-87 81-37 20-78 30-119 30-42 0-84-10-120-30-36-19-67-48-87-81-21-34-32-73-32-112s11-78 32-112c20-33 51-62 87-82 36-19 78-29 120-29 41 0 82 10 119 29 35 20 66 49 87 82 21 34 32 73 32 112z">
          <text:p/>
        </draw:path>
        <draw:path draw:style-name="gr7" draw:text-style-name="P4" draw:layer="layout" svg:width="0.952cm" svg:height="1.336cm" draw:transform="rotate (-1.5707963267949) translate (2.8543231442347cm 14.7316432832444cm)" svg:viewBox="0 0 953 1337" svg:d="M953 0v1337zM715 223v891zM0 669c0 39 11 78 32 112 21 33 52 62 87 81 37 20 78 30 119 30 42 0 84-10 120-30 36-19 67-48 87-81 21-34 32-73 32-112s-11-78-32-112c-20-33-51-62-87-82-36-19-78-29-120-29-41 0-82 10-119 29-35 20-66 49-87 82-21 34-32 73-32 112z">
          <text:p/>
        </draw:path>
        <presentation:notes draw:style-name="dp2" presentation:use-date-time-name="dtd1">
          <draw:page-thumbnail draw:style-name="gr4" draw:layer="layout" svg:width="12.292cm" svg:height="10.386cm" svg:x="4.352cm" svg:y="3.104cm" draw:page-number="15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2" presentation:presentation-page-layout-name="AL1T32" presentation:use-date-time-name="dtd1">
        <office:forms form:automatic-focus="false" form:apply-design-mode="false"/>
        <draw:frame draw:style-name="gr6" draw:text-style-name="P4" draw:layer="layout" svg:width="22.605cm" svg:height="11.175cm" svg:x="-2.54cm" svg:y="0.255cm">
          <draw:image xlink:href="Pictures/10000000000003B9000001EC8BB7E36777AE239F.png" xlink:type="simple" xlink:show="embed" xlink:actuate="onLoad" loext:mime-type="image/png">
            <text:p/>
          </draw:image>
        </draw:frame>
        <draw:custom-shape draw:style-name="gr2" draw:text-style-name="P1" draw:layer="layout" svg:width="12.7cm" svg:height="3.302cm" svg:x="1.524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.398cm" svg:height="4.064cm" svg:x="1.27cm" svg:y="2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8" draw:layer="layout" svg:width="8.128cm" svg:height="1.27cm" svg:x="3.302cm" svg:y="7.874cm">
          <text:p/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9.812cm" svg:y1="3.136cm" svg:x2="10.668cm" svg:y2="3.049cm">
          <text:p/>
        </draw:line>
        <draw:frame draw:style-name="gr22" draw:text-style-name="P7" draw:layer="layout" svg:width="2.794cm" svg:height="1.103cm" svg:x="20.32cm" svg:y="2.541cm">
          <draw:text-box>
            <text:p>True</text:p>
          </draw:text-box>
        </draw:frame>
        <draw:g>
          <draw:path draw:style-name="gr7" draw:text-style-name="P5" draw:layer="layout" svg:width="3.308cm" svg:height="0.982cm" svg:x="4.068cm" svg:y="14.629cm" svg:viewBox="0 0 3309 983" svg:d="M0 0v983h3309v-983zM2574 0v983z">
            <text:p/>
          </draw:path>
          <draw:line draw:style-name="gr8" draw:text-style-name="P4" draw:layer="layout" svg:x1="6.963cm" svg:y1="15.12cm" svg:x2="9.031cm" svg:y2="15.12cm">
            <text:p/>
          </draw:line>
          <draw:frame draw:style-name="gr18" draw:text-style-name="P6" draw:layer="layout" svg:width="2.008cm" svg:height="1.348cm" svg:x="4.72cm" svg:y="14.479cm">
            <draw:text-box>
              <text:p><text:span text:style-name="T2">10</text:span></text:p>
            </draw:text-box>
          </draw:frame>
        </draw:g>
        <draw:g>
          <draw:path draw:style-name="gr7" draw:text-style-name="P5" draw:layer="layout" svg:width="3.308cm" svg:height="0.982cm" svg:x="9.154cm" svg:y="14.629cm" svg:viewBox="0 0 3309 983" svg:d="M0 0v983h3309v-983zM2574 0v983z">
            <text:p/>
          </draw:path>
          <draw:line draw:style-name="gr8" draw:text-style-name="P4" draw:layer="layout" svg:x1="12.05cm" svg:y1="15.12cm" svg:x2="14.118cm" svg:y2="15.12cm">
            <text:p/>
          </draw:line>
          <draw:frame draw:style-name="gr18" draw:text-style-name="P6" draw:layer="layout" svg:width="1.524cm" svg:height="1.348cm" svg:x="9.462cm" svg:y="14.479cm">
            <draw:text-box>
              <text:p><text:span text:style-name="T2">15</text:span></text:p>
            </draw:text-box>
          </draw:frame>
        </draw:g>
        <draw:g>
          <draw:path draw:style-name="gr7" draw:text-style-name="P5" draw:layer="layout" svg:width="3.308cm" svg:height="0.982cm" svg:x="14.202cm" svg:y="14.629cm" svg:viewBox="0 0 3309 983" svg:d="M0 0v983h3309v-983zM2574 0v983z">
            <text:p/>
          </draw:path>
          <draw:line draw:style-name="gr8" draw:text-style-name="P4" draw:layer="layout" svg:x1="17.098cm" svg:y1="15.12cm" svg:x2="19.166cm" svg:y2="15.12cm">
            <text:p/>
          </draw:line>
          <draw:frame draw:style-name="gr18" draw:text-style-name="P6" draw:layer="layout" svg:width="1.64cm" svg:height="1.348cm" svg:x="14.372cm" svg:y="14.479cm">
            <draw:text-box>
              <text:p><text:span text:style-name="T2">20</text:span></text:p>
            </draw:text-box>
          </draw:frame>
        </draw:g>
        <draw:g>
          <draw:path draw:style-name="gr7" draw:text-style-name="P5" draw:layer="layout" svg:width="3.308cm" svg:height="0.982cm" svg:x="19.211cm" svg:y="14.629cm" svg:viewBox="0 0 3309 983" svg:d="M0 0v983h3309v-983zM2574 0v983z">
            <text:p/>
          </draw:path>
          <draw:line draw:style-name="gr8" draw:text-style-name="P4" draw:layer="layout" svg:x1="22.107cm" svg:y1="15.12cm" svg:x2="24.175cm" svg:y2="15.12cm">
            <text:p/>
          </draw:line>
          <draw:frame draw:style-name="gr18" draw:text-style-name="P6" draw:layer="layout" svg:width="1.457cm" svg:height="1.348cm" svg:x="19.452cm" svg:y="14.479cm">
            <draw:text-box>
              <text:p><text:span text:style-name="T2">25</text:span></text:p>
            </draw:text-box>
          </draw:frame>
        </draw:g>
        <draw:g>
          <draw:frame draw:style-name="gr20" draw:text-style-name="P7" draw:layer="layout" svg:width="2.734cm" svg:height="1.103cm" draw:transform="rotate (1.5707963267949) translate (20.648cm 19.383cm)">
            <draw:text-box>
              <text:p>Fim</text:p>
            </draw:text-box>
          </draw:frame>
          <draw:line draw:style-name="gr8" draw:text-style-name="P4" draw:layer="layout" svg:x1="21.751cm" svg:y1="19.383cm" svg:x2="21.751cm" svg:y2="15.827cm">
            <text:p/>
          </draw:line>
        </draw:g>
        <draw:g>
          <draw:frame draw:style-name="gr30" draw:text-style-name="P7" draw:layer="layout" svg:width="2.734cm" svg:height="1.103cm" draw:transform="rotate (1.5707963267949) translate (28.869cm 19.304cm)">
            <draw:text-box>
              <text:p>Ultimo</text:p>
            </draw:text-box>
          </draw:frame>
          <draw:line draw:style-name="gr8" draw:text-style-name="P4" draw:layer="layout" svg:x1="29.791cm" svg:y1="19.304cm" svg:x2="29.791cm" svg:y2="15.748cm">
            <text:p/>
          </draw:line>
        </draw:g>
        <draw:g>
          <draw:path draw:style-name="gr7" draw:text-style-name="P5" draw:layer="layout" svg:width="2.497cm" svg:height="0.982cm" svg:x="24.297cm" svg:y="14.629cm" svg:viewBox="0 0 2498 983" svg:d="M0 0v983h2498v-983zM1943 0v983z">
            <text:p/>
          </draw:path>
          <draw:line draw:style-name="gr8" draw:text-style-name="P4" draw:layer="layout" svg:x1="26.483cm" svg:y1="15.12cm" svg:x2="28.044cm" svg:y2="15.12cm">
            <text:p/>
          </draw:line>
          <draw:frame draw:style-name="gr18" draw:text-style-name="P6" draw:layer="layout" svg:width="1.516cm" svg:height="1.348cm" svg:x="24.789cm" svg:y="14.479cm">
            <draw:text-box>
              <text:p><text:span text:style-name="T2">5</text:span></text:p>
            </draw:text-box>
          </draw:frame>
        </draw:g>
        <draw:g>
          <draw:frame draw:style-name="gr25" draw:text-style-name="P7" draw:layer="layout" svg:width="3.411cm" svg:height="1.103cm" draw:transform="rotate (1.5707963267949) translate (4.563cm 19.788cm)">
            <draw:text-box>
              <text:p>Primeiro</text:p>
            </draw:text-box>
          </draw:frame>
          <draw:line draw:style-name="gr8" draw:text-style-name="P4" draw:layer="layout" svg:x1="5.666cm" svg:y1="19.534cm" svg:x2="5.666cm" svg:y2="15.978cm">
            <text:p/>
          </draw:line>
        </draw:g>
        <draw:g>
          <draw:path draw:style-name="gr7" draw:text-style-name="P5" draw:layer="layout" svg:width="2.461cm" svg:height="0.982cm" svg:x="28.2cm" svg:y="14.603cm" svg:viewBox="0 0 2462 983" svg:d="M0 0v983h2462v-983zM1915 0v983z">
            <text:p/>
          </draw:path>
          <draw:line draw:style-name="gr8" draw:text-style-name="P4" draw:layer="layout" svg:x1="30.354cm" svg:y1="15.094cm" svg:x2="31.893cm" svg:y2="15.094cm">
            <text:p/>
          </draw:line>
          <draw:frame draw:style-name="gr18" draw:text-style-name="P6" draw:layer="layout" svg:width="1.494cm" svg:height="1.348cm" svg:x="28.685cm" svg:y="14.453cm">
            <draw:text-box>
              <text:p><text:span text:style-name="T2">10</text:span></text:p>
            </draw:text-box>
          </draw:frame>
        </draw:g>
        <draw:path draw:style-name="gr7" draw:text-style-name="P4" draw:layer="layout" svg:width="0.952cm" svg:height="1.336cm" svg:x="32.171cm" svg:y="14.49cm" svg:viewBox="0 0 953 1337" svg:d="M0 0v1337zM238 223v891zM953 669c0 39-11 78-32 112-21 33-52 62-87 81-37 20-78 30-119 30-42 0-84-10-120-30-36-19-67-48-87-81-21-34-32-73-32-112s11-78 32-112c20-33 51-62 87-82 36-19 78-29 120-29 41 0 82 10 119 29 35 20 66 49 87 82 21 34 32 73 32 112z">
          <text:p/>
        </draw:path>
        <presentation:notes draw:style-name="dp2" presentation:use-date-time-name="dtd1">
          <draw:page-thumbnail draw:style-name="gr4" draw:layer="layout" svg:width="12.292cm" svg:height="10.386cm" svg:x="4.352cm" svg:y="3.104cm" draw:page-number="16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2" presentation:presentation-page-layout-name="AL1T32" presentation:use-date-time-name="dtd1">
        <office:forms form:automatic-focus="false" form:apply-design-mode="false"/>
        <draw:frame draw:style-name="gr6" draw:text-style-name="P4" draw:layer="layout" svg:width="22.605cm" svg:height="11.175cm" svg:x="-2.54cm" svg:y="0.255cm">
          <draw:image xlink:href="Pictures/10000000000003B9000001EC8BB7E36777AE239F.png" xlink:type="simple" xlink:show="embed" xlink:actuate="onLoad" loext:mime-type="image/png">
            <text:p/>
          </draw:image>
        </draw:frame>
        <draw:custom-shape draw:style-name="gr2" draw:text-style-name="P1" draw:layer="layout" svg:width="12.7cm" svg:height="3.302cm" svg:x="1.524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.398cm" svg:height="4.064cm" svg:x="1.27cm" svg:y="2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8" draw:layer="layout" svg:width="8.128cm" svg:height="1.27cm" svg:x="1.778cm" svg:y="2.54cm">
          <text:p/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9.812cm" svg:y1="3.136cm" svg:x2="10.668cm" svg:y2="3.049cm">
          <text:p/>
        </draw:line>
        <draw:frame draw:style-name="gr22" draw:text-style-name="P7" draw:layer="layout" svg:width="2.794cm" svg:height="1.103cm" svg:x="20.32cm" svg:y="2.541cm">
          <draw:text-box>
            <text:p>True</text:p>
          </draw:text-box>
        </draw:frame>
        <draw:g>
          <draw:path draw:style-name="gr7" draw:text-style-name="P5" draw:layer="layout" svg:width="3.308cm" svg:height="0.982cm" svg:x="4.069cm" svg:y="14.623cm" svg:viewBox="0 0 3309 983" svg:d="M0 0v983h3309v-983zM2574 0v983z">
            <text:p/>
          </draw:path>
          <draw:line draw:style-name="gr8" draw:text-style-name="P4" draw:layer="layout" svg:x1="6.964cm" svg:y1="15.114cm" svg:x2="9.032cm" svg:y2="15.114cm">
            <text:p/>
          </draw:line>
          <draw:frame draw:style-name="gr18" draw:text-style-name="P6" draw:layer="layout" svg:width="2.008cm" svg:height="1.348cm" svg:x="4.721cm" svg:y="14.473cm">
            <draw:text-box>
              <text:p><text:span text:style-name="T2">10</text:span></text:p>
            </draw:text-box>
          </draw:frame>
        </draw:g>
        <draw:g>
          <draw:path draw:style-name="gr7" draw:text-style-name="P5" draw:layer="layout" svg:width="3.308cm" svg:height="0.982cm" svg:x="9.155cm" svg:y="14.623cm" svg:viewBox="0 0 3309 983" svg:d="M0 0v983h3309v-983zM2574 0v983z">
            <text:p/>
          </draw:path>
          <draw:line draw:style-name="gr8" draw:text-style-name="P4" draw:layer="layout" svg:x1="12.051cm" svg:y1="15.114cm" svg:x2="14.119cm" svg:y2="15.114cm">
            <text:p/>
          </draw:line>
          <draw:frame draw:style-name="gr18" draw:text-style-name="P6" draw:layer="layout" svg:width="1.524cm" svg:height="1.348cm" svg:x="9.463cm" svg:y="14.473cm">
            <draw:text-box>
              <text:p><text:span text:style-name="T2">15</text:span></text:p>
            </draw:text-box>
          </draw:frame>
        </draw:g>
        <draw:g>
          <draw:path draw:style-name="gr7" draw:text-style-name="P5" draw:layer="layout" svg:width="3.308cm" svg:height="0.982cm" svg:x="14.203cm" svg:y="14.623cm" svg:viewBox="0 0 3309 983" svg:d="M0 0v983h3309v-983zM2574 0v983z">
            <text:p/>
          </draw:path>
          <draw:line draw:style-name="gr8" draw:text-style-name="P4" draw:layer="layout" svg:x1="17.099cm" svg:y1="15.114cm" svg:x2="19.167cm" svg:y2="15.114cm">
            <text:p/>
          </draw:line>
          <draw:frame draw:style-name="gr18" draw:text-style-name="P6" draw:layer="layout" svg:width="1.64cm" svg:height="1.348cm" svg:x="14.373cm" svg:y="14.473cm">
            <draw:text-box>
              <text:p><text:span text:style-name="T2">20</text:span></text:p>
            </draw:text-box>
          </draw:frame>
        </draw:g>
        <draw:g>
          <draw:path draw:style-name="gr7" draw:text-style-name="P5" draw:layer="layout" svg:width="3.308cm" svg:height="0.982cm" svg:x="19.212cm" svg:y="14.623cm" svg:viewBox="0 0 3309 983" svg:d="M0 0v983h3309v-983zM2574 0v983z">
            <text:p/>
          </draw:path>
          <draw:line draw:style-name="gr8" draw:text-style-name="P4" draw:layer="layout" svg:x1="22.108cm" svg:y1="15.114cm" svg:x2="24.176cm" svg:y2="15.114cm">
            <text:p/>
          </draw:line>
          <draw:frame draw:style-name="gr18" draw:text-style-name="P6" draw:layer="layout" svg:width="1.457cm" svg:height="1.348cm" svg:x="19.453cm" svg:y="14.473cm">
            <draw:text-box>
              <text:p><text:span text:style-name="T2">25</text:span></text:p>
            </draw:text-box>
          </draw:frame>
        </draw:g>
        <draw:g>
          <draw:frame draw:style-name="gr20" draw:text-style-name="P7" draw:layer="layout" svg:width="2.734cm" svg:height="1.103cm" draw:transform="rotate (1.5707963267949) translate (20.649cm 19.377cm)">
            <draw:text-box>
              <text:p>Fim</text:p>
            </draw:text-box>
          </draw:frame>
          <draw:line draw:style-name="gr8" draw:text-style-name="P4" draw:layer="layout" svg:x1="21.752cm" svg:y1="19.377cm" svg:x2="21.752cm" svg:y2="15.821cm">
            <text:p/>
          </draw:line>
        </draw:g>
        <draw:g>
          <draw:frame draw:style-name="gr30" draw:text-style-name="P7" draw:layer="layout" svg:width="2.734cm" svg:height="1.103cm" draw:transform="rotate (1.5707963267949) translate (28.87cm 19.298cm)">
            <draw:text-box>
              <text:p>Ultimo</text:p>
            </draw:text-box>
          </draw:frame>
          <draw:line draw:style-name="gr8" draw:text-style-name="P4" draw:layer="layout" svg:x1="29.792cm" svg:y1="19.298cm" svg:x2="29.792cm" svg:y2="15.742cm">
            <text:p/>
          </draw:line>
        </draw:g>
        <draw:g>
          <draw:path draw:style-name="gr7" draw:text-style-name="P5" draw:layer="layout" svg:width="2.497cm" svg:height="0.982cm" svg:x="24.298cm" svg:y="14.623cm" svg:viewBox="0 0 2498 983" svg:d="M0 0v983h2498v-983zM1943 0v983z">
            <text:p/>
          </draw:path>
          <draw:line draw:style-name="gr8" draw:text-style-name="P4" draw:layer="layout" svg:x1="26.484cm" svg:y1="15.114cm" svg:x2="28.045cm" svg:y2="15.114cm">
            <text:p/>
          </draw:line>
          <draw:frame draw:style-name="gr18" draw:text-style-name="P6" draw:layer="layout" svg:width="1.516cm" svg:height="1.348cm" svg:x="24.79cm" svg:y="14.473cm">
            <draw:text-box>
              <text:p><text:span text:style-name="T2">5</text:span></text:p>
            </draw:text-box>
          </draw:frame>
        </draw:g>
        <draw:g>
          <draw:frame draw:style-name="gr25" draw:text-style-name="P7" draw:layer="layout" svg:width="3.411cm" svg:height="1.103cm" draw:transform="rotate (1.5707963267949) translate (4.564cm 19.782cm)">
            <draw:text-box>
              <text:p>Primeiro</text:p>
            </draw:text-box>
          </draw:frame>
          <draw:line draw:style-name="gr8" draw:text-style-name="P4" draw:layer="layout" svg:x1="5.667cm" svg:y1="19.528cm" svg:x2="5.667cm" svg:y2="15.972cm">
            <text:p/>
          </draw:line>
        </draw:g>
        <draw:g>
          <draw:path draw:style-name="gr7" draw:text-style-name="P5" draw:layer="layout" svg:width="2.461cm" svg:height="0.982cm" svg:x="28.201cm" svg:y="14.597cm" svg:viewBox="0 0 2462 983" svg:d="M0 0v983h2462v-983zM1915 0v983z">
            <text:p/>
          </draw:path>
          <draw:line draw:style-name="gr8" draw:text-style-name="P4" draw:layer="layout" svg:x1="30.355cm" svg:y1="15.088cm" svg:x2="31.894cm" svg:y2="15.088cm">
            <text:p/>
          </draw:line>
          <draw:frame draw:style-name="gr18" draw:text-style-name="P6" draw:layer="layout" svg:width="1.494cm" svg:height="1.348cm" svg:x="28.686cm" svg:y="14.447cm">
            <draw:text-box>
              <text:p><text:span text:style-name="T2">10</text:span></text:p>
            </draw:text-box>
          </draw:frame>
        </draw:g>
        <draw:path draw:style-name="gr7" draw:text-style-name="P4" draw:layer="layout" svg:width="0.952cm" svg:height="1.336cm" svg:x="32.172cm" svg:y="14.484cm" svg:viewBox="0 0 953 1337" svg:d="M0 0v1337zM238 223v891zM953 669c0 39-11 78-32 112-21 33-52 62-87 81-37 20-78 30-119 30-42 0-84-10-120-30-36-19-67-48-87-81-21-34-32-73-32-112s11-78 32-112c20-33 51-62 87-82 36-19 78-29 120-29 41 0 82 10 119 29 35 20 66 49 87 82 21 34 32 73 32 112z">
          <text:p/>
        </draw:path>
        <presentation:notes draw:style-name="dp2" presentation:use-date-time-name="dtd1">
          <draw:page-thumbnail draw:style-name="gr4" draw:layer="layout" svg:width="12.292cm" svg:height="10.386cm" svg:x="4.352cm" svg:y="3.104cm" draw:page-number="17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2" presentation:presentation-page-layout-name="AL1T32" presentation:use-date-time-name="dtd1">
        <office:forms form:automatic-focus="false" form:apply-design-mode="false"/>
        <draw:frame draw:style-name="gr6" draw:text-style-name="P4" draw:layer="layout" svg:width="22.605cm" svg:height="11.175cm" svg:x="-2.54cm" svg:y="0.255cm">
          <draw:image xlink:href="Pictures/10000000000003B9000001EC8BB7E36777AE239F.png" xlink:type="simple" xlink:show="embed" xlink:actuate="onLoad" loext:mime-type="image/png">
            <text:p/>
          </draw:image>
        </draw:frame>
        <draw:custom-shape draw:style-name="gr2" draw:text-style-name="P1" draw:layer="layout" svg:width="12.7cm" svg:height="3.302cm" svg:x="1.524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.398cm" svg:height="4.064cm" svg:x="1.27cm" svg:y="2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8" draw:layer="layout" svg:width="16.002cm" svg:height="1.27cm" svg:x="3.556cm" svg:y="3.556cm">
          <text:p/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9.812cm" svg:y1="3.136cm" svg:x2="10.668cm" svg:y2="3.049cm">
          <text:p/>
        </draw:line>
        <draw:frame draw:style-name="gr22" draw:text-style-name="P7" draw:layer="layout" svg:width="2.794cm" svg:height="1.103cm" svg:x="20.32cm" svg:y="2.541cm">
          <draw:text-box>
            <text:p>True</text:p>
          </draw:text-box>
        </draw:frame>
        <draw:g>
          <draw:path draw:style-name="gr7" draw:text-style-name="P5" draw:layer="layout" svg:width="3.308cm" svg:height="0.982cm" svg:x="0.916cm" svg:y="14.907cm" svg:viewBox="0 0 3309 983" svg:d="M0 0v983h3309v-983zM2574 0v983z">
            <text:p/>
          </draw:path>
          <draw:line draw:style-name="gr8" draw:text-style-name="P4" draw:layer="layout" svg:x1="3.811cm" svg:y1="15.398cm" svg:x2="5.879cm" svg:y2="15.398cm">
            <text:p/>
          </draw:line>
          <draw:frame draw:style-name="gr18" draw:text-style-name="P6" draw:layer="layout" svg:width="2.008cm" svg:height="1.348cm" svg:x="1.568cm" svg:y="14.757cm">
            <draw:text-box>
              <text:p><text:span text:style-name="T2">10</text:span></text:p>
            </draw:text-box>
          </draw:frame>
        </draw:g>
        <draw:g>
          <draw:path draw:style-name="gr7" draw:text-style-name="P5" draw:layer="layout" svg:width="3.308cm" svg:height="0.982cm" svg:x="6.002cm" svg:y="14.907cm" svg:viewBox="0 0 3309 983" svg:d="M0 0v983h3309v-983zM2574 0v983z">
            <text:p/>
          </draw:path>
          <draw:line draw:style-name="gr8" draw:text-style-name="P4" draw:layer="layout" svg:x1="8.898cm" svg:y1="15.398cm" svg:x2="10.966cm" svg:y2="15.398cm">
            <text:p/>
          </draw:line>
          <draw:frame draw:style-name="gr18" draw:text-style-name="P6" draw:layer="layout" svg:width="1.524cm" svg:height="1.348cm" svg:x="6.31cm" svg:y="14.757cm">
            <draw:text-box>
              <text:p><text:span text:style-name="T2">15</text:span></text:p>
            </draw:text-box>
          </draw:frame>
        </draw:g>
        <draw:g>
          <draw:path draw:style-name="gr7" draw:text-style-name="P5" draw:layer="layout" svg:width="3.308cm" svg:height="0.982cm" svg:x="11.05cm" svg:y="14.907cm" svg:viewBox="0 0 3309 983" svg:d="M0 0v983h3309v-983zM2574 0v983z">
            <text:p/>
          </draw:path>
          <draw:line draw:style-name="gr8" draw:text-style-name="P4" draw:layer="layout" svg:x1="13.946cm" svg:y1="15.398cm" svg:x2="16.014cm" svg:y2="15.398cm">
            <text:p/>
          </draw:line>
          <draw:frame draw:style-name="gr18" draw:text-style-name="P6" draw:layer="layout" svg:width="1.64cm" svg:height="1.348cm" svg:x="11.22cm" svg:y="14.757cm">
            <draw:text-box>
              <text:p><text:span text:style-name="T2">20</text:span></text:p>
            </draw:text-box>
          </draw:frame>
        </draw:g>
        <draw:g>
          <draw:path draw:style-name="gr7" draw:text-style-name="P5" draw:layer="layout" svg:width="2.205cm" svg:height="0.982cm" svg:x="16.059cm" svg:y="14.907cm" svg:viewBox="0 0 2206 983" svg:d="M0 0v983h2206v-983zM1716 0v983z">
            <text:p/>
          </draw:path>
          <draw:line draw:style-name="gr8" draw:text-style-name="P4" draw:layer="layout" svg:x1="17.989cm" svg:y1="15.398cm" svg:x2="19.368cm" svg:y2="15.398cm">
            <text:p/>
          </draw:line>
          <draw:frame draw:style-name="gr34" draw:text-style-name="P6" draw:layer="layout" svg:width="1.56cm" svg:height="1.348cm" svg:x="16.22cm" svg:y="14.732cm">
            <draw:text-box>
              <text:p><text:span text:style-name="T2">25</text:span></text:p>
            </draw:text-box>
          </draw:frame>
        </draw:g>
        <draw:g>
          <draw:frame draw:style-name="gr20" draw:text-style-name="P7" draw:layer="layout" svg:width="2.734cm" svg:height="1.103cm" draw:transform="rotate (1.5707963267949) translate (16.51cm 19.661cm)">
            <draw:text-box>
              <text:p>Fim</text:p>
            </draw:text-box>
          </draw:frame>
          <draw:line draw:style-name="gr8" draw:text-style-name="P4" draw:layer="layout" svg:x1="17.613cm" svg:y1="19.661cm" svg:x2="17.613cm" svg:y2="16.105cm">
            <text:p/>
          </draw:line>
        </draw:g>
        <draw:g>
          <draw:frame draw:style-name="gr30" draw:text-style-name="P7" draw:layer="layout" svg:width="2.734cm" svg:height="1.103cm" draw:transform="rotate (1.5707963267949) translate (23.811cm 19.812cm)">
            <draw:text-box>
              <text:p>Ultimo</text:p>
            </draw:text-box>
          </draw:frame>
          <draw:line draw:style-name="gr8" draw:text-style-name="P4" draw:layer="layout" svg:x1="24.733cm" svg:y1="19.812cm" svg:x2="24.733cm" svg:y2="16.256cm">
            <text:p/>
          </draw:line>
        </draw:g>
        <draw:g>
          <draw:path draw:style-name="gr7" draw:text-style-name="P5" draw:layer="layout" svg:width="2.497cm" svg:height="0.982cm" svg:x="19.643cm" svg:y="14.907cm" svg:viewBox="0 0 2498 983" svg:d="M0 0v983h2498v-983zM1943 0v983z">
            <text:p/>
          </draw:path>
          <draw:line draw:style-name="gr8" draw:text-style-name="P4" draw:layer="layout" svg:x1="21.829cm" svg:y1="15.398cm" svg:x2="23.39cm" svg:y2="15.398cm">
            <text:p/>
          </draw:line>
          <draw:frame draw:style-name="gr18" draw:text-style-name="P6" draw:layer="layout" svg:width="1.516cm" svg:height="1.348cm" svg:x="20.135cm" svg:y="14.757cm">
            <draw:text-box>
              <text:p><text:span text:style-name="T2">5</text:span></text:p>
            </draw:text-box>
          </draw:frame>
        </draw:g>
        <draw:g>
          <draw:frame draw:style-name="gr25" draw:text-style-name="P7" draw:layer="layout" svg:width="3.411cm" svg:height="1.103cm" draw:transform="rotate (1.5707963267949) translate (1.411cm 20.066cm)">
            <draw:text-box>
              <text:p>Primeiro</text:p>
            </draw:text-box>
          </draw:frame>
          <draw:line draw:style-name="gr8" draw:text-style-name="P4" draw:layer="layout" svg:x1="2.514cm" svg:y1="19.812cm" svg:x2="2.514cm" svg:y2="16.256cm">
            <text:p/>
          </draw:line>
        </draw:g>
        <draw:g>
          <draw:path draw:style-name="gr7" draw:text-style-name="P5" draw:layer="layout" svg:width="2.461cm" svg:height="0.982cm" svg:x="23.546cm" svg:y="14.881cm" svg:viewBox="0 0 2462 983" svg:d="M0 0v983h2462v-983zM1915 0v983z">
            <text:p/>
          </draw:path>
          <draw:line draw:style-name="gr8" draw:text-style-name="P4" draw:layer="layout" svg:x1="25.7cm" svg:y1="15.372cm" svg:x2="27.239cm" svg:y2="15.372cm">
            <text:p/>
          </draw:line>
          <draw:frame draw:style-name="gr18" draw:text-style-name="P6" draw:layer="layout" svg:width="1.494cm" svg:height="1.348cm" svg:x="24.031cm" svg:y="14.731cm">
            <draw:text-box>
              <text:p><text:span text:style-name="T2">10</text:span></text:p>
            </draw:text-box>
          </draw:frame>
        </draw:g>
        <draw:path draw:style-name="gr7" draw:text-style-name="P4" draw:layer="layout" svg:width="0.952cm" svg:height="1.336cm" svg:x="31.305cm" svg:y="14.665cm" svg:viewBox="0 0 953 1337" svg:d="M0 0v1337zM238 223v891zM953 669c0 39-11 78-32 112-21 33-52 62-87 81-37 20-78 30-119 30-42 0-84-10-120-30-36-19-67-48-87-81-21-34-32-73-32-112s11-78 32-112c20-33 51-62 87-82 36-19 78-29 120-29 41 0 82 10 119 29 35 20 66 49 87 82 21 34 32 73 32 112z">
          <text:p/>
        </draw:path>
        <draw:g>
          <draw:path draw:style-name="gr7" draw:text-style-name="P5" draw:layer="layout" svg:width="2.461cm" svg:height="0.982cm" svg:x="27.295cm" svg:y="14.882cm" svg:viewBox="0 0 2462 983" svg:d="M0 0v983h2462v-983zM1915 0v983z">
            <text:p/>
          </draw:path>
          <draw:line draw:style-name="gr8" draw:text-style-name="P4" draw:layer="layout" svg:x1="29.449cm" svg:y1="15.373cm" svg:x2="30.988cm" svg:y2="15.373cm">
            <text:p/>
          </draw:line>
          <draw:frame draw:style-name="gr18" draw:text-style-name="P6" draw:layer="layout" svg:width="1.494cm" svg:height="1.348cm" svg:x="27.78cm" svg:y="14.732cm">
            <draw:text-box>
              <text:p><text:span text:style-name="T2">15</text:span></text:p>
            </draw:text-box>
          </draw:frame>
        </draw:g>
        <presentation:notes draw:style-name="dp2" presentation:use-date-time-name="dtd1">
          <draw:page-thumbnail draw:style-name="gr4" draw:layer="layout" svg:width="12.292cm" svg:height="10.386cm" svg:x="4.352cm" svg:y="3.104cm" draw:page-number="18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2" presentation:presentation-page-layout-name="AL1T32" presentation:use-date-time-name="dtd1">
        <office:forms form:automatic-focus="false" form:apply-design-mode="false"/>
        <draw:frame draw:style-name="gr6" draw:text-style-name="P4" draw:layer="layout" svg:width="22.605cm" svg:height="11.175cm" svg:x="-2.54cm" svg:y="0.255cm">
          <draw:image xlink:href="Pictures/10000000000003B9000001EC8BB7E36777AE239F.png" xlink:type="simple" xlink:show="embed" xlink:actuate="onLoad" loext:mime-type="image/png">
            <text:p/>
          </draw:image>
        </draw:frame>
        <draw:custom-shape draw:style-name="gr2" draw:text-style-name="P1" draw:layer="layout" svg:width="12.7cm" svg:height="3.302cm" svg:x="1.524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.398cm" svg:height="4.064cm" svg:x="1.27cm" svg:y="2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8" draw:layer="layout" svg:width="7.366cm" svg:height="1.27cm" svg:x="3.556cm" svg:y="4.572cm">
          <text:p/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9.812cm" svg:y1="3.136cm" svg:x2="10.668cm" svg:y2="3.049cm">
          <text:p/>
        </draw:line>
        <draw:frame draw:style-name="gr22" draw:text-style-name="P7" draw:layer="layout" svg:width="2.794cm" svg:height="1.103cm" svg:x="20.32cm" svg:y="2.541cm">
          <draw:text-box>
            <text:p>True</text:p>
          </draw:text-box>
        </draw:frame>
        <draw:g>
          <draw:path draw:style-name="gr7" draw:text-style-name="P5" draw:layer="layout" svg:width="3.308cm" svg:height="0.982cm" svg:x="0.917cm" svg:y="14.883cm" svg:viewBox="0 0 3309 983" svg:d="M0 0v983h3309v-983zM2574 0v983z">
            <text:p/>
          </draw:path>
          <draw:line draw:style-name="gr8" draw:text-style-name="P4" draw:layer="layout" svg:x1="3.812cm" svg:y1="15.374cm" svg:x2="5.88cm" svg:y2="15.374cm">
            <text:p/>
          </draw:line>
          <draw:frame draw:style-name="gr18" draw:text-style-name="P6" draw:layer="layout" svg:width="2.008cm" svg:height="1.348cm" svg:x="1.569cm" svg:y="14.733cm">
            <draw:text-box>
              <text:p><text:span text:style-name="T2">10</text:span></text:p>
            </draw:text-box>
          </draw:frame>
        </draw:g>
        <draw:g>
          <draw:path draw:style-name="gr7" draw:text-style-name="P5" draw:layer="layout" svg:width="3.308cm" svg:height="0.982cm" svg:x="6.003cm" svg:y="14.883cm" svg:viewBox="0 0 3309 983" svg:d="M0 0v983h3309v-983zM2574 0v983z">
            <text:p/>
          </draw:path>
          <draw:line draw:style-name="gr8" draw:text-style-name="P4" draw:layer="layout" svg:x1="8.899cm" svg:y1="15.374cm" svg:x2="10.967cm" svg:y2="15.374cm">
            <text:p/>
          </draw:line>
          <draw:frame draw:style-name="gr18" draw:text-style-name="P6" draw:layer="layout" svg:width="1.524cm" svg:height="1.348cm" svg:x="6.311cm" svg:y="14.733cm">
            <draw:text-box>
              <text:p><text:span text:style-name="T2">15</text:span></text:p>
            </draw:text-box>
          </draw:frame>
        </draw:g>
        <draw:g>
          <draw:path draw:style-name="gr7" draw:text-style-name="P5" draw:layer="layout" svg:width="3.308cm" svg:height="0.982cm" svg:x="11.051cm" svg:y="14.883cm" svg:viewBox="0 0 3309 983" svg:d="M0 0v983h3309v-983zM2574 0v983z">
            <text:p/>
          </draw:path>
          <draw:line draw:style-name="gr8" draw:text-style-name="P4" draw:layer="layout" svg:x1="13.947cm" svg:y1="15.374cm" svg:x2="16.015cm" svg:y2="15.374cm">
            <text:p/>
          </draw:line>
          <draw:frame draw:style-name="gr18" draw:text-style-name="P6" draw:layer="layout" svg:width="1.64cm" svg:height="1.348cm" svg:x="11.221cm" svg:y="14.733cm">
            <draw:text-box>
              <text:p><text:span text:style-name="T2">20</text:span></text:p>
            </draw:text-box>
          </draw:frame>
        </draw:g>
        <draw:g>
          <draw:path draw:style-name="gr7" draw:text-style-name="P5" draw:layer="layout" svg:width="2.205cm" svg:height="0.982cm" svg:x="16.06cm" svg:y="14.883cm" svg:viewBox="0 0 2206 983" svg:d="M0 0v983h2206v-983zM1716 0v983z">
            <text:p/>
          </draw:path>
          <draw:line draw:style-name="gr8" draw:text-style-name="P4" draw:layer="layout" svg:x1="17.99cm" svg:y1="15.374cm" svg:x2="19.369cm" svg:y2="15.374cm">
            <text:p/>
          </draw:line>
          <draw:frame draw:style-name="gr34" draw:text-style-name="P6" draw:layer="layout" svg:width="1.56cm" svg:height="1.348cm" svg:x="16.221cm" svg:y="14.708cm">
            <draw:text-box>
              <text:p><text:span text:style-name="T2">25</text:span></text:p>
            </draw:text-box>
          </draw:frame>
        </draw:g>
        <draw:g>
          <draw:frame draw:style-name="gr20" draw:text-style-name="P7" draw:layer="layout" svg:width="2.734cm" svg:height="1.103cm" draw:transform="rotate (1.5707963267949) translate (16.511cm 19.637cm)">
            <draw:text-box>
              <text:p>Fim</text:p>
            </draw:text-box>
          </draw:frame>
          <draw:line draw:style-name="gr8" draw:text-style-name="P4" draw:layer="layout" svg:x1="17.614cm" svg:y1="19.637cm" svg:x2="17.614cm" svg:y2="16.081cm">
            <text:p/>
          </draw:line>
        </draw:g>
        <draw:g>
          <draw:frame draw:style-name="gr30" draw:text-style-name="P7" draw:layer="layout" svg:width="2.734cm" svg:height="1.103cm" draw:transform="rotate (1.5707963267949) translate (23.812cm 19.788cm)">
            <draw:text-box>
              <text:p>Ultimo</text:p>
            </draw:text-box>
          </draw:frame>
          <draw:line draw:style-name="gr8" draw:text-style-name="P4" draw:layer="layout" svg:x1="24.734cm" svg:y1="19.788cm" svg:x2="24.734cm" svg:y2="16.232cm">
            <text:p/>
          </draw:line>
        </draw:g>
        <draw:g>
          <draw:path draw:style-name="gr7" draw:text-style-name="P5" draw:layer="layout" svg:width="2.497cm" svg:height="0.982cm" svg:x="19.644cm" svg:y="14.883cm" svg:viewBox="0 0 2498 983" svg:d="M0 0v983h2498v-983zM1943 0v983z">
            <text:p/>
          </draw:path>
          <draw:line draw:style-name="gr8" draw:text-style-name="P4" draw:layer="layout" svg:x1="21.83cm" svg:y1="15.374cm" svg:x2="23.391cm" svg:y2="15.374cm">
            <text:p/>
          </draw:line>
          <draw:frame draw:style-name="gr18" draw:text-style-name="P6" draw:layer="layout" svg:width="1.516cm" svg:height="1.348cm" svg:x="20.136cm" svg:y="14.733cm">
            <draw:text-box>
              <text:p><text:span text:style-name="T2">5</text:span></text:p>
            </draw:text-box>
          </draw:frame>
        </draw:g>
        <draw:g>
          <draw:frame draw:style-name="gr25" draw:text-style-name="P7" draw:layer="layout" svg:width="3.411cm" svg:height="1.103cm" draw:transform="rotate (1.5707963267949) translate (2.453cm 20.042cm)">
            <draw:text-box>
              <text:p>Primeiro</text:p>
            </draw:text-box>
          </draw:frame>
          <draw:line draw:style-name="gr8" draw:text-style-name="P4" draw:layer="layout" svg:x1="3.556cm" svg:y1="19.788cm" svg:x2="3.556cm" svg:y2="16.232cm">
            <text:p/>
          </draw:line>
        </draw:g>
        <draw:g>
          <draw:path draw:style-name="gr7" draw:text-style-name="P5" draw:layer="layout" svg:width="2.461cm" svg:height="0.982cm" svg:x="23.547cm" svg:y="14.857cm" svg:viewBox="0 0 2462 983" svg:d="M0 0v983h2462v-983zM1915 0v983z">
            <text:p/>
          </draw:path>
          <draw:line draw:style-name="gr8" draw:text-style-name="P4" draw:layer="layout" svg:x1="25.701cm" svg:y1="15.348cm" svg:x2="27.24cm" svg:y2="15.348cm">
            <text:p/>
          </draw:line>
          <draw:frame draw:style-name="gr18" draw:text-style-name="P6" draw:layer="layout" svg:width="1.494cm" svg:height="1.348cm" svg:x="24.032cm" svg:y="14.707cm">
            <draw:text-box>
              <text:p><text:span text:style-name="T2">10</text:span></text:p>
            </draw:text-box>
          </draw:frame>
        </draw:g>
        <draw:path draw:style-name="gr7" draw:text-style-name="P4" draw:layer="layout" svg:width="0.952cm" svg:height="1.336cm" svg:x="31.306cm" svg:y="14.641cm" svg:viewBox="0 0 953 1337" svg:d="M0 0v1337zM238 223v891zM953 669c0 39-11 78-32 112-21 33-52 62-87 81-37 20-78 30-119 30-42 0-84-10-120-30-36-19-67-48-87-81-21-34-32-73-32-112s11-78 32-112c20-33 51-62 87-82 36-19 78-29 120-29 41 0 82 10 119 29 35 20 66 49 87 82 21 34 32 73 32 112z">
          <text:p/>
        </draw:path>
        <draw:g>
          <draw:path draw:style-name="gr7" draw:text-style-name="P5" draw:layer="layout" svg:width="2.461cm" svg:height="0.982cm" svg:x="27.296cm" svg:y="14.858cm" svg:viewBox="0 0 2462 983" svg:d="M0 0v983h2462v-983zM1915 0v983z">
            <text:p/>
          </draw:path>
          <draw:line draw:style-name="gr8" draw:text-style-name="P4" draw:layer="layout" svg:x1="29.45cm" svg:y1="15.349cm" svg:x2="30.989cm" svg:y2="15.349cm">
            <text:p/>
          </draw:line>
          <draw:frame draw:style-name="gr18" draw:text-style-name="P6" draw:layer="layout" svg:width="1.494cm" svg:height="1.348cm" svg:x="27.781cm" svg:y="14.708cm">
            <draw:text-box>
              <text:p><text:span text:style-name="T2">15</text:span></text:p>
            </draw:text-box>
          </draw:frame>
        </draw:g>
        <draw:g>
          <draw:frame draw:style-name="gr25" draw:text-style-name="P7" draw:layer="layout" svg:width="3.411cm" svg:height="1.103cm" draw:transform="rotate (1.5707963267949) translate (1.092cm 19.812cm)">
            <draw:text-box>
              <text:p>Tmp</text:p>
            </draw:text-box>
          </draw:frame>
          <draw:line draw:style-name="gr8" draw:text-style-name="P4" draw:layer="layout" svg:x1="2.195cm" svg:y1="19.558cm" svg:x2="2.195cm" svg:y2="16.002cm">
            <text:p/>
          </draw:line>
        </draw:g>
        <presentation:notes draw:style-name="dp2" presentation:use-date-time-name="dtd1">
          <draw:page-thumbnail draw:style-name="gr4" draw:layer="layout" svg:width="12.292cm" svg:height="10.386cm" svg:x="4.352cm" svg:y="3.104cm" draw:page-number="19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2" presentation:presentation-page-layout-name="AL1T32" presentation:use-date-time-name="dtd1">
        <office:forms form:automatic-focus="false" form:apply-design-mode="false"/>
        <draw:frame draw:style-name="gr6" draw:text-style-name="P4" draw:layer="layout" svg:width="22.605cm" svg:height="11.175cm" svg:x="-2.54cm" svg:y="0.255cm">
          <draw:image xlink:href="Pictures/10000000000003B9000001EC8BB7E36777AE239F.png" xlink:type="simple" xlink:show="embed" xlink:actuate="onLoad" loext:mime-type="image/png">
            <text:p/>
          </draw:image>
        </draw:frame>
        <draw:custom-shape draw:style-name="gr2" draw:text-style-name="P1" draw:layer="layout" svg:width="12.7cm" svg:height="3.302cm" svg:x="1.524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.398cm" svg:height="4.064cm" svg:x="1.27cm" svg:y="2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8" draw:layer="layout" svg:width="8.128cm" svg:height="1.27cm" svg:x="3.556cm" svg:y="5.588cm">
          <text:p/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9.812cm" svg:y1="3.136cm" svg:x2="10.668cm" svg:y2="3.049cm">
          <text:p/>
        </draw:line>
        <draw:frame draw:style-name="gr22" draw:text-style-name="P7" draw:layer="layout" svg:width="2.794cm" svg:height="1.103cm" svg:x="20.32cm" svg:y="2.541cm">
          <draw:text-box>
            <text:p>True</text:p>
          </draw:text-box>
        </draw:frame>
        <draw:g>
          <draw:path draw:style-name="gr7" draw:text-style-name="P5" draw:layer="layout" svg:width="3.308cm" svg:height="0.982cm" svg:x="0.918cm" svg:y="14.859cm" svg:viewBox="0 0 3309 983" svg:d="M0 0v983h3309v-983zM2574 0v983z">
            <text:p/>
          </draw:path>
          <draw:line draw:style-name="gr8" draw:text-style-name="P4" draw:layer="layout" svg:x1="3.813cm" svg:y1="15.35cm" svg:x2="5.881cm" svg:y2="15.35cm">
            <text:p/>
          </draw:line>
          <draw:frame draw:style-name="gr18" draw:text-style-name="P6" draw:layer="layout" svg:width="2.008cm" svg:height="1.348cm" svg:x="1.57cm" svg:y="14.709cm">
            <draw:text-box>
              <text:p><text:span text:style-name="T2">10</text:span></text:p>
            </draw:text-box>
          </draw:frame>
        </draw:g>
        <draw:g>
          <draw:path draw:style-name="gr7" draw:text-style-name="P5" draw:layer="layout" svg:width="3.308cm" svg:height="0.982cm" svg:x="6.004cm" svg:y="14.859cm" svg:viewBox="0 0 3309 983" svg:d="M0 0v983h3309v-983zM2574 0v983z">
            <text:p/>
          </draw:path>
          <draw:line draw:style-name="gr8" draw:text-style-name="P4" draw:layer="layout" svg:x1="8.9cm" svg:y1="15.35cm" svg:x2="10.968cm" svg:y2="15.35cm">
            <text:p/>
          </draw:line>
          <draw:frame draw:style-name="gr18" draw:text-style-name="P6" draw:layer="layout" svg:width="1.524cm" svg:height="1.348cm" svg:x="6.312cm" svg:y="14.709cm">
            <draw:text-box>
              <text:p><text:span text:style-name="T2">15</text:span></text:p>
            </draw:text-box>
          </draw:frame>
        </draw:g>
        <draw:g>
          <draw:path draw:style-name="gr7" draw:text-style-name="P5" draw:layer="layout" svg:width="3.308cm" svg:height="0.982cm" svg:x="11.052cm" svg:y="14.859cm" svg:viewBox="0 0 3309 983" svg:d="M0 0v983h3309v-983zM2574 0v983z">
            <text:p/>
          </draw:path>
          <draw:line draw:style-name="gr8" draw:text-style-name="P4" draw:layer="layout" svg:x1="13.948cm" svg:y1="15.35cm" svg:x2="16.016cm" svg:y2="15.35cm">
            <text:p/>
          </draw:line>
          <draw:frame draw:style-name="gr18" draw:text-style-name="P6" draw:layer="layout" svg:width="1.64cm" svg:height="1.348cm" svg:x="11.222cm" svg:y="14.709cm">
            <draw:text-box>
              <text:p><text:span text:style-name="T2">20</text:span></text:p>
            </draw:text-box>
          </draw:frame>
        </draw:g>
        <draw:g>
          <draw:path draw:style-name="gr7" draw:text-style-name="P5" draw:layer="layout" svg:width="2.205cm" svg:height="0.982cm" svg:x="16.061cm" svg:y="14.859cm" svg:viewBox="0 0 2206 983" svg:d="M0 0v983h2206v-983zM1716 0v983z">
            <text:p/>
          </draw:path>
          <draw:line draw:style-name="gr8" draw:text-style-name="P4" draw:layer="layout" svg:x1="17.991cm" svg:y1="15.35cm" svg:x2="19.37cm" svg:y2="15.35cm">
            <text:p/>
          </draw:line>
          <draw:frame draw:style-name="gr34" draw:text-style-name="P6" draw:layer="layout" svg:width="1.56cm" svg:height="1.348cm" svg:x="16.222cm" svg:y="14.684cm">
            <draw:text-box>
              <text:p><text:span text:style-name="T2">25</text:span></text:p>
            </draw:text-box>
          </draw:frame>
        </draw:g>
        <draw:g>
          <draw:frame draw:style-name="gr20" draw:text-style-name="P7" draw:layer="layout" svg:width="2.734cm" svg:height="1.103cm" draw:transform="rotate (1.5707963267949) translate (16.512cm 19.613cm)">
            <draw:text-box>
              <text:p>Fim</text:p>
            </draw:text-box>
          </draw:frame>
          <draw:line draw:style-name="gr8" draw:text-style-name="P4" draw:layer="layout" svg:x1="17.615cm" svg:y1="19.613cm" svg:x2="17.615cm" svg:y2="16.057cm">
            <text:p/>
          </draw:line>
        </draw:g>
        <draw:g>
          <draw:frame draw:style-name="gr30" draw:text-style-name="P7" draw:layer="layout" svg:width="2.734cm" svg:height="1.103cm" draw:transform="rotate (1.5707963267949) translate (23.813cm 19.764cm)">
            <draw:text-box>
              <text:p>Ultimo</text:p>
            </draw:text-box>
          </draw:frame>
          <draw:line draw:style-name="gr8" draw:text-style-name="P4" draw:layer="layout" svg:x1="24.735cm" svg:y1="19.764cm" svg:x2="24.735cm" svg:y2="16.208cm">
            <text:p/>
          </draw:line>
        </draw:g>
        <draw:g>
          <draw:path draw:style-name="gr7" draw:text-style-name="P5" draw:layer="layout" svg:width="2.497cm" svg:height="0.982cm" svg:x="19.645cm" svg:y="14.859cm" svg:viewBox="0 0 2498 983" svg:d="M0 0v983h2498v-983zM1943 0v983z">
            <text:p/>
          </draw:path>
          <draw:line draw:style-name="gr8" draw:text-style-name="P4" draw:layer="layout" svg:x1="21.831cm" svg:y1="15.35cm" svg:x2="23.392cm" svg:y2="15.35cm">
            <text:p/>
          </draw:line>
          <draw:frame draw:style-name="gr18" draw:text-style-name="P6" draw:layer="layout" svg:width="1.516cm" svg:height="1.348cm" svg:x="20.137cm" svg:y="14.709cm">
            <draw:text-box>
              <text:p><text:span text:style-name="T2">5</text:span></text:p>
            </draw:text-box>
          </draw:frame>
        </draw:g>
        <draw:g>
          <draw:frame draw:style-name="gr25" draw:text-style-name="P7" draw:layer="layout" svg:width="3.411cm" svg:height="1.103cm" draw:transform="rotate (1.5707963267949) translate (6.771cm 20.32cm)">
            <draw:text-box>
              <text:p>Primeiro</text:p>
            </draw:text-box>
          </draw:frame>
          <draw:line draw:style-name="gr8" draw:text-style-name="P4" draw:layer="layout" svg:x1="7.874cm" svg:y1="20.066cm" svg:x2="7.874cm" svg:y2="16.51cm">
            <text:p/>
          </draw:line>
        </draw:g>
        <draw:g>
          <draw:path draw:style-name="gr7" draw:text-style-name="P5" draw:layer="layout" svg:width="2.461cm" svg:height="0.982cm" svg:x="23.548cm" svg:y="14.833cm" svg:viewBox="0 0 2462 983" svg:d="M0 0v983h2462v-983zM1915 0v983z">
            <text:p/>
          </draw:path>
          <draw:line draw:style-name="gr8" draw:text-style-name="P4" draw:layer="layout" svg:x1="25.702cm" svg:y1="15.324cm" svg:x2="27.241cm" svg:y2="15.324cm">
            <text:p/>
          </draw:line>
          <draw:frame draw:style-name="gr18" draw:text-style-name="P6" draw:layer="layout" svg:width="1.494cm" svg:height="1.348cm" svg:x="24.033cm" svg:y="14.683cm">
            <draw:text-box>
              <text:p><text:span text:style-name="T2">10</text:span></text:p>
            </draw:text-box>
          </draw:frame>
        </draw:g>
        <draw:path draw:style-name="gr7" draw:text-style-name="P4" draw:layer="layout" svg:width="0.952cm" svg:height="1.336cm" svg:x="31.307cm" svg:y="14.617cm" svg:viewBox="0 0 953 1337" svg:d="M0 0v1337zM238 223v891zM953 669c0 39-11 78-32 112-21 33-52 62-87 81-37 20-78 30-119 30-42 0-84-10-120-30-36-19-67-48-87-81-21-34-32-73-32-112s11-78 32-112c20-33 51-62 87-82 36-19 78-29 120-29 41 0 82 10 119 29 35 20 66 49 87 82 21 34 32 73 32 112z">
          <text:p/>
        </draw:path>
        <draw:g>
          <draw:path draw:style-name="gr7" draw:text-style-name="P5" draw:layer="layout" svg:width="2.461cm" svg:height="0.982cm" svg:x="27.297cm" svg:y="14.834cm" svg:viewBox="0 0 2462 983" svg:d="M0 0v983h2462v-983zM1915 0v983z">
            <text:p/>
          </draw:path>
          <draw:line draw:style-name="gr8" draw:text-style-name="P4" draw:layer="layout" svg:x1="29.451cm" svg:y1="15.325cm" svg:x2="30.99cm" svg:y2="15.325cm">
            <text:p/>
          </draw:line>
          <draw:frame draw:style-name="gr18" draw:text-style-name="P6" draw:layer="layout" svg:width="1.494cm" svg:height="1.348cm" svg:x="27.782cm" svg:y="14.684cm">
            <draw:text-box>
              <text:p><text:span text:style-name="T2">15</text:span></text:p>
            </draw:text-box>
          </draw:frame>
        </draw:g>
        <draw:g>
          <draw:frame draw:style-name="gr25" draw:text-style-name="P7" draw:layer="layout" svg:width="3.411cm" svg:height="1.103cm" draw:transform="rotate (1.5707963267949) translate (1.093cm 19.788cm)">
            <draw:text-box>
              <text:p>Tmp</text:p>
            </draw:text-box>
          </draw:frame>
          <draw:line draw:style-name="gr8" draw:text-style-name="P4" draw:layer="layout" svg:x1="2.196cm" svg:y1="19.534cm" svg:x2="2.196cm" svg:y2="15.978cm">
            <text:p/>
          </draw:line>
        </draw:g>
        <presentation:notes draw:style-name="dp2" presentation:use-date-time-name="dtd1">
          <draw:page-thumbnail draw:style-name="gr4" draw:layer="layout" svg:width="12.292cm" svg:height="10.386cm" svg:x="4.352cm" svg:y="3.104cm" draw:page-number="20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2" presentation:presentation-page-layout-name="AL1T32" presentation:use-date-time-name="dtd1">
        <office:forms form:automatic-focus="false" form:apply-design-mode="false"/>
        <draw:frame draw:style-name="gr6" draw:text-style-name="P4" draw:layer="layout" svg:width="22.605cm" svg:height="11.175cm" svg:x="-2.54cm" svg:y="0.255cm">
          <draw:image xlink:href="Pictures/10000000000003B9000001EC8BB7E36777AE239F.png" xlink:type="simple" xlink:show="embed" xlink:actuate="onLoad" loext:mime-type="image/png">
            <text:p/>
          </draw:image>
        </draw:frame>
        <draw:custom-shape draw:style-name="gr2" draw:text-style-name="P1" draw:layer="layout" svg:width="12.7cm" svg:height="3.302cm" svg:x="1.524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.398cm" svg:height="4.064cm" svg:x="1.27cm" svg:y="2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7" draw:text-style-name="P5" draw:layer="layout" svg:width="3.308cm" svg:height="0.982cm" svg:x="1.27cm" svg:y="12.596cm" svg:viewBox="0 0 3309 983" svg:d="M0 0v983h3309v-983zM2574 0v983z">
            <text:p/>
          </draw:path>
          <draw:line draw:style-name="gr8" draw:text-style-name="P4" draw:layer="layout" svg:x1="4.166cm" svg:y1="13.087cm" svg:x2="6.234cm" svg:y2="13.087cm">
            <text:p/>
          </draw:line>
          <draw:frame draw:style-name="gr18" draw:text-style-name="P6" draw:layer="layout" svg:width="1.524cm" svg:height="1.348cm" svg:x="1.578cm" svg:y="12.446cm">
            <draw:text-box>
              <text:p><text:span text:style-name="T2">10</text:span></text:p>
            </draw:text-box>
          </draw:frame>
        </draw:g>
        <draw:custom-shape draw:style-name="gr28" draw:text-style-name="P8" draw:layer="layout" svg:width="8.128cm" svg:height="1.27cm" svg:x="3.302cm" svg:y="6.858cm">
          <text:p/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9.812cm" svg:y1="3.136cm" svg:x2="10.668cm" svg:y2="3.049cm">
          <text:p/>
        </draw:line>
        <draw:g>
          <draw:frame draw:style-name="gr25" draw:text-style-name="P7" draw:layer="layout" svg:width="3.411cm" svg:height="1.103cm" draw:transform="rotate (1.5707963267949) translate (2.286cm 19.558cm)">
            <draw:text-box>
              <text:p>Tmp</text:p>
            </draw:text-box>
          </draw:frame>
          <draw:line draw:style-name="gr8" draw:text-style-name="P4" draw:layer="layout" svg:x1="3.389cm" svg:y1="19.304cm" svg:x2="3.389cm" svg:y2="15.748cm">
            <text:p/>
          </draw:line>
        </draw:g>
        <draw:path draw:style-name="gr7" draw:text-style-name="P4" draw:layer="layout" svg:width="0.952cm" svg:height="1.336cm" svg:x="6.604cm" svg:y="12.379cm" svg:viewBox="0 0 953 1337" svg:d="M0 0v1337zM238 223v891zM953 669c0 39-11 78-32 112-21 33-52 62-87 81-37 20-78 30-119 30-42 0-84-10-120-30-36-19-67-48-87-81-21-34-32-73-32-112s11-78 32-112c20-33 51-62 87-82 36-19 78-29 120-29 41 0 82 10 119 29 35 20 66 49 87 82 21 34 32 73 32 112z">
          <text:p/>
        </draw:path>
        <draw:path draw:style-name="gr7" draw:text-style-name="P4" draw:layer="layout" svg:width="0.952cm" svg:height="1.336cm" draw:transform="rotate (1.5707963267949) translate (2.61cm 15.5008494838733cm)" svg:viewBox="0 0 953 1337" svg:d="M0 0v1337zM238 223v891zM953 669c0 39-11 78-32 112-21 33-52 62-87 81-37 20-78 30-119 30-42 0-84-10-120-30-36-19-67-48-87-81-21-34-32-73-32-112s11-78 32-112c20-33 51-62 87-82 36-19 78-29 120-29 41 0 82 10 119 29 35 20 66 49 87 82 21 34 32 73 32 112z">
          <text:p/>
        </draw:path>
        <draw:frame draw:style-name="gr22" draw:text-style-name="P7" draw:layer="layout" svg:width="2.794cm" svg:height="1.103cm" svg:x="20.32cm" svg:y="2.541cm">
          <draw:text-box>
            <text:p>True</text:p>
          </draw:text-box>
        </draw:frame>
        <draw:g>
          <draw:path draw:style-name="gr7" draw:text-style-name="P5" draw:layer="layout" svg:width="3.308cm" svg:height="0.982cm" svg:x="6.005cm" svg:y="14.835cm" svg:viewBox="0 0 3309 983" svg:d="M0 0v983h3309v-983zM2574 0v983z">
            <text:p/>
          </draw:path>
          <draw:line draw:style-name="gr8" draw:text-style-name="P4" draw:layer="layout" svg:x1="8.901cm" svg:y1="15.326cm" svg:x2="10.969cm" svg:y2="15.326cm">
            <text:p/>
          </draw:line>
          <draw:frame draw:style-name="gr18" draw:text-style-name="P6" draw:layer="layout" svg:width="1.524cm" svg:height="1.348cm" svg:x="6.313cm" svg:y="14.685cm">
            <draw:text-box>
              <text:p><text:span text:style-name="T2">15</text:span></text:p>
            </draw:text-box>
          </draw:frame>
        </draw:g>
        <draw:g>
          <draw:path draw:style-name="gr7" draw:text-style-name="P5" draw:layer="layout" svg:width="3.308cm" svg:height="0.982cm" svg:x="11.053cm" svg:y="14.835cm" svg:viewBox="0 0 3309 983" svg:d="M0 0v983h3309v-983zM2574 0v983z">
            <text:p/>
          </draw:path>
          <draw:line draw:style-name="gr8" draw:text-style-name="P4" draw:layer="layout" svg:x1="13.949cm" svg:y1="15.326cm" svg:x2="16.017cm" svg:y2="15.326cm">
            <text:p/>
          </draw:line>
          <draw:frame draw:style-name="gr18" draw:text-style-name="P6" draw:layer="layout" svg:width="1.64cm" svg:height="1.348cm" svg:x="11.223cm" svg:y="14.685cm">
            <draw:text-box>
              <text:p><text:span text:style-name="T2">20</text:span></text:p>
            </draw:text-box>
          </draw:frame>
        </draw:g>
        <draw:g>
          <draw:path draw:style-name="gr7" draw:text-style-name="P5" draw:layer="layout" svg:width="2.205cm" svg:height="0.982cm" svg:x="16.062cm" svg:y="14.835cm" svg:viewBox="0 0 2206 983" svg:d="M0 0v983h2206v-983zM1716 0v983z">
            <text:p/>
          </draw:path>
          <draw:line draw:style-name="gr8" draw:text-style-name="P4" draw:layer="layout" svg:x1="17.992cm" svg:y1="15.326cm" svg:x2="19.371cm" svg:y2="15.326cm">
            <text:p/>
          </draw:line>
          <draw:frame draw:style-name="gr34" draw:text-style-name="P6" draw:layer="layout" svg:width="1.56cm" svg:height="1.348cm" svg:x="16.223cm" svg:y="14.66cm">
            <draw:text-box>
              <text:p><text:span text:style-name="T2">25</text:span></text:p>
            </draw:text-box>
          </draw:frame>
        </draw:g>
        <draw:g>
          <draw:frame draw:style-name="gr20" draw:text-style-name="P7" draw:layer="layout" svg:width="2.734cm" svg:height="1.103cm" draw:transform="rotate (1.5707963267949) translate (16.513cm 19.589cm)">
            <draw:text-box>
              <text:p>Fim</text:p>
            </draw:text-box>
          </draw:frame>
          <draw:line draw:style-name="gr8" draw:text-style-name="P4" draw:layer="layout" svg:x1="17.616cm" svg:y1="19.589cm" svg:x2="17.616cm" svg:y2="16.033cm">
            <text:p/>
          </draw:line>
        </draw:g>
        <draw:g>
          <draw:frame draw:style-name="gr30" draw:text-style-name="P7" draw:layer="layout" svg:width="2.734cm" svg:height="1.103cm" draw:transform="rotate (1.5707963267949) translate (23.814cm 19.74cm)">
            <draw:text-box>
              <text:p>Ultimo</text:p>
            </draw:text-box>
          </draw:frame>
          <draw:line draw:style-name="gr8" draw:text-style-name="P4" draw:layer="layout" svg:x1="24.736cm" svg:y1="19.74cm" svg:x2="24.736cm" svg:y2="16.184cm">
            <text:p/>
          </draw:line>
        </draw:g>
        <draw:g>
          <draw:path draw:style-name="gr7" draw:text-style-name="P5" draw:layer="layout" svg:width="2.497cm" svg:height="0.982cm" svg:x="19.646cm" svg:y="14.835cm" svg:viewBox="0 0 2498 983" svg:d="M0 0v983h2498v-983zM1943 0v983z">
            <text:p/>
          </draw:path>
          <draw:line draw:style-name="gr8" draw:text-style-name="P4" draw:layer="layout" svg:x1="21.832cm" svg:y1="15.326cm" svg:x2="23.393cm" svg:y2="15.326cm">
            <text:p/>
          </draw:line>
          <draw:frame draw:style-name="gr18" draw:text-style-name="P6" draw:layer="layout" svg:width="1.516cm" svg:height="1.348cm" svg:x="20.138cm" svg:y="14.685cm">
            <draw:text-box>
              <text:p><text:span text:style-name="T2">5</text:span></text:p>
            </draw:text-box>
          </draw:frame>
        </draw:g>
        <draw:g>
          <draw:frame draw:style-name="gr25" draw:text-style-name="P7" draw:layer="layout" svg:width="3.411cm" svg:height="1.103cm" draw:transform="rotate (1.5707963267949) translate (6.772cm 20.296cm)">
            <draw:text-box>
              <text:p>Primeiro</text:p>
            </draw:text-box>
          </draw:frame>
          <draw:line draw:style-name="gr8" draw:text-style-name="P4" draw:layer="layout" svg:x1="7.875cm" svg:y1="20.042cm" svg:x2="7.875cm" svg:y2="16.486cm">
            <text:p/>
          </draw:line>
        </draw:g>
        <draw:g>
          <draw:path draw:style-name="gr7" draw:text-style-name="P5" draw:layer="layout" svg:width="2.461cm" svg:height="0.982cm" svg:x="23.549cm" svg:y="14.809cm" svg:viewBox="0 0 2462 983" svg:d="M0 0v983h2462v-983zM1915 0v983z">
            <text:p/>
          </draw:path>
          <draw:line draw:style-name="gr8" draw:text-style-name="P4" draw:layer="layout" svg:x1="25.703cm" svg:y1="15.3cm" svg:x2="27.242cm" svg:y2="15.3cm">
            <text:p/>
          </draw:line>
          <draw:frame draw:style-name="gr18" draw:text-style-name="P6" draw:layer="layout" svg:width="1.494cm" svg:height="1.348cm" svg:x="24.034cm" svg:y="14.659cm">
            <draw:text-box>
              <text:p><text:span text:style-name="T2">10</text:span></text:p>
            </draw:text-box>
          </draw:frame>
        </draw:g>
        <draw:path draw:style-name="gr7" draw:text-style-name="P4" draw:layer="layout" svg:width="0.952cm" svg:height="1.336cm" svg:x="31.308cm" svg:y="14.593cm" svg:viewBox="0 0 953 1337" svg:d="M0 0v1337zM238 223v891zM953 669c0 39-11 78-32 112-21 33-52 62-87 81-37 20-78 30-119 30-42 0-84-10-120-30-36-19-67-48-87-81-21-34-32-73-32-112s11-78 32-112c20-33 51-62 87-82 36-19 78-29 120-29 41 0 82 10 119 29 35 20 66 49 87 82 21 34 32 73 32 112z">
          <text:p/>
        </draw:path>
        <draw:g>
          <draw:path draw:style-name="gr7" draw:text-style-name="P5" draw:layer="layout" svg:width="2.461cm" svg:height="0.982cm" svg:x="27.298cm" svg:y="14.81cm" svg:viewBox="0 0 2462 983" svg:d="M0 0v983h2462v-983zM1915 0v983z">
            <text:p/>
          </draw:path>
          <draw:line draw:style-name="gr8" draw:text-style-name="P4" draw:layer="layout" svg:x1="29.452cm" svg:y1="15.301cm" svg:x2="30.991cm" svg:y2="15.301cm">
            <text:p/>
          </draw:line>
          <draw:frame draw:style-name="gr18" draw:text-style-name="P6" draw:layer="layout" svg:width="1.494cm" svg:height="1.348cm" svg:x="27.783cm" svg:y="14.66cm">
            <draw:text-box>
              <text:p><text:span text:style-name="T2">15</text:span></text:p>
            </draw:text-box>
          </draw:frame>
        </draw:g>
        <presentation:notes draw:style-name="dp2" presentation:use-date-time-name="dtd1">
          <draw:page-thumbnail draw:style-name="gr4" draw:layer="layout" svg:width="12.292cm" svg:height="10.386cm" svg:x="4.352cm" svg:y="3.104cm" draw:page-number="21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2" presentation:presentation-page-layout-name="AL1T32" presentation:use-date-time-name="dtd1">
        <office:forms form:automatic-focus="false" form:apply-design-mode="false"/>
        <draw:frame draw:style-name="gr6" draw:text-style-name="P4" draw:layer="layout" svg:width="22.605cm" svg:height="11.175cm" svg:x="-2.54cm" svg:y="0.255cm">
          <draw:image xlink:href="Pictures/10000000000003B9000001EC8BB7E36777AE239F.png" xlink:type="simple" xlink:show="embed" xlink:actuate="onLoad" loext:mime-type="image/png">
            <text:p/>
          </draw:image>
        </draw:frame>
        <draw:custom-shape draw:style-name="gr2" draw:text-style-name="P1" draw:layer="layout" svg:width="12.7cm" svg:height="3.302cm" svg:x="1.524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.398cm" svg:height="4.064cm" svg:x="1.27cm" svg:y="2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8" draw:layer="layout" svg:width="8.128cm" svg:height="1.27cm" svg:x="3.302cm" svg:y="7.874cm">
          <text:p/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9.812cm" svg:y1="3.136cm" svg:x2="10.668cm" svg:y2="3.049cm">
          <text:p/>
        </draw:line>
        <draw:frame draw:style-name="gr22" draw:text-style-name="P7" draw:layer="layout" svg:width="2.794cm" svg:height="1.103cm" svg:x="20.32cm" svg:y="2.541cm">
          <draw:text-box>
            <text:p>True</text:p>
          </draw:text-box>
        </draw:frame>
        <draw:g>
          <draw:path draw:style-name="gr7" draw:text-style-name="P5" draw:layer="layout" svg:width="3.308cm" svg:height="0.982cm" svg:x="3.462cm" svg:y="14.212cm" svg:viewBox="0 0 3309 983" svg:d="M0 0v983h3309v-983zM2574 0v983z">
            <text:p/>
          </draw:path>
          <draw:line draw:style-name="gr8" draw:text-style-name="P4" draw:layer="layout" svg:x1="6.358cm" svg:y1="14.703cm" svg:x2="8.426cm" svg:y2="14.703cm">
            <text:p/>
          </draw:line>
          <draw:frame draw:style-name="gr18" draw:text-style-name="P6" draw:layer="layout" svg:width="1.524cm" svg:height="1.348cm" svg:x="3.77cm" svg:y="14.062cm">
            <draw:text-box>
              <text:p><text:span text:style-name="T2">15</text:span></text:p>
            </draw:text-box>
          </draw:frame>
        </draw:g>
        <draw:g>
          <draw:path draw:style-name="gr7" draw:text-style-name="P5" draw:layer="layout" svg:width="3.308cm" svg:height="0.982cm" svg:x="8.51cm" svg:y="14.212cm" svg:viewBox="0 0 3309 983" svg:d="M0 0v983h3309v-983zM2574 0v983z">
            <text:p/>
          </draw:path>
          <draw:line draw:style-name="gr8" draw:text-style-name="P4" draw:layer="layout" svg:x1="11.406cm" svg:y1="14.703cm" svg:x2="13.474cm" svg:y2="14.703cm">
            <text:p/>
          </draw:line>
          <draw:frame draw:style-name="gr18" draw:text-style-name="P6" draw:layer="layout" svg:width="1.64cm" svg:height="1.348cm" svg:x="8.68cm" svg:y="14.062cm">
            <draw:text-box>
              <text:p><text:span text:style-name="T2">20</text:span></text:p>
            </draw:text-box>
          </draw:frame>
        </draw:g>
        <draw:g>
          <draw:path draw:style-name="gr7" draw:text-style-name="P5" draw:layer="layout" svg:width="2.205cm" svg:height="0.982cm" svg:x="13.519cm" svg:y="14.212cm" svg:viewBox="0 0 2206 983" svg:d="M0 0v983h2206v-983zM1716 0v983z">
            <text:p/>
          </draw:path>
          <draw:line draw:style-name="gr8" draw:text-style-name="P4" draw:layer="layout" svg:x1="15.449cm" svg:y1="14.703cm" svg:x2="16.828cm" svg:y2="14.703cm">
            <text:p/>
          </draw:line>
          <draw:frame draw:style-name="gr34" draw:text-style-name="P6" draw:layer="layout" svg:width="1.56cm" svg:height="1.348cm" svg:x="13.68cm" svg:y="14.037cm">
            <draw:text-box>
              <text:p><text:span text:style-name="T2">25</text:span></text:p>
            </draw:text-box>
          </draw:frame>
        </draw:g>
        <draw:g>
          <draw:frame draw:style-name="gr20" draw:text-style-name="P7" draw:layer="layout" svg:width="2.734cm" svg:height="1.103cm" draw:transform="rotate (1.5707963267949) translate (13.97cm 18.966cm)">
            <draw:text-box>
              <text:p>Fim</text:p>
            </draw:text-box>
          </draw:frame>
          <draw:line draw:style-name="gr8" draw:text-style-name="P4" draw:layer="layout" svg:x1="15.073cm" svg:y1="18.966cm" svg:x2="15.073cm" svg:y2="15.41cm">
            <text:p/>
          </draw:line>
        </draw:g>
        <draw:g>
          <draw:frame draw:style-name="gr30" draw:text-style-name="P7" draw:layer="layout" svg:width="2.734cm" svg:height="1.103cm" draw:transform="rotate (1.5707963267949) translate (25.146cm 19.05cm)">
            <draw:text-box>
              <text:p>Ultimo</text:p>
            </draw:text-box>
          </draw:frame>
          <draw:line draw:style-name="gr8" draw:text-style-name="P4" draw:layer="layout" svg:x1="26.068cm" svg:y1="19.05cm" svg:x2="26.068cm" svg:y2="15.494cm">
            <text:p/>
          </draw:line>
        </draw:g>
        <draw:g>
          <draw:path draw:style-name="gr7" draw:text-style-name="P5" draw:layer="layout" svg:width="2.497cm" svg:height="0.982cm" svg:x="17.103cm" svg:y="14.212cm" svg:viewBox="0 0 2498 983" svg:d="M0 0v983h2498v-983zM1943 0v983z">
            <text:p/>
          </draw:path>
          <draw:line draw:style-name="gr8" draw:text-style-name="P4" draw:layer="layout" svg:x1="19.289cm" svg:y1="14.703cm" svg:x2="20.85cm" svg:y2="14.703cm">
            <text:p/>
          </draw:line>
          <draw:frame draw:style-name="gr18" draw:text-style-name="P6" draw:layer="layout" svg:width="1.516cm" svg:height="1.348cm" svg:x="17.595cm" svg:y="14.062cm">
            <draw:text-box>
              <text:p><text:span text:style-name="T2">5</text:span></text:p>
            </draw:text-box>
          </draw:frame>
        </draw:g>
        <draw:g>
          <draw:frame draw:style-name="gr25" draw:text-style-name="P7" draw:layer="layout" svg:width="3.411cm" svg:height="1.103cm" draw:transform="rotate (1.5707963267949) translate (4.229cm 19.673cm)">
            <draw:text-box>
              <text:p>Primeiro</text:p>
            </draw:text-box>
          </draw:frame>
          <draw:line draw:style-name="gr8" draw:text-style-name="P4" draw:layer="layout" svg:x1="5.332cm" svg:y1="19.419cm" svg:x2="5.332cm" svg:y2="15.863cm">
            <text:p/>
          </draw:line>
        </draw:g>
        <draw:g>
          <draw:path draw:style-name="gr7" draw:text-style-name="P5" draw:layer="layout" svg:width="2.461cm" svg:height="0.982cm" svg:x="21.006cm" svg:y="14.186cm" svg:viewBox="0 0 2462 983" svg:d="M0 0v983h2462v-983zM1915 0v983z">
            <text:p/>
          </draw:path>
          <draw:line draw:style-name="gr8" draw:text-style-name="P4" draw:layer="layout" svg:x1="23.16cm" svg:y1="14.677cm" svg:x2="24.699cm" svg:y2="14.677cm">
            <text:p/>
          </draw:line>
          <draw:frame draw:style-name="gr18" draw:text-style-name="P6" draw:layer="layout" svg:width="1.494cm" svg:height="1.348cm" svg:x="21.491cm" svg:y="14.036cm">
            <draw:text-box>
              <text:p><text:span text:style-name="T2">10</text:span></text:p>
            </draw:text-box>
          </draw:frame>
        </draw:g>
        <draw:path draw:style-name="gr7" draw:text-style-name="P4" draw:layer="layout" svg:width="0.952cm" svg:height="1.336cm" svg:x="28.765cm" svg:y="13.97cm" svg:viewBox="0 0 953 1337" svg:d="M0 0v1337zM238 223v891zM953 669c0 39-11 78-32 112-21 33-52 62-87 81-37 20-78 30-119 30-42 0-84-10-120-30-36-19-67-48-87-81-21-34-32-73-32-112s11-78 32-112c20-33 51-62 87-82 36-19 78-29 120-29 41 0 82 10 119 29 35 20 66 49 87 82 21 34 32 73 32 112z">
          <text:p/>
        </draw:path>
        <draw:g>
          <draw:path draw:style-name="gr7" draw:text-style-name="P5" draw:layer="layout" svg:width="2.461cm" svg:height="0.982cm" svg:x="24.755cm" svg:y="14.187cm" svg:viewBox="0 0 2462 983" svg:d="M0 0v983h2462v-983zM1915 0v983z">
            <text:p/>
          </draw:path>
          <draw:line draw:style-name="gr8" draw:text-style-name="P4" draw:layer="layout" svg:x1="26.909cm" svg:y1="14.678cm" svg:x2="28.448cm" svg:y2="14.678cm">
            <text:p/>
          </draw:line>
          <draw:frame draw:style-name="gr18" draw:text-style-name="P6" draw:layer="layout" svg:width="1.494cm" svg:height="1.348cm" svg:x="25.24cm" svg:y="14.037cm">
            <draw:text-box>
              <text:p><text:span text:style-name="T2">15</text:span></text:p>
            </draw:text-box>
          </draw:frame>
        </draw:g>
        <presentation:notes draw:style-name="dp2" presentation:use-date-time-name="dtd1">
          <draw:page-thumbnail draw:style-name="gr4" draw:layer="layout" svg:width="12.292cm" svg:height="10.386cm" svg:x="4.352cm" svg:y="3.104cm" draw:page-number="22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2" presentation:presentation-page-layout-name="AL1T32" presentation:use-date-time-name="dtd1">
        <office:forms form:automatic-focus="false" form:apply-design-mode="false"/>
        <draw:frame draw:style-name="gr6" draw:text-style-name="P4" draw:layer="layout" svg:width="22.605cm" svg:height="11.175cm" svg:x="-2.54cm" svg:y="0.255cm">
          <draw:image xlink:href="Pictures/10000000000003B9000001EC8BB7E36777AE239F.png" xlink:type="simple" xlink:show="embed" xlink:actuate="onLoad" loext:mime-type="image/png">
            <text:p/>
          </draw:image>
        </draw:frame>
        <draw:custom-shape draw:style-name="gr2" draw:text-style-name="P1" draw:layer="layout" svg:width="12.7cm" svg:height="3.302cm" svg:x="1.524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.398cm" svg:height="4.064cm" svg:x="1.27cm" svg:y="2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8" draw:layer="layout" svg:width="8.128cm" svg:height="1.27cm" svg:x="1.778cm" svg:y="2.54cm">
          <text:p/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9.812cm" svg:y1="3.136cm" svg:x2="10.668cm" svg:y2="3.049cm">
          <text:p/>
        </draw:line>
        <draw:frame draw:style-name="gr22" draw:text-style-name="P7" draw:layer="layout" svg:width="2.794cm" svg:height="1.103cm" svg:x="20.32cm" svg:y="2.541cm">
          <draw:text-box>
            <text:p>True</text:p>
          </draw:text-box>
        </draw:frame>
        <draw:g>
          <draw:path draw:style-name="gr7" draw:text-style-name="P5" draw:layer="layout" svg:width="3.308cm" svg:height="0.982cm" svg:x="3.463cm" svg:y="14.188cm" svg:viewBox="0 0 3309 983" svg:d="M0 0v983h3309v-983zM2574 0v983z">
            <text:p/>
          </draw:path>
          <draw:line draw:style-name="gr8" draw:text-style-name="P4" draw:layer="layout" svg:x1="6.359cm" svg:y1="14.679cm" svg:x2="8.427cm" svg:y2="14.679cm">
            <text:p/>
          </draw:line>
          <draw:frame draw:style-name="gr18" draw:text-style-name="P6" draw:layer="layout" svg:width="1.524cm" svg:height="1.348cm" svg:x="3.771cm" svg:y="14.038cm">
            <draw:text-box>
              <text:p><text:span text:style-name="T2">15</text:span></text:p>
            </draw:text-box>
          </draw:frame>
        </draw:g>
        <draw:g>
          <draw:path draw:style-name="gr7" draw:text-style-name="P5" draw:layer="layout" svg:width="3.308cm" svg:height="0.982cm" svg:x="8.511cm" svg:y="14.188cm" svg:viewBox="0 0 3309 983" svg:d="M0 0v983h3309v-983zM2574 0v983z">
            <text:p/>
          </draw:path>
          <draw:line draw:style-name="gr8" draw:text-style-name="P4" draw:layer="layout" svg:x1="11.407cm" svg:y1="14.679cm" svg:x2="13.475cm" svg:y2="14.679cm">
            <text:p/>
          </draw:line>
          <draw:frame draw:style-name="gr18" draw:text-style-name="P6" draw:layer="layout" svg:width="1.64cm" svg:height="1.348cm" svg:x="8.681cm" svg:y="14.038cm">
            <draw:text-box>
              <text:p><text:span text:style-name="T2">20</text:span></text:p>
            </draw:text-box>
          </draw:frame>
        </draw:g>
        <draw:g>
          <draw:path draw:style-name="gr7" draw:text-style-name="P5" draw:layer="layout" svg:width="2.205cm" svg:height="0.982cm" svg:x="13.52cm" svg:y="14.188cm" svg:viewBox="0 0 2206 983" svg:d="M0 0v983h2206v-983zM1716 0v983z">
            <text:p/>
          </draw:path>
          <draw:line draw:style-name="gr8" draw:text-style-name="P4" draw:layer="layout" svg:x1="15.45cm" svg:y1="14.679cm" svg:x2="16.829cm" svg:y2="14.679cm">
            <text:p/>
          </draw:line>
          <draw:frame draw:style-name="gr34" draw:text-style-name="P6" draw:layer="layout" svg:width="1.56cm" svg:height="1.348cm" svg:x="13.681cm" svg:y="14.013cm">
            <draw:text-box>
              <text:p><text:span text:style-name="T2">25</text:span></text:p>
            </draw:text-box>
          </draw:frame>
        </draw:g>
        <draw:g>
          <draw:frame draw:style-name="gr20" draw:text-style-name="P7" draw:layer="layout" svg:width="2.734cm" svg:height="1.103cm" draw:transform="rotate (1.5707963267949) translate (13.971cm 18.942cm)">
            <draw:text-box>
              <text:p>Fim</text:p>
            </draw:text-box>
          </draw:frame>
          <draw:line draw:style-name="gr8" draw:text-style-name="P4" draw:layer="layout" svg:x1="15.074cm" svg:y1="18.942cm" svg:x2="15.074cm" svg:y2="15.386cm">
            <text:p/>
          </draw:line>
        </draw:g>
        <draw:g>
          <draw:frame draw:style-name="gr30" draw:text-style-name="P7" draw:layer="layout" svg:width="2.734cm" svg:height="1.103cm" draw:transform="rotate (1.5707963267949) translate (25.147cm 19.026cm)">
            <draw:text-box>
              <text:p>Ultimo</text:p>
            </draw:text-box>
          </draw:frame>
          <draw:line draw:style-name="gr8" draw:text-style-name="P4" draw:layer="layout" svg:x1="26.069cm" svg:y1="19.026cm" svg:x2="26.069cm" svg:y2="15.47cm">
            <text:p/>
          </draw:line>
        </draw:g>
        <draw:g>
          <draw:path draw:style-name="gr7" draw:text-style-name="P5" draw:layer="layout" svg:width="2.497cm" svg:height="0.982cm" svg:x="17.104cm" svg:y="14.188cm" svg:viewBox="0 0 2498 983" svg:d="M0 0v983h2498v-983zM1943 0v983z">
            <text:p/>
          </draw:path>
          <draw:line draw:style-name="gr8" draw:text-style-name="P4" draw:layer="layout" svg:x1="19.29cm" svg:y1="14.679cm" svg:x2="20.851cm" svg:y2="14.679cm">
            <text:p/>
          </draw:line>
          <draw:frame draw:style-name="gr18" draw:text-style-name="P6" draw:layer="layout" svg:width="1.516cm" svg:height="1.348cm" svg:x="17.596cm" svg:y="14.038cm">
            <draw:text-box>
              <text:p><text:span text:style-name="T2">5</text:span></text:p>
            </draw:text-box>
          </draw:frame>
        </draw:g>
        <draw:g>
          <draw:frame draw:style-name="gr25" draw:text-style-name="P7" draw:layer="layout" svg:width="3.411cm" svg:height="1.103cm" draw:transform="rotate (1.5707963267949) translate (4.23cm 19.649cm)">
            <draw:text-box>
              <text:p>Primeiro</text:p>
            </draw:text-box>
          </draw:frame>
          <draw:line draw:style-name="gr8" draw:text-style-name="P4" draw:layer="layout" svg:x1="5.333cm" svg:y1="19.395cm" svg:x2="5.333cm" svg:y2="15.839cm">
            <text:p/>
          </draw:line>
        </draw:g>
        <draw:g>
          <draw:path draw:style-name="gr7" draw:text-style-name="P5" draw:layer="layout" svg:width="2.461cm" svg:height="0.982cm" svg:x="21.007cm" svg:y="14.162cm" svg:viewBox="0 0 2462 983" svg:d="M0 0v983h2462v-983zM1915 0v983z">
            <text:p/>
          </draw:path>
          <draw:line draw:style-name="gr8" draw:text-style-name="P4" draw:layer="layout" svg:x1="23.161cm" svg:y1="14.653cm" svg:x2="24.7cm" svg:y2="14.653cm">
            <text:p/>
          </draw:line>
          <draw:frame draw:style-name="gr18" draw:text-style-name="P6" draw:layer="layout" svg:width="1.494cm" svg:height="1.348cm" svg:x="21.492cm" svg:y="14.012cm">
            <draw:text-box>
              <text:p><text:span text:style-name="T2">10</text:span></text:p>
            </draw:text-box>
          </draw:frame>
        </draw:g>
        <draw:path draw:style-name="gr7" draw:text-style-name="P4" draw:layer="layout" svg:width="0.952cm" svg:height="1.336cm" svg:x="28.766cm" svg:y="13.946cm" svg:viewBox="0 0 953 1337" svg:d="M0 0v1337zM238 223v891zM953 669c0 39-11 78-32 112-21 33-52 62-87 81-37 20-78 30-119 30-42 0-84-10-120-30-36-19-67-48-87-81-21-34-32-73-32-112s11-78 32-112c20-33 51-62 87-82 36-19 78-29 120-29 41 0 82 10 119 29 35 20 66 49 87 82 21 34 32 73 32 112z">
          <text:p/>
        </draw:path>
        <draw:g>
          <draw:path draw:style-name="gr7" draw:text-style-name="P5" draw:layer="layout" svg:width="2.461cm" svg:height="0.982cm" svg:x="24.756cm" svg:y="14.163cm" svg:viewBox="0 0 2462 983" svg:d="M0 0v983h2462v-983zM1915 0v983z">
            <text:p/>
          </draw:path>
          <draw:line draw:style-name="gr8" draw:text-style-name="P4" draw:layer="layout" svg:x1="26.91cm" svg:y1="14.654cm" svg:x2="28.449cm" svg:y2="14.654cm">
            <text:p/>
          </draw:line>
          <draw:frame draw:style-name="gr18" draw:text-style-name="P6" draw:layer="layout" svg:width="1.494cm" svg:height="1.348cm" svg:x="25.241cm" svg:y="14.013cm">
            <draw:text-box>
              <text:p><text:span text:style-name="T2">15</text:span></text:p>
            </draw:text-box>
          </draw:frame>
        </draw:g>
        <presentation:notes draw:style-name="dp2" presentation:use-date-time-name="dtd1">
          <draw:page-thumbnail draw:style-name="gr4" draw:layer="layout" svg:width="12.292cm" svg:height="10.386cm" svg:x="4.352cm" svg:y="3.104cm" draw:page-number="23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2" presentation:presentation-page-layout-name="AL1T32" presentation:use-date-time-name="dtd1">
        <office:forms form:automatic-focus="false" form:apply-design-mode="false"/>
        <draw:frame draw:style-name="gr6" draw:text-style-name="P4" draw:layer="layout" svg:width="22.605cm" svg:height="11.175cm" svg:x="-2.54cm" svg:y="0.255cm">
          <draw:image xlink:href="Pictures/10000000000003B9000001EC8BB7E36777AE239F.png" xlink:type="simple" xlink:show="embed" xlink:actuate="onLoad" loext:mime-type="image/png">
            <text:p/>
          </draw:image>
        </draw:frame>
        <draw:custom-shape draw:style-name="gr2" draw:text-style-name="P1" draw:layer="layout" svg:width="12.7cm" svg:height="3.302cm" svg:x="1.524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.398cm" svg:height="4.064cm" svg:x="1.27cm" svg:y="2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8" draw:layer="layout" svg:width="16.763cm" svg:height="1.27cm" svg:x="3.302cm" svg:y="3.556cm">
          <text:p/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9.812cm" svg:y1="3.136cm" svg:x2="10.668cm" svg:y2="3.049cm">
          <text:p/>
        </draw:line>
        <draw:frame draw:style-name="gr22" draw:text-style-name="P7" draw:layer="layout" svg:width="2.794cm" svg:height="1.103cm" svg:x="20.32cm" svg:y="2.541cm">
          <draw:text-box>
            <text:p>True</text:p>
          </draw:text-box>
        </draw:frame>
        <draw:g>
          <draw:path draw:style-name="gr7" draw:text-style-name="P5" draw:layer="layout" svg:width="3.308cm" svg:height="0.982cm" svg:x="1.778cm" svg:y="14.351cm" svg:viewBox="0 0 3309 983" svg:d="M0 0v983h3309v-983zM2574 0v983z">
            <text:p/>
          </draw:path>
          <draw:line draw:style-name="gr8" draw:text-style-name="P4" draw:layer="layout" svg:x1="4.674cm" svg:y1="14.842cm" svg:x2="6.742cm" svg:y2="14.842cm">
            <text:p/>
          </draw:line>
          <draw:frame draw:style-name="gr18" draw:text-style-name="P6" draw:layer="layout" svg:width="1.524cm" svg:height="1.348cm" svg:x="2.086cm" svg:y="14.201cm">
            <draw:text-box>
              <text:p><text:span text:style-name="T2">15</text:span></text:p>
            </draw:text-box>
          </draw:frame>
        </draw:g>
        <draw:g>
          <draw:path draw:style-name="gr7" draw:text-style-name="P5" draw:layer="layout" svg:width="3.308cm" svg:height="0.982cm" svg:x="6.826cm" svg:y="14.351cm" svg:viewBox="0 0 3309 983" svg:d="M0 0v983h3309v-983zM2574 0v983z">
            <text:p/>
          </draw:path>
          <draw:line draw:style-name="gr8" draw:text-style-name="P4" draw:layer="layout" svg:x1="9.722cm" svg:y1="14.842cm" svg:x2="11.79cm" svg:y2="14.842cm">
            <text:p/>
          </draw:line>
          <draw:frame draw:style-name="gr18" draw:text-style-name="P6" draw:layer="layout" svg:width="1.64cm" svg:height="1.348cm" svg:x="6.996cm" svg:y="14.201cm">
            <draw:text-box>
              <text:p><text:span text:style-name="T2">20</text:span></text:p>
            </draw:text-box>
          </draw:frame>
        </draw:g>
        <draw:g>
          <draw:path draw:style-name="gr7" draw:text-style-name="P5" draw:layer="layout" svg:width="2.205cm" svg:height="0.982cm" svg:x="11.835cm" svg:y="14.351cm" svg:viewBox="0 0 2206 983" svg:d="M0 0v983h2206v-983zM1716 0v983z">
            <text:p/>
          </draw:path>
          <draw:line draw:style-name="gr8" draw:text-style-name="P4" draw:layer="layout" svg:x1="13.765cm" svg:y1="14.842cm" svg:x2="15.144cm" svg:y2="14.842cm">
            <text:p/>
          </draw:line>
          <draw:frame draw:style-name="gr34" draw:text-style-name="P6" draw:layer="layout" svg:width="1.56cm" svg:height="1.348cm" svg:x="11.996cm" svg:y="14.176cm">
            <draw:text-box>
              <text:p><text:span text:style-name="T2">25</text:span></text:p>
            </draw:text-box>
          </draw:frame>
        </draw:g>
        <draw:g>
          <draw:frame draw:style-name="gr20" draw:text-style-name="P7" draw:layer="layout" svg:width="2.734cm" svg:height="1.103cm" draw:transform="rotate (1.5707963267949) translate (12.286cm 19.105cm)">
            <draw:text-box>
              <text:p>Fim</text:p>
            </draw:text-box>
          </draw:frame>
          <draw:line draw:style-name="gr8" draw:text-style-name="P4" draw:layer="layout" svg:x1="13.389cm" svg:y1="19.105cm" svg:x2="13.389cm" svg:y2="15.549cm">
            <text:p/>
          </draw:line>
        </draw:g>
        <draw:g>
          <draw:path draw:style-name="gr7" draw:text-style-name="P5" draw:layer="layout" svg:width="2.497cm" svg:height="0.982cm" svg:x="15.419cm" svg:y="14.351cm" svg:viewBox="0 0 2498 983" svg:d="M0 0v983h2498v-983zM1943 0v983z">
            <text:p/>
          </draw:path>
          <draw:line draw:style-name="gr8" draw:text-style-name="P4" draw:layer="layout" svg:x1="17.605cm" svg:y1="14.842cm" svg:x2="19.166cm" svg:y2="14.842cm">
            <text:p/>
          </draw:line>
          <draw:frame draw:style-name="gr18" draw:text-style-name="P6" draw:layer="layout" svg:width="1.516cm" svg:height="1.348cm" svg:x="15.911cm" svg:y="14.201cm">
            <draw:text-box>
              <text:p><text:span text:style-name="T2">5</text:span></text:p>
            </draw:text-box>
          </draw:frame>
        </draw:g>
        <draw:g>
          <draw:frame draw:style-name="gr25" draw:text-style-name="P7" draw:layer="layout" svg:width="3.411cm" svg:height="1.103cm" draw:transform="rotate (1.5707963267949) translate (2.545cm 19.812cm)">
            <draw:text-box>
              <text:p>Primeiro</text:p>
            </draw:text-box>
          </draw:frame>
          <draw:line draw:style-name="gr8" draw:text-style-name="P4" draw:layer="layout" svg:x1="3.648cm" svg:y1="19.558cm" svg:x2="3.648cm" svg:y2="16.002cm">
            <text:p/>
          </draw:line>
        </draw:g>
        <draw:g>
          <draw:path draw:style-name="gr7" draw:text-style-name="P5" draw:layer="layout" svg:width="2.461cm" svg:height="0.982cm" svg:x="19.322cm" svg:y="14.325cm" svg:viewBox="0 0 2462 983" svg:d="M0 0v983h2462v-983zM1915 0v983z">
            <text:p/>
          </draw:path>
          <draw:line draw:style-name="gr8" draw:text-style-name="P4" draw:layer="layout" svg:x1="21.476cm" svg:y1="14.816cm" svg:x2="23.015cm" svg:y2="14.816cm">
            <text:p/>
          </draw:line>
          <draw:frame draw:style-name="gr18" draw:text-style-name="P6" draw:layer="layout" svg:width="1.494cm" svg:height="1.348cm" svg:x="19.807cm" svg:y="14.175cm">
            <draw:text-box>
              <text:p><text:span text:style-name="T2">10</text:span></text:p>
            </draw:text-box>
          </draw:frame>
        </draw:g>
        <draw:path draw:style-name="gr7" draw:text-style-name="P4" draw:layer="layout" svg:width="0.952cm" svg:height="1.336cm" svg:x="30.734cm" svg:y="14.157cm" svg:viewBox="0 0 953 1337" svg:d="M0 0v1337zM238 223v891zM953 669c0 39-11 78-32 112-21 33-52 62-87 81-37 20-78 30-119 30-42 0-84-10-120-30-36-19-67-48-87-81-21-34-32-73-32-112s11-78 32-112c20-33 51-62 87-82 36-19 78-29 120-29 41 0 82 10 119 29 35 20 66 49 87 82 21 34 32 73 32 112z">
          <text:p/>
        </draw:path>
        <draw:g>
          <draw:path draw:style-name="gr7" draw:text-style-name="P5" draw:layer="layout" svg:width="2.461cm" svg:height="0.982cm" svg:x="23.071cm" svg:y="14.326cm" svg:viewBox="0 0 2462 983" svg:d="M0 0v983h2462v-983zM1915 0v983z">
            <text:p/>
          </draw:path>
          <draw:line draw:style-name="gr8" draw:text-style-name="P4" draw:layer="layout" svg:x1="25.225cm" svg:y1="14.817cm" svg:x2="26.764cm" svg:y2="14.817cm">
            <text:p/>
          </draw:line>
          <draw:frame draw:style-name="gr18" draw:text-style-name="P6" draw:layer="layout" svg:width="1.494cm" svg:height="1.348cm" svg:x="23.556cm" svg:y="14.176cm">
            <draw:text-box>
              <text:p><text:span text:style-name="T2">15</text:span></text:p>
            </draw:text-box>
          </draw:frame>
        </draw:g>
        <draw:g>
          <draw:frame draw:style-name="gr30" draw:text-style-name="P7" draw:layer="layout" svg:width="2.734cm" svg:height="1.103cm" draw:transform="rotate (1.5707963267949) translate (27.061cm 19.237cm)">
            <draw:text-box>
              <text:p>Ultimo</text:p>
            </draw:text-box>
          </draw:frame>
          <draw:line draw:style-name="gr8" draw:text-style-name="P4" draw:layer="layout" svg:x1="27.983cm" svg:y1="19.237cm" svg:x2="27.983cm" svg:y2="15.681cm">
            <text:p/>
          </draw:line>
        </draw:g>
        <draw:g>
          <draw:path draw:style-name="gr7" draw:text-style-name="P5" draw:layer="layout" svg:width="2.461cm" svg:height="0.982cm" svg:x="26.67cm" svg:y="14.374cm" svg:viewBox="0 0 2462 983" svg:d="M0 0v983h2462v-983zM1915 0v983z">
            <text:p/>
          </draw:path>
          <draw:line draw:style-name="gr8" draw:text-style-name="P4" draw:layer="layout" svg:x1="28.824cm" svg:y1="14.865cm" svg:x2="30.363cm" svg:y2="14.865cm">
            <text:p/>
          </draw:line>
          <draw:frame draw:style-name="gr18" draw:text-style-name="P6" draw:layer="layout" svg:width="1.494cm" svg:height="1.348cm" svg:x="27.155cm" svg:y="14.224cm">
            <draw:text-box>
              <text:p><text:span text:style-name="T2">20</text:span></text:p>
            </draw:text-box>
          </draw:frame>
        </draw:g>
        <presentation:notes draw:style-name="dp2" presentation:use-date-time-name="dtd1">
          <draw:page-thumbnail draw:style-name="gr4" draw:layer="layout" svg:width="12.292cm" svg:height="10.386cm" svg:x="4.352cm" svg:y="3.104cm" draw:page-number="24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2" presentation:presentation-page-layout-name="AL1T32" presentation:use-date-time-name="dtd1">
        <office:forms form:automatic-focus="false" form:apply-design-mode="false"/>
        <draw:frame draw:style-name="gr6" draw:text-style-name="P4" draw:layer="layout" svg:width="22.605cm" svg:height="11.175cm" svg:x="-2.54cm" svg:y="0.255cm">
          <draw:image xlink:href="Pictures/10000000000003B9000001EC8BB7E36777AE239F.png" xlink:type="simple" xlink:show="embed" xlink:actuate="onLoad" loext:mime-type="image/png">
            <text:p/>
          </draw:image>
        </draw:frame>
        <draw:custom-shape draw:style-name="gr2" draw:text-style-name="P1" draw:layer="layout" svg:width="12.7cm" svg:height="3.302cm" svg:x="1.524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.398cm" svg:height="4.064cm" svg:x="1.27cm" svg:y="2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8" draw:layer="layout" svg:width="7.874cm" svg:height="1.27cm" svg:x="3.302cm" svg:y="4.572cm">
          <text:p/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9.812cm" svg:y1="3.136cm" svg:x2="10.668cm" svg:y2="3.049cm">
          <text:p/>
        </draw:line>
        <draw:frame draw:style-name="gr22" draw:text-style-name="P7" draw:layer="layout" svg:width="2.794cm" svg:height="1.103cm" svg:x="20.32cm" svg:y="2.541cm">
          <draw:text-box>
            <text:p>True</text:p>
          </draw:text-box>
        </draw:frame>
        <draw:g>
          <draw:path draw:style-name="gr7" draw:text-style-name="P5" draw:layer="layout" svg:width="3.308cm" svg:height="0.982cm" svg:x="1.779cm" svg:y="14.351cm" svg:viewBox="0 0 3309 983" svg:d="M0 0v983h3309v-983zM2574 0v983z">
            <text:p/>
          </draw:path>
          <draw:line draw:style-name="gr8" draw:text-style-name="P4" draw:layer="layout" svg:x1="4.675cm" svg:y1="14.842cm" svg:x2="6.743cm" svg:y2="14.842cm">
            <text:p/>
          </draw:line>
          <draw:frame draw:style-name="gr18" draw:text-style-name="P6" draw:layer="layout" svg:width="1.524cm" svg:height="1.348cm" svg:x="2.087cm" svg:y="14.201cm">
            <draw:text-box>
              <text:p><text:span text:style-name="T2">15</text:span></text:p>
            </draw:text-box>
          </draw:frame>
        </draw:g>
        <draw:g>
          <draw:path draw:style-name="gr7" draw:text-style-name="P5" draw:layer="layout" svg:width="3.308cm" svg:height="0.982cm" svg:x="6.827cm" svg:y="14.351cm" svg:viewBox="0 0 3309 983" svg:d="M0 0v983h3309v-983zM2574 0v983z">
            <text:p/>
          </draw:path>
          <draw:line draw:style-name="gr8" draw:text-style-name="P4" draw:layer="layout" svg:x1="9.723cm" svg:y1="14.842cm" svg:x2="11.791cm" svg:y2="14.842cm">
            <text:p/>
          </draw:line>
          <draw:frame draw:style-name="gr18" draw:text-style-name="P6" draw:layer="layout" svg:width="1.64cm" svg:height="1.348cm" svg:x="6.997cm" svg:y="14.201cm">
            <draw:text-box>
              <text:p><text:span text:style-name="T2">20</text:span></text:p>
            </draw:text-box>
          </draw:frame>
        </draw:g>
        <draw:g>
          <draw:path draw:style-name="gr7" draw:text-style-name="P5" draw:layer="layout" svg:width="2.205cm" svg:height="0.982cm" svg:x="11.836cm" svg:y="14.351cm" svg:viewBox="0 0 2206 983" svg:d="M0 0v983h2206v-983zM1716 0v983z">
            <text:p/>
          </draw:path>
          <draw:line draw:style-name="gr8" draw:text-style-name="P4" draw:layer="layout" svg:x1="13.766cm" svg:y1="14.842cm" svg:x2="15.145cm" svg:y2="14.842cm">
            <text:p/>
          </draw:line>
          <draw:frame draw:style-name="gr34" draw:text-style-name="P6" draw:layer="layout" svg:width="1.56cm" svg:height="1.348cm" svg:x="11.997cm" svg:y="14.176cm">
            <draw:text-box>
              <text:p><text:span text:style-name="T2">25</text:span></text:p>
            </draw:text-box>
          </draw:frame>
        </draw:g>
        <draw:g>
          <draw:frame draw:style-name="gr20" draw:text-style-name="P7" draw:layer="layout" svg:width="2.734cm" svg:height="1.103cm" draw:transform="rotate (1.5707963267949) translate (12.287cm 19.105cm)">
            <draw:text-box>
              <text:p>Fim</text:p>
            </draw:text-box>
          </draw:frame>
          <draw:line draw:style-name="gr8" draw:text-style-name="P4" draw:layer="layout" svg:x1="13.39cm" svg:y1="19.105cm" svg:x2="13.39cm" svg:y2="15.549cm">
            <text:p/>
          </draw:line>
        </draw:g>
        <draw:g>
          <draw:path draw:style-name="gr7" draw:text-style-name="P5" draw:layer="layout" svg:width="2.497cm" svg:height="0.982cm" svg:x="15.42cm" svg:y="14.351cm" svg:viewBox="0 0 2498 983" svg:d="M0 0v983h2498v-983zM1943 0v983z">
            <text:p/>
          </draw:path>
          <draw:line draw:style-name="gr8" draw:text-style-name="P4" draw:layer="layout" svg:x1="17.606cm" svg:y1="14.842cm" svg:x2="19.167cm" svg:y2="14.842cm">
            <text:p/>
          </draw:line>
          <draw:frame draw:style-name="gr18" draw:text-style-name="P6" draw:layer="layout" svg:width="1.516cm" svg:height="1.348cm" svg:x="15.912cm" svg:y="14.201cm">
            <draw:text-box>
              <text:p><text:span text:style-name="T2">5</text:span></text:p>
            </draw:text-box>
          </draw:frame>
        </draw:g>
        <draw:g>
          <draw:path draw:style-name="gr7" draw:text-style-name="P5" draw:layer="layout" svg:width="2.461cm" svg:height="0.982cm" svg:x="19.323cm" svg:y="14.325cm" svg:viewBox="0 0 2462 983" svg:d="M0 0v983h2462v-983zM1915 0v983z">
            <text:p/>
          </draw:path>
          <draw:line draw:style-name="gr8" draw:text-style-name="P4" draw:layer="layout" svg:x1="21.477cm" svg:y1="14.816cm" svg:x2="23.016cm" svg:y2="14.816cm">
            <text:p/>
          </draw:line>
          <draw:frame draw:style-name="gr18" draw:text-style-name="P6" draw:layer="layout" svg:width="1.494cm" svg:height="1.348cm" svg:x="19.808cm" svg:y="14.175cm">
            <draw:text-box>
              <text:p><text:span text:style-name="T2">10</text:span></text:p>
            </draw:text-box>
          </draw:frame>
        </draw:g>
        <draw:path draw:style-name="gr7" draw:text-style-name="P4" draw:layer="layout" svg:width="0.952cm" svg:height="1.336cm" svg:x="30.735cm" svg:y="14.157cm" svg:viewBox="0 0 953 1337" svg:d="M0 0v1337zM238 223v891zM953 669c0 39-11 78-32 112-21 33-52 62-87 81-37 20-78 30-119 30-42 0-84-10-120-30-36-19-67-48-87-81-21-34-32-73-32-112s11-78 32-112c20-33 51-62 87-82 36-19 78-29 120-29 41 0 82 10 119 29 35 20 66 49 87 82 21 34 32 73 32 112z">
          <text:p/>
        </draw:path>
        <draw:g>
          <draw:path draw:style-name="gr7" draw:text-style-name="P5" draw:layer="layout" svg:width="2.461cm" svg:height="0.982cm" svg:x="23.072cm" svg:y="14.326cm" svg:viewBox="0 0 2462 983" svg:d="M0 0v983h2462v-983zM1915 0v983z">
            <text:p/>
          </draw:path>
          <draw:line draw:style-name="gr8" draw:text-style-name="P4" draw:layer="layout" svg:x1="25.226cm" svg:y1="14.817cm" svg:x2="26.765cm" svg:y2="14.817cm">
            <text:p/>
          </draw:line>
          <draw:frame draw:style-name="gr18" draw:text-style-name="P6" draw:layer="layout" svg:width="1.494cm" svg:height="1.348cm" svg:x="23.557cm" svg:y="14.176cm">
            <draw:text-box>
              <text:p><text:span text:style-name="T2">15</text:span></text:p>
            </draw:text-box>
          </draw:frame>
        </draw:g>
        <draw:g>
          <draw:frame draw:style-name="gr30" draw:text-style-name="P7" draw:layer="layout" svg:width="2.734cm" svg:height="1.103cm" draw:transform="rotate (1.5707963267949) translate (27.062cm 19.237cm)">
            <draw:text-box>
              <text:p>Ultimo</text:p>
            </draw:text-box>
          </draw:frame>
          <draw:line draw:style-name="gr8" draw:text-style-name="P4" draw:layer="layout" svg:x1="27.984cm" svg:y1="19.237cm" svg:x2="27.984cm" svg:y2="15.681cm">
            <text:p/>
          </draw:line>
        </draw:g>
        <draw:g>
          <draw:path draw:style-name="gr7" draw:text-style-name="P5" draw:layer="layout" svg:width="2.461cm" svg:height="0.982cm" svg:x="26.671cm" svg:y="14.374cm" svg:viewBox="0 0 2462 983" svg:d="M0 0v983h2462v-983zM1915 0v983z">
            <text:p/>
          </draw:path>
          <draw:line draw:style-name="gr8" draw:text-style-name="P4" draw:layer="layout" svg:x1="28.825cm" svg:y1="14.865cm" svg:x2="30.364cm" svg:y2="14.865cm">
            <text:p/>
          </draw:line>
          <draw:frame draw:style-name="gr18" draw:text-style-name="P6" draw:layer="layout" svg:width="1.494cm" svg:height="1.348cm" svg:x="27.156cm" svg:y="14.224cm">
            <draw:text-box>
              <text:p><text:span text:style-name="T2">20</text:span></text:p>
            </draw:text-box>
          </draw:frame>
        </draw:g>
        <draw:g>
          <draw:frame draw:style-name="gr25" draw:text-style-name="P7" draw:layer="layout" svg:width="3.411cm" svg:height="1.103cm" draw:transform="rotate (1.5707963267949) translate (3.302cm 19.812cm)">
            <draw:text-box>
              <text:p>Primeiro</text:p>
            </draw:text-box>
          </draw:frame>
          <draw:line draw:style-name="gr8" draw:text-style-name="P4" draw:layer="layout" svg:x1="4.405cm" svg:y1="19.558cm" svg:x2="4.405cm" svg:y2="16.002cm">
            <text:p/>
          </draw:line>
        </draw:g>
        <draw:g>
          <draw:frame draw:style-name="gr25" draw:text-style-name="P7" draw:layer="layout" svg:width="3.411cm" svg:height="1.103cm" draw:transform="rotate (1.5707963267949) translate (1.778cm 19.558cm)">
            <draw:text-box>
              <text:p>Tmp</text:p>
            </draw:text-box>
          </draw:frame>
          <draw:line draw:style-name="gr8" draw:text-style-name="P4" draw:layer="layout" svg:x1="2.881cm" svg:y1="19.304cm" svg:x2="2.881cm" svg:y2="15.748cm">
            <text:p/>
          </draw:line>
        </draw:g>
        <presentation:notes draw:style-name="dp2" presentation:use-date-time-name="dtd1">
          <draw:page-thumbnail draw:style-name="gr4" draw:layer="layout" svg:width="12.292cm" svg:height="10.386cm" svg:x="4.352cm" svg:y="3.104cm" draw:page-number="25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2" presentation:presentation-page-layout-name="AL1T32" presentation:use-date-time-name="dtd1">
        <office:forms form:automatic-focus="false" form:apply-design-mode="false"/>
        <draw:frame draw:style-name="gr6" draw:text-style-name="P4" draw:layer="layout" svg:width="22.605cm" svg:height="11.175cm" svg:x="-2.54cm" svg:y="0.255cm">
          <draw:image xlink:href="Pictures/10000000000003B9000001EC8BB7E36777AE239F.png" xlink:type="simple" xlink:show="embed" xlink:actuate="onLoad" loext:mime-type="image/png">
            <text:p/>
          </draw:image>
        </draw:frame>
        <draw:custom-shape draw:style-name="gr2" draw:text-style-name="P1" draw:layer="layout" svg:width="12.7cm" svg:height="3.302cm" svg:x="1.524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.398cm" svg:height="4.064cm" svg:x="1.27cm" svg:y="2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8" draw:layer="layout" svg:width="8.128cm" svg:height="1.27cm" svg:x="3.302cm" svg:y="5.588cm">
          <text:p/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9.812cm" svg:y1="3.136cm" svg:x2="10.668cm" svg:y2="3.049cm">
          <text:p/>
        </draw:line>
        <draw:frame draw:style-name="gr22" draw:text-style-name="P7" draw:layer="layout" svg:width="2.794cm" svg:height="1.103cm" svg:x="20.32cm" svg:y="2.541cm">
          <draw:text-box>
            <text:p>True</text:p>
          </draw:text-box>
        </draw:frame>
        <draw:g>
          <draw:path draw:style-name="gr7" draw:text-style-name="P5" draw:layer="layout" svg:width="3.308cm" svg:height="0.982cm" svg:x="1.78cm" svg:y="14.327cm" svg:viewBox="0 0 3309 983" svg:d="M0 0v983h3309v-983zM2574 0v983z">
            <text:p/>
          </draw:path>
          <draw:line draw:style-name="gr8" draw:text-style-name="P4" draw:layer="layout" svg:x1="4.676cm" svg:y1="14.818cm" svg:x2="6.744cm" svg:y2="14.818cm">
            <text:p/>
          </draw:line>
          <draw:frame draw:style-name="gr18" draw:text-style-name="P6" draw:layer="layout" svg:width="1.524cm" svg:height="1.348cm" svg:x="2.088cm" svg:y="14.177cm">
            <draw:text-box>
              <text:p><text:span text:style-name="T2">15</text:span></text:p>
            </draw:text-box>
          </draw:frame>
        </draw:g>
        <draw:g>
          <draw:path draw:style-name="gr7" draw:text-style-name="P5" draw:layer="layout" svg:width="3.308cm" svg:height="0.982cm" svg:x="6.828cm" svg:y="14.327cm" svg:viewBox="0 0 3309 983" svg:d="M0 0v983h3309v-983zM2574 0v983z">
            <text:p/>
          </draw:path>
          <draw:line draw:style-name="gr8" draw:text-style-name="P4" draw:layer="layout" svg:x1="9.724cm" svg:y1="14.818cm" svg:x2="11.792cm" svg:y2="14.818cm">
            <text:p/>
          </draw:line>
          <draw:frame draw:style-name="gr18" draw:text-style-name="P6" draw:layer="layout" svg:width="1.64cm" svg:height="1.348cm" svg:x="6.998cm" svg:y="14.177cm">
            <draw:text-box>
              <text:p><text:span text:style-name="T2">20</text:span></text:p>
            </draw:text-box>
          </draw:frame>
        </draw:g>
        <draw:g>
          <draw:path draw:style-name="gr7" draw:text-style-name="P5" draw:layer="layout" svg:width="2.205cm" svg:height="0.982cm" svg:x="11.837cm" svg:y="14.327cm" svg:viewBox="0 0 2206 983" svg:d="M0 0v983h2206v-983zM1716 0v983z">
            <text:p/>
          </draw:path>
          <draw:line draw:style-name="gr8" draw:text-style-name="P4" draw:layer="layout" svg:x1="13.767cm" svg:y1="14.818cm" svg:x2="15.146cm" svg:y2="14.818cm">
            <text:p/>
          </draw:line>
          <draw:frame draw:style-name="gr34" draw:text-style-name="P6" draw:layer="layout" svg:width="1.56cm" svg:height="1.348cm" svg:x="11.998cm" svg:y="14.152cm">
            <draw:text-box>
              <text:p><text:span text:style-name="T2">25</text:span></text:p>
            </draw:text-box>
          </draw:frame>
        </draw:g>
        <draw:g>
          <draw:frame draw:style-name="gr20" draw:text-style-name="P7" draw:layer="layout" svg:width="2.734cm" svg:height="1.103cm" draw:transform="rotate (1.5707963267949) translate (12.288cm 19.081cm)">
            <draw:text-box>
              <text:p>Fim</text:p>
            </draw:text-box>
          </draw:frame>
          <draw:line draw:style-name="gr8" draw:text-style-name="P4" draw:layer="layout" svg:x1="13.391cm" svg:y1="19.081cm" svg:x2="13.391cm" svg:y2="15.525cm">
            <text:p/>
          </draw:line>
        </draw:g>
        <draw:g>
          <draw:path draw:style-name="gr7" draw:text-style-name="P5" draw:layer="layout" svg:width="2.497cm" svg:height="0.982cm" svg:x="15.421cm" svg:y="14.327cm" svg:viewBox="0 0 2498 983" svg:d="M0 0v983h2498v-983zM1943 0v983z">
            <text:p/>
          </draw:path>
          <draw:line draw:style-name="gr8" draw:text-style-name="P4" draw:layer="layout" svg:x1="17.607cm" svg:y1="14.818cm" svg:x2="19.168cm" svg:y2="14.818cm">
            <text:p/>
          </draw:line>
          <draw:frame draw:style-name="gr18" draw:text-style-name="P6" draw:layer="layout" svg:width="1.516cm" svg:height="1.348cm" svg:x="15.913cm" svg:y="14.177cm">
            <draw:text-box>
              <text:p><text:span text:style-name="T2">5</text:span></text:p>
            </draw:text-box>
          </draw:frame>
        </draw:g>
        <draw:g>
          <draw:path draw:style-name="gr7" draw:text-style-name="P5" draw:layer="layout" svg:width="2.461cm" svg:height="0.982cm" svg:x="19.324cm" svg:y="14.301cm" svg:viewBox="0 0 2462 983" svg:d="M0 0v983h2462v-983zM1915 0v983z">
            <text:p/>
          </draw:path>
          <draw:line draw:style-name="gr8" draw:text-style-name="P4" draw:layer="layout" svg:x1="21.478cm" svg:y1="14.792cm" svg:x2="23.017cm" svg:y2="14.792cm">
            <text:p/>
          </draw:line>
          <draw:frame draw:style-name="gr18" draw:text-style-name="P6" draw:layer="layout" svg:width="1.494cm" svg:height="1.348cm" svg:x="19.809cm" svg:y="14.151cm">
            <draw:text-box>
              <text:p><text:span text:style-name="T2">10</text:span></text:p>
            </draw:text-box>
          </draw:frame>
        </draw:g>
        <draw:path draw:style-name="gr7" draw:text-style-name="P4" draw:layer="layout" svg:width="0.952cm" svg:height="1.336cm" svg:x="30.736cm" svg:y="14.133cm" svg:viewBox="0 0 953 1337" svg:d="M0 0v1337zM238 223v891zM953 669c0 39-11 78-32 112-21 33-52 62-87 81-37 20-78 30-119 30-42 0-84-10-120-30-36-19-67-48-87-81-21-34-32-73-32-112s11-78 32-112c20-33 51-62 87-82 36-19 78-29 120-29 41 0 82 10 119 29 35 20 66 49 87 82 21 34 32 73 32 112z">
          <text:p/>
        </draw:path>
        <draw:g>
          <draw:path draw:style-name="gr7" draw:text-style-name="P5" draw:layer="layout" svg:width="2.461cm" svg:height="0.982cm" svg:x="23.073cm" svg:y="14.302cm" svg:viewBox="0 0 2462 983" svg:d="M0 0v983h2462v-983zM1915 0v983z">
            <text:p/>
          </draw:path>
          <draw:line draw:style-name="gr8" draw:text-style-name="P4" draw:layer="layout" svg:x1="25.227cm" svg:y1="14.793cm" svg:x2="26.766cm" svg:y2="14.793cm">
            <text:p/>
          </draw:line>
          <draw:frame draw:style-name="gr18" draw:text-style-name="P6" draw:layer="layout" svg:width="1.494cm" svg:height="1.348cm" svg:x="23.558cm" svg:y="14.152cm">
            <draw:text-box>
              <text:p><text:span text:style-name="T2">15</text:span></text:p>
            </draw:text-box>
          </draw:frame>
        </draw:g>
        <draw:g>
          <draw:frame draw:style-name="gr30" draw:text-style-name="P7" draw:layer="layout" svg:width="2.734cm" svg:height="1.103cm" draw:transform="rotate (1.5707963267949) translate (27.063cm 19.213cm)">
            <draw:text-box>
              <text:p>Ultimo</text:p>
            </draw:text-box>
          </draw:frame>
          <draw:line draw:style-name="gr8" draw:text-style-name="P4" draw:layer="layout" svg:x1="27.985cm" svg:y1="19.213cm" svg:x2="27.985cm" svg:y2="15.657cm">
            <text:p/>
          </draw:line>
        </draw:g>
        <draw:g>
          <draw:path draw:style-name="gr7" draw:text-style-name="P5" draw:layer="layout" svg:width="2.461cm" svg:height="0.982cm" svg:x="26.672cm" svg:y="14.35cm" svg:viewBox="0 0 2462 983" svg:d="M0 0v983h2462v-983zM1915 0v983z">
            <text:p/>
          </draw:path>
          <draw:line draw:style-name="gr8" draw:text-style-name="P4" draw:layer="layout" svg:x1="28.826cm" svg:y1="14.841cm" svg:x2="30.365cm" svg:y2="14.841cm">
            <text:p/>
          </draw:line>
          <draw:frame draw:style-name="gr18" draw:text-style-name="P6" draw:layer="layout" svg:width="1.494cm" svg:height="1.348cm" svg:x="27.157cm" svg:y="14.2cm">
            <draw:text-box>
              <text:p><text:span text:style-name="T2">20</text:span></text:p>
            </draw:text-box>
          </draw:frame>
        </draw:g>
        <draw:g>
          <draw:frame draw:style-name="gr25" draw:text-style-name="P7" draw:layer="layout" svg:width="3.411cm" svg:height="1.103cm" draw:transform="rotate (1.5707963267949) translate (7.533cm 19.812cm)">
            <draw:text-box>
              <text:p>Primeiro</text:p>
            </draw:text-box>
          </draw:frame>
          <draw:line draw:style-name="gr8" draw:text-style-name="P4" draw:layer="layout" svg:x1="8.636cm" svg:y1="19.558cm" svg:x2="8.636cm" svg:y2="16.002cm">
            <text:p/>
          </draw:line>
        </draw:g>
        <draw:g>
          <draw:frame draw:style-name="gr25" draw:text-style-name="P7" draw:layer="layout" svg:width="3.411cm" svg:height="1.103cm" draw:transform="rotate (1.5707963267949) translate (1.779cm 19.534cm)">
            <draw:text-box>
              <text:p>Tmp</text:p>
            </draw:text-box>
          </draw:frame>
          <draw:line draw:style-name="gr8" draw:text-style-name="P4" draw:layer="layout" svg:x1="2.882cm" svg:y1="19.28cm" svg:x2="2.882cm" svg:y2="15.724cm">
            <text:p/>
          </draw:line>
        </draw:g>
        <presentation:notes draw:style-name="dp2" presentation:use-date-time-name="dtd1">
          <draw:page-thumbnail draw:style-name="gr4" draw:layer="layout" svg:width="12.292cm" svg:height="10.386cm" svg:x="4.352cm" svg:y="3.104cm" draw:page-number="26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2" presentation:presentation-page-layout-name="AL1T32" presentation:use-date-time-name="dtd1">
        <office:forms form:automatic-focus="false" form:apply-design-mode="false"/>
        <draw:frame draw:style-name="gr6" draw:text-style-name="P4" draw:layer="layout" svg:width="22.605cm" svg:height="11.175cm" svg:x="-2.54cm" svg:y="0.255cm">
          <draw:image xlink:href="Pictures/10000000000003B9000001EC8BB7E36777AE239F.png" xlink:type="simple" xlink:show="embed" xlink:actuate="onLoad" loext:mime-type="image/png">
            <text:p/>
          </draw:image>
        </draw:frame>
        <draw:custom-shape draw:style-name="gr2" draw:text-style-name="P1" draw:layer="layout" svg:width="12.7cm" svg:height="3.302cm" svg:x="1.524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.398cm" svg:height="4.064cm" svg:x="1.27cm" svg:y="2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7" draw:text-style-name="P5" draw:layer="layout" svg:width="3.308cm" svg:height="0.982cm" svg:x="0.524cm" svg:y="12.726cm" svg:viewBox="0 0 3309 983" svg:d="M0 0v983h3309v-983zM2574 0v983z">
            <text:p/>
          </draw:path>
          <draw:line draw:style-name="gr8" draw:text-style-name="P4" draw:layer="layout" svg:x1="3.42cm" svg:y1="13.217cm" svg:x2="5.488cm" svg:y2="13.217cm">
            <text:p/>
          </draw:line>
          <draw:frame draw:style-name="gr18" draw:text-style-name="P6" draw:layer="layout" svg:width="1.64cm" svg:height="1.348cm" svg:x="0.694cm" svg:y="12.576cm">
            <draw:text-box>
              <text:p><text:span text:style-name="T2">15</text:span></text:p>
            </draw:text-box>
          </draw:frame>
        </draw:g>
        <draw:custom-shape draw:style-name="gr28" draw:text-style-name="P8" draw:layer="layout" svg:width="8.128cm" svg:height="1.27cm" svg:x="3.302cm" svg:y="6.604cm">
          <text:p/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9.812cm" svg:y1="3.136cm" svg:x2="10.668cm" svg:y2="3.049cm">
          <text:p/>
        </draw:line>
        <draw:g>
          <draw:frame draw:style-name="gr25" draw:text-style-name="P7" draw:layer="layout" svg:width="3.411cm" svg:height="1.103cm" draw:transform="rotate (1.5707963267949) translate (0.762cm 19.513cm)">
            <draw:text-box>
              <text:p>Tmp</text:p>
            </draw:text-box>
          </draw:frame>
          <draw:line draw:style-name="gr8" draw:text-style-name="P4" draw:layer="layout" svg:x1="1.865cm" svg:y1="19.259cm" svg:x2="1.865cm" svg:y2="15.703cm">
            <text:p/>
          </draw:line>
        </draw:g>
        <draw:path draw:style-name="gr7" draw:text-style-name="P4" draw:layer="layout" svg:width="0.952cm" svg:height="1.336cm" svg:x="5.613cm" svg:y="12.6cm" svg:viewBox="0 0 953 1337" svg:d="M0 0v1337zM238 223v891zM953 669c0 39-11 78-32 112-21 33-52 62-87 81-37 20-78 30-119 30-42 0-84-10-120-30-36-19-67-48-87-81-21-34-32-73-32-112s11-78 32-112c20-33 51-62 87-82 36-19 78-29 120-29 41 0 82 10 119 29 35 20 66 49 87 82 21 34 32 73 32 112z">
          <text:p/>
        </draw:path>
        <draw:path draw:style-name="gr7" draw:text-style-name="P4" draw:layer="layout" svg:width="0.952cm" svg:height="1.336cm" draw:transform="rotate (1.5707963267949) translate (1.165cm 15.4938494838733cm)" svg:viewBox="0 0 953 1337" svg:d="M0 0v1337zM238 223v891zM953 669c0 39-11 78-32 112-21 33-52 62-87 81-37 20-78 30-119 30-42 0-84-10-120-30-36-19-67-48-87-81-21-34-32-73-32-112s11-78 32-112c20-33 51-62 87-82 36-19 78-29 120-29 41 0 82 10 119 29 35 20 66 49 87 82 21 34 32 73 32 112z">
          <text:p/>
        </draw:path>
        <draw:frame draw:style-name="gr22" draw:text-style-name="P7" draw:layer="layout" svg:width="2.794cm" svg:height="1.103cm" svg:x="20.32cm" svg:y="2.541cm">
          <draw:text-box>
            <text:p>True</text:p>
          </draw:text-box>
        </draw:frame>
        <draw:g>
          <draw:path draw:style-name="gr7" draw:text-style-name="P5" draw:layer="layout" svg:width="3.308cm" svg:height="0.982cm" svg:x="6.858cm" svg:y="14.581cm" svg:viewBox="0 0 3309 983" svg:d="M0 0v983h3309v-983zM2574 0v983z">
            <text:p/>
          </draw:path>
          <draw:line draw:style-name="gr8" draw:text-style-name="P4" draw:layer="layout" svg:x1="9.754cm" svg:y1="15.072cm" svg:x2="11.822cm" svg:y2="15.072cm">
            <text:p/>
          </draw:line>
          <draw:frame draw:style-name="gr18" draw:text-style-name="P6" draw:layer="layout" svg:width="1.64cm" svg:height="1.348cm" svg:x="7.028cm" svg:y="14.431cm">
            <draw:text-box>
              <text:p><text:span text:style-name="T2">20</text:span></text:p>
            </draw:text-box>
          </draw:frame>
        </draw:g>
        <draw:g>
          <draw:path draw:style-name="gr7" draw:text-style-name="P5" draw:layer="layout" svg:width="2.205cm" svg:height="0.982cm" svg:x="11.867cm" svg:y="14.581cm" svg:viewBox="0 0 2206 983" svg:d="M0 0v983h2206v-983zM1716 0v983z">
            <text:p/>
          </draw:path>
          <draw:line draw:style-name="gr8" draw:text-style-name="P4" draw:layer="layout" svg:x1="13.797cm" svg:y1="15.072cm" svg:x2="15.176cm" svg:y2="15.072cm">
            <text:p/>
          </draw:line>
          <draw:frame draw:style-name="gr34" draw:text-style-name="P6" draw:layer="layout" svg:width="1.56cm" svg:height="1.348cm" svg:x="12.028cm" svg:y="14.406cm">
            <draw:text-box>
              <text:p><text:span text:style-name="T2">25</text:span></text:p>
            </draw:text-box>
          </draw:frame>
        </draw:g>
        <draw:g>
          <draw:frame draw:style-name="gr20" draw:text-style-name="P7" draw:layer="layout" svg:width="2.734cm" svg:height="1.103cm" draw:transform="rotate (1.5707963267949) translate (12.318cm 19.335cm)">
            <draw:text-box>
              <text:p>Fim</text:p>
            </draw:text-box>
          </draw:frame>
          <draw:line draw:style-name="gr8" draw:text-style-name="P4" draw:layer="layout" svg:x1="13.421cm" svg:y1="19.335cm" svg:x2="13.421cm" svg:y2="15.779cm">
            <text:p/>
          </draw:line>
        </draw:g>
        <draw:g>
          <draw:path draw:style-name="gr7" draw:text-style-name="P5" draw:layer="layout" svg:width="2.497cm" svg:height="0.982cm" svg:x="15.451cm" svg:y="14.581cm" svg:viewBox="0 0 2498 983" svg:d="M0 0v983h2498v-983zM1943 0v983z">
            <text:p/>
          </draw:path>
          <draw:line draw:style-name="gr8" draw:text-style-name="P4" draw:layer="layout" svg:x1="17.637cm" svg:y1="15.072cm" svg:x2="19.198cm" svg:y2="15.072cm">
            <text:p/>
          </draw:line>
          <draw:frame draw:style-name="gr18" draw:text-style-name="P6" draw:layer="layout" svg:width="1.516cm" svg:height="1.348cm" svg:x="15.943cm" svg:y="14.431cm">
            <draw:text-box>
              <text:p><text:span text:style-name="T2">5</text:span></text:p>
            </draw:text-box>
          </draw:frame>
        </draw:g>
        <draw:g>
          <draw:path draw:style-name="gr7" draw:text-style-name="P5" draw:layer="layout" svg:width="2.461cm" svg:height="0.982cm" svg:x="19.354cm" svg:y="14.555cm" svg:viewBox="0 0 2462 983" svg:d="M0 0v983h2462v-983zM1915 0v983z">
            <text:p/>
          </draw:path>
          <draw:line draw:style-name="gr8" draw:text-style-name="P4" draw:layer="layout" svg:x1="21.508cm" svg:y1="15.046cm" svg:x2="23.047cm" svg:y2="15.046cm">
            <text:p/>
          </draw:line>
          <draw:frame draw:style-name="gr18" draw:text-style-name="P6" draw:layer="layout" svg:width="1.494cm" svg:height="1.348cm" svg:x="19.839cm" svg:y="14.405cm">
            <draw:text-box>
              <text:p><text:span text:style-name="T2">10</text:span></text:p>
            </draw:text-box>
          </draw:frame>
        </draw:g>
        <draw:path draw:style-name="gr7" draw:text-style-name="P4" draw:layer="layout" svg:width="0.952cm" svg:height="1.336cm" svg:x="30.511cm" svg:y="14.387cm" svg:viewBox="0 0 953 1337" svg:d="M0 0v1337zM238 223v891zM953 669c0 39-11 78-32 112-21 33-52 62-87 81-37 20-78 30-119 30-42 0-84-10-120-30-36-19-67-48-87-81-21-34-32-73-32-112s11-78 32-112c20-33 51-62 87-82 36-19 78-29 120-29 41 0 82 10 119 29 35 20 66 49 87 82 21 34 32 73 32 112z">
          <text:p/>
        </draw:path>
        <draw:g>
          <draw:path draw:style-name="gr7" draw:text-style-name="P5" draw:layer="layout" svg:width="2.461cm" svg:height="0.982cm" svg:x="23.103cm" svg:y="14.556cm" svg:viewBox="0 0 2462 983" svg:d="M0 0v983h2462v-983zM1915 0v983z">
            <text:p/>
          </draw:path>
          <draw:line draw:style-name="gr8" draw:text-style-name="P4" draw:layer="layout" svg:x1="25.257cm" svg:y1="15.047cm" svg:x2="26.796cm" svg:y2="15.047cm">
            <text:p/>
          </draw:line>
          <draw:frame draw:style-name="gr18" draw:text-style-name="P6" draw:layer="layout" svg:width="1.494cm" svg:height="1.348cm" svg:x="23.588cm" svg:y="14.406cm">
            <draw:text-box>
              <text:p><text:span text:style-name="T2">15</text:span></text:p>
            </draw:text-box>
          </draw:frame>
        </draw:g>
        <draw:g>
          <draw:frame draw:style-name="gr30" draw:text-style-name="P7" draw:layer="layout" svg:width="2.734cm" svg:height="1.103cm" draw:transform="rotate (1.5707963267949) translate (27.093cm 19.467cm)">
            <draw:text-box>
              <text:p>Ultimo</text:p>
            </draw:text-box>
          </draw:frame>
          <draw:line draw:style-name="gr8" draw:text-style-name="P4" draw:layer="layout" svg:x1="28.015cm" svg:y1="19.467cm" svg:x2="28.015cm" svg:y2="15.911cm">
            <text:p/>
          </draw:line>
        </draw:g>
        <draw:g>
          <draw:path draw:style-name="gr7" draw:text-style-name="P5" draw:layer="layout" svg:width="2.461cm" svg:height="0.982cm" svg:x="26.702cm" svg:y="14.604cm" svg:viewBox="0 0 2462 983" svg:d="M0 0v983h2462v-983zM1915 0v983z">
            <text:p/>
          </draw:path>
          <draw:line draw:style-name="gr8" draw:text-style-name="P4" draw:layer="layout" svg:x1="28.856cm" svg:y1="15.095cm" svg:x2="30.395cm" svg:y2="15.095cm">
            <text:p/>
          </draw:line>
          <draw:frame draw:style-name="gr18" draw:text-style-name="P6" draw:layer="layout" svg:width="1.494cm" svg:height="1.348cm" svg:x="27.187cm" svg:y="14.454cm">
            <draw:text-box>
              <text:p><text:span text:style-name="T2">20</text:span></text:p>
            </draw:text-box>
          </draw:frame>
        </draw:g>
        <draw:g>
          <draw:frame draw:style-name="gr25" draw:text-style-name="P7" draw:layer="layout" svg:width="3.411cm" svg:height="1.103cm" draw:transform="rotate (1.5707963267949) translate (7.563cm 20.066cm)">
            <draw:text-box>
              <text:p>Primeiro</text:p>
            </draw:text-box>
          </draw:frame>
          <draw:line draw:style-name="gr8" draw:text-style-name="P4" draw:layer="layout" svg:x1="8.666cm" svg:y1="19.812cm" svg:x2="8.666cm" svg:y2="16.256cm">
            <text:p/>
          </draw:line>
        </draw:g>
        <presentation:notes draw:style-name="dp2" presentation:use-date-time-name="dtd1">
          <draw:page-thumbnail draw:style-name="gr4" draw:layer="layout" svg:width="12.292cm" svg:height="10.386cm" svg:x="4.352cm" svg:y="3.104cm" draw:page-number="27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1" draw:master-page-name="Vivid2" presentation:presentation-page-layout-name="AL1T32" presentation:use-date-time-name="dtd1">
        <office:forms form:automatic-focus="false" form:apply-design-mode="false"/>
        <draw:frame draw:style-name="gr6" draw:text-style-name="P4" draw:layer="layout" svg:width="22.605cm" svg:height="11.175cm" svg:x="-2.54cm" svg:y="0.255cm">
          <draw:image xlink:href="Pictures/10000000000003B9000001EC8BB7E36777AE239F.png" xlink:type="simple" xlink:show="embed" xlink:actuate="onLoad" loext:mime-type="image/png">
            <text:p/>
          </draw:image>
        </draw:frame>
        <draw:custom-shape draw:style-name="gr2" draw:text-style-name="P1" draw:layer="layout" svg:width="12.7cm" svg:height="3.302cm" svg:x="1.524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.398cm" svg:height="4.064cm" svg:x="1.27cm" svg:y="2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8" draw:layer="layout" svg:width="8.128cm" svg:height="1.27cm" svg:x="3.302cm" svg:y="7.874cm">
          <text:p/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9.812cm" svg:y1="3.136cm" svg:x2="10.668cm" svg:y2="3.049cm">
          <text:p/>
        </draw:line>
        <draw:frame draw:style-name="gr22" draw:text-style-name="P7" draw:layer="layout" svg:width="2.794cm" svg:height="1.103cm" svg:x="20.32cm" svg:y="2.541cm">
          <draw:text-box>
            <text:p>True</text:p>
          </draw:text-box>
        </draw:frame>
        <draw:g>
          <draw:path draw:style-name="gr7" draw:text-style-name="P5" draw:layer="layout" svg:width="3.308cm" svg:height="0.982cm" svg:x="6.829cm" svg:y="14.303cm" svg:viewBox="0 0 3309 983" svg:d="M0 0v983h3309v-983zM2574 0v983z">
            <text:p/>
          </draw:path>
          <draw:line draw:style-name="gr8" draw:text-style-name="P4" draw:layer="layout" svg:x1="9.725cm" svg:y1="14.794cm" svg:x2="11.793cm" svg:y2="14.794cm">
            <text:p/>
          </draw:line>
          <draw:frame draw:style-name="gr18" draw:text-style-name="P6" draw:layer="layout" svg:width="1.64cm" svg:height="1.348cm" svg:x="6.999cm" svg:y="14.153cm">
            <draw:text-box>
              <text:p><text:span text:style-name="T2">20</text:span></text:p>
            </draw:text-box>
          </draw:frame>
        </draw:g>
        <draw:g>
          <draw:path draw:style-name="gr7" draw:text-style-name="P5" draw:layer="layout" svg:width="2.205cm" svg:height="0.982cm" svg:x="11.838cm" svg:y="14.303cm" svg:viewBox="0 0 2206 983" svg:d="M0 0v983h2206v-983zM1716 0v983z">
            <text:p/>
          </draw:path>
          <draw:line draw:style-name="gr8" draw:text-style-name="P4" draw:layer="layout" svg:x1="13.768cm" svg:y1="14.794cm" svg:x2="15.147cm" svg:y2="14.794cm">
            <text:p/>
          </draw:line>
          <draw:frame draw:style-name="gr34" draw:text-style-name="P6" draw:layer="layout" svg:width="1.56cm" svg:height="1.348cm" svg:x="11.999cm" svg:y="14.128cm">
            <draw:text-box>
              <text:p><text:span text:style-name="T2">25</text:span></text:p>
            </draw:text-box>
          </draw:frame>
        </draw:g>
        <draw:g>
          <draw:frame draw:style-name="gr20" draw:text-style-name="P7" draw:layer="layout" svg:width="2.734cm" svg:height="1.103cm" draw:transform="rotate (1.5707963267949) translate (12.289cm 19.057cm)">
            <draw:text-box>
              <text:p>Fim</text:p>
            </draw:text-box>
          </draw:frame>
          <draw:line draw:style-name="gr8" draw:text-style-name="P4" draw:layer="layout" svg:x1="13.392cm" svg:y1="19.057cm" svg:x2="13.392cm" svg:y2="15.501cm">
            <text:p/>
          </draw:line>
        </draw:g>
        <draw:g>
          <draw:path draw:style-name="gr7" draw:text-style-name="P5" draw:layer="layout" svg:width="2.497cm" svg:height="0.982cm" svg:x="15.422cm" svg:y="14.303cm" svg:viewBox="0 0 2498 983" svg:d="M0 0v983h2498v-983zM1943 0v983z">
            <text:p/>
          </draw:path>
          <draw:line draw:style-name="gr8" draw:text-style-name="P4" draw:layer="layout" svg:x1="17.608cm" svg:y1="14.794cm" svg:x2="19.169cm" svg:y2="14.794cm">
            <text:p/>
          </draw:line>
          <draw:frame draw:style-name="gr18" draw:text-style-name="P6" draw:layer="layout" svg:width="1.516cm" svg:height="1.348cm" svg:x="15.914cm" svg:y="14.153cm">
            <draw:text-box>
              <text:p><text:span text:style-name="T2">5</text:span></text:p>
            </draw:text-box>
          </draw:frame>
        </draw:g>
        <draw:g>
          <draw:path draw:style-name="gr7" draw:text-style-name="P5" draw:layer="layout" svg:width="2.461cm" svg:height="0.982cm" svg:x="19.325cm" svg:y="14.277cm" svg:viewBox="0 0 2462 983" svg:d="M0 0v983h2462v-983zM1915 0v983z">
            <text:p/>
          </draw:path>
          <draw:line draw:style-name="gr8" draw:text-style-name="P4" draw:layer="layout" svg:x1="21.479cm" svg:y1="14.768cm" svg:x2="23.018cm" svg:y2="14.768cm">
            <text:p/>
          </draw:line>
          <draw:frame draw:style-name="gr18" draw:text-style-name="P6" draw:layer="layout" svg:width="1.494cm" svg:height="1.348cm" svg:x="19.81cm" svg:y="14.127cm">
            <draw:text-box>
              <text:p><text:span text:style-name="T2">10</text:span></text:p>
            </draw:text-box>
          </draw:frame>
        </draw:g>
        <draw:path draw:style-name="gr7" draw:text-style-name="P4" draw:layer="layout" svg:width="0.952cm" svg:height="1.336cm" svg:x="30.737cm" svg:y="14.109cm" svg:viewBox="0 0 953 1337" svg:d="M0 0v1337zM238 223v891zM953 669c0 39-11 78-32 112-21 33-52 62-87 81-37 20-78 30-119 30-42 0-84-10-120-30-36-19-67-48-87-81-21-34-32-73-32-112s11-78 32-112c20-33 51-62 87-82 36-19 78-29 120-29 41 0 82 10 119 29 35 20 66 49 87 82 21 34 32 73 32 112z">
          <text:p/>
        </draw:path>
        <draw:g>
          <draw:path draw:style-name="gr7" draw:text-style-name="P5" draw:layer="layout" svg:width="2.461cm" svg:height="0.982cm" svg:x="23.074cm" svg:y="14.278cm" svg:viewBox="0 0 2462 983" svg:d="M0 0v983h2462v-983zM1915 0v983z">
            <text:p/>
          </draw:path>
          <draw:line draw:style-name="gr8" draw:text-style-name="P4" draw:layer="layout" svg:x1="25.228cm" svg:y1="14.769cm" svg:x2="26.767cm" svg:y2="14.769cm">
            <text:p/>
          </draw:line>
          <draw:frame draw:style-name="gr18" draw:text-style-name="P6" draw:layer="layout" svg:width="1.494cm" svg:height="1.348cm" svg:x="23.559cm" svg:y="14.128cm">
            <draw:text-box>
              <text:p><text:span text:style-name="T2">15</text:span></text:p>
            </draw:text-box>
          </draw:frame>
        </draw:g>
        <draw:g>
          <draw:frame draw:style-name="gr30" draw:text-style-name="P7" draw:layer="layout" svg:width="2.734cm" svg:height="1.103cm" draw:transform="rotate (1.5707963267949) translate (27.064cm 19.189cm)">
            <draw:text-box>
              <text:p>Ultimo</text:p>
            </draw:text-box>
          </draw:frame>
          <draw:line draw:style-name="gr8" draw:text-style-name="P4" draw:layer="layout" svg:x1="27.986cm" svg:y1="19.189cm" svg:x2="27.986cm" svg:y2="15.633cm">
            <text:p/>
          </draw:line>
        </draw:g>
        <draw:g>
          <draw:path draw:style-name="gr7" draw:text-style-name="P5" draw:layer="layout" svg:width="2.461cm" svg:height="0.982cm" svg:x="26.673cm" svg:y="14.326cm" svg:viewBox="0 0 2462 983" svg:d="M0 0v983h2462v-983zM1915 0v983z">
            <text:p/>
          </draw:path>
          <draw:line draw:style-name="gr8" draw:text-style-name="P4" draw:layer="layout" svg:x1="28.827cm" svg:y1="14.817cm" svg:x2="30.366cm" svg:y2="14.817cm">
            <text:p/>
          </draw:line>
          <draw:frame draw:style-name="gr18" draw:text-style-name="P6" draw:layer="layout" svg:width="1.494cm" svg:height="1.348cm" svg:x="27.158cm" svg:y="14.176cm">
            <draw:text-box>
              <text:p><text:span text:style-name="T2">20</text:span></text:p>
            </draw:text-box>
          </draw:frame>
        </draw:g>
        <draw:g>
          <draw:frame draw:style-name="gr25" draw:text-style-name="P7" draw:layer="layout" svg:width="3.411cm" svg:height="1.103cm" draw:transform="rotate (1.5707963267949) translate (7.534cm 19.788cm)">
            <draw:text-box>
              <text:p>Primeiro</text:p>
            </draw:text-box>
          </draw:frame>
          <draw:line draw:style-name="gr8" draw:text-style-name="P4" draw:layer="layout" svg:x1="8.637cm" svg:y1="19.534cm" svg:x2="8.637cm" svg:y2="15.978cm">
            <text:p/>
          </draw:line>
        </draw:g>
        <presentation:notes draw:style-name="dp2" presentation:use-date-time-name="dtd1">
          <draw:page-thumbnail draw:style-name="gr4" draw:layer="layout" svg:width="12.292cm" svg:height="10.386cm" svg:x="4.352cm" svg:y="3.104cm" draw:page-number="28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1" draw:master-page-name="Vivid2" presentation:presentation-page-layout-name="AL1T32" presentation:use-date-time-name="dtd1">
        <office:forms form:automatic-focus="false" form:apply-design-mode="false"/>
        <draw:frame draw:style-name="gr6" draw:text-style-name="P4" draw:layer="layout" svg:width="22.605cm" svg:height="11.175cm" svg:x="-2.54cm" svg:y="0.255cm">
          <draw:image xlink:href="Pictures/10000000000003B9000001EC8BB7E36777AE239F.png" xlink:type="simple" xlink:show="embed" xlink:actuate="onLoad" loext:mime-type="image/png">
            <text:p/>
          </draw:image>
        </draw:frame>
        <draw:custom-shape draw:style-name="gr2" draw:text-style-name="P1" draw:layer="layout" svg:width="12.7cm" svg:height="3.302cm" svg:x="1.524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.398cm" svg:height="4.064cm" svg:x="1.27cm" svg:y="2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8" draw:layer="layout" svg:width="8.128cm" svg:height="1.27cm" svg:x="1.778cm" svg:y="2.54cm">
          <text:p/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9.812cm" svg:y1="3.136cm" svg:x2="10.668cm" svg:y2="3.049cm">
          <text:p/>
        </draw:line>
        <draw:frame draw:style-name="gr22" draw:text-style-name="P7" draw:layer="layout" svg:width="2.794cm" svg:height="1.103cm" svg:x="20.32cm" svg:y="2.541cm">
          <draw:text-box>
            <text:p>True</text:p>
          </draw:text-box>
        </draw:frame>
        <draw:g>
          <draw:path draw:style-name="gr7" draw:text-style-name="P5" draw:layer="layout" svg:width="3.308cm" svg:height="0.982cm" svg:x="4.349cm" svg:y="14.073cm" svg:viewBox="0 0 3309 983" svg:d="M0 0v983h3309v-983zM2574 0v983z">
            <text:p/>
          </draw:path>
          <draw:line draw:style-name="gr8" draw:text-style-name="P4" draw:layer="layout" svg:x1="7.245cm" svg:y1="14.564cm" svg:x2="9.313cm" svg:y2="14.564cm">
            <text:p/>
          </draw:line>
          <draw:frame draw:style-name="gr18" draw:text-style-name="P6" draw:layer="layout" svg:width="1.64cm" svg:height="1.348cm" svg:x="4.519cm" svg:y="13.923cm">
            <draw:text-box>
              <text:p><text:span text:style-name="T2">20</text:span></text:p>
            </draw:text-box>
          </draw:frame>
        </draw:g>
        <draw:g>
          <draw:path draw:style-name="gr7" draw:text-style-name="P5" draw:layer="layout" svg:width="2.205cm" svg:height="0.982cm" svg:x="9.358cm" svg:y="14.073cm" svg:viewBox="0 0 2206 983" svg:d="M0 0v983h2206v-983zM1716 0v983z">
            <text:p/>
          </draw:path>
          <draw:line draw:style-name="gr8" draw:text-style-name="P4" draw:layer="layout" svg:x1="11.288cm" svg:y1="14.564cm" svg:x2="12.667cm" svg:y2="14.564cm">
            <text:p/>
          </draw:line>
          <draw:frame draw:style-name="gr34" draw:text-style-name="P6" draw:layer="layout" svg:width="1.56cm" svg:height="1.348cm" svg:x="9.519cm" svg:y="13.898cm">
            <draw:text-box>
              <text:p><text:span text:style-name="T2">25</text:span></text:p>
            </draw:text-box>
          </draw:frame>
        </draw:g>
        <draw:g>
          <draw:frame draw:style-name="gr20" draw:text-style-name="P7" draw:layer="layout" svg:width="2.734cm" svg:height="1.103cm" draw:transform="rotate (1.5707963267949) translate (9.809cm 18.827cm)">
            <draw:text-box>
              <text:p>Fim</text:p>
            </draw:text-box>
          </draw:frame>
          <draw:line draw:style-name="gr8" draw:text-style-name="P4" draw:layer="layout" svg:x1="10.912cm" svg:y1="18.827cm" svg:x2="10.912cm" svg:y2="15.271cm">
            <text:p/>
          </draw:line>
        </draw:g>
        <draw:g>
          <draw:path draw:style-name="gr7" draw:text-style-name="P5" draw:layer="layout" svg:width="2.497cm" svg:height="0.982cm" svg:x="12.942cm" svg:y="14.073cm" svg:viewBox="0 0 2498 983" svg:d="M0 0v983h2498v-983zM1943 0v983z">
            <text:p/>
          </draw:path>
          <draw:line draw:style-name="gr8" draw:text-style-name="P4" draw:layer="layout" svg:x1="15.128cm" svg:y1="14.564cm" svg:x2="16.689cm" svg:y2="14.564cm">
            <text:p/>
          </draw:line>
          <draw:frame draw:style-name="gr18" draw:text-style-name="P6" draw:layer="layout" svg:width="1.516cm" svg:height="1.348cm" svg:x="13.434cm" svg:y="13.923cm">
            <draw:text-box>
              <text:p><text:span text:style-name="T2">5</text:span></text:p>
            </draw:text-box>
          </draw:frame>
        </draw:g>
        <draw:g>
          <draw:path draw:style-name="gr7" draw:text-style-name="P5" draw:layer="layout" svg:width="2.461cm" svg:height="0.982cm" svg:x="16.845cm" svg:y="14.047cm" svg:viewBox="0 0 2462 983" svg:d="M0 0v983h2462v-983zM1915 0v983z">
            <text:p/>
          </draw:path>
          <draw:line draw:style-name="gr8" draw:text-style-name="P4" draw:layer="layout" svg:x1="18.999cm" svg:y1="14.538cm" svg:x2="20.538cm" svg:y2="14.538cm">
            <text:p/>
          </draw:line>
          <draw:frame draw:style-name="gr18" draw:text-style-name="P6" draw:layer="layout" svg:width="1.494cm" svg:height="1.348cm" svg:x="17.33cm" svg:y="13.897cm">
            <draw:text-box>
              <text:p><text:span text:style-name="T2">10</text:span></text:p>
            </draw:text-box>
          </draw:frame>
        </draw:g>
        <draw:path draw:style-name="gr7" draw:text-style-name="P4" draw:layer="layout" svg:width="0.952cm" svg:height="1.336cm" svg:x="28.257cm" svg:y="13.879cm" svg:viewBox="0 0 953 1337" svg:d="M0 0v1337zM238 223v891zM953 669c0 39-11 78-32 112-21 33-52 62-87 81-37 20-78 30-119 30-42 0-84-10-120-30-36-19-67-48-87-81-21-34-32-73-32-112s11-78 32-112c20-33 51-62 87-82 36-19 78-29 120-29 41 0 82 10 119 29 35 20 66 49 87 82 21 34 32 73 32 112z">
          <text:p/>
        </draw:path>
        <draw:g>
          <draw:path draw:style-name="gr7" draw:text-style-name="P5" draw:layer="layout" svg:width="2.461cm" svg:height="0.982cm" svg:x="20.594cm" svg:y="14.048cm" svg:viewBox="0 0 2462 983" svg:d="M0 0v983h2462v-983zM1915 0v983z">
            <text:p/>
          </draw:path>
          <draw:line draw:style-name="gr8" draw:text-style-name="P4" draw:layer="layout" svg:x1="22.748cm" svg:y1="14.539cm" svg:x2="24.287cm" svg:y2="14.539cm">
            <text:p/>
          </draw:line>
          <draw:frame draw:style-name="gr18" draw:text-style-name="P6" draw:layer="layout" svg:width="1.494cm" svg:height="1.348cm" svg:x="21.079cm" svg:y="13.898cm">
            <draw:text-box>
              <text:p><text:span text:style-name="T2">15</text:span></text:p>
            </draw:text-box>
          </draw:frame>
        </draw:g>
        <draw:g>
          <draw:frame draw:style-name="gr30" draw:text-style-name="P7" draw:layer="layout" svg:width="2.734cm" svg:height="1.103cm" draw:transform="rotate (1.5707963267949) translate (24.584cm 18.959cm)">
            <draw:text-box>
              <text:p>Ultimo</text:p>
            </draw:text-box>
          </draw:frame>
          <draw:line draw:style-name="gr8" draw:text-style-name="P4" draw:layer="layout" svg:x1="25.506cm" svg:y1="18.959cm" svg:x2="25.506cm" svg:y2="15.403cm">
            <text:p/>
          </draw:line>
        </draw:g>
        <draw:g>
          <draw:path draw:style-name="gr7" draw:text-style-name="P5" draw:layer="layout" svg:width="2.461cm" svg:height="0.982cm" svg:x="24.193cm" svg:y="14.096cm" svg:viewBox="0 0 2462 983" svg:d="M0 0v983h2462v-983zM1915 0v983z">
            <text:p/>
          </draw:path>
          <draw:line draw:style-name="gr8" draw:text-style-name="P4" draw:layer="layout" svg:x1="26.347cm" svg:y1="14.587cm" svg:x2="27.886cm" svg:y2="14.587cm">
            <text:p/>
          </draw:line>
          <draw:frame draw:style-name="gr18" draw:text-style-name="P6" draw:layer="layout" svg:width="1.494cm" svg:height="1.348cm" svg:x="24.678cm" svg:y="13.946cm">
            <draw:text-box>
              <text:p><text:span text:style-name="T2">20</text:span></text:p>
            </draw:text-box>
          </draw:frame>
        </draw:g>
        <draw:g>
          <draw:frame draw:style-name="gr25" draw:text-style-name="P7" draw:layer="layout" svg:width="3.411cm" svg:height="1.103cm" draw:transform="rotate (1.5707963267949) translate (5.054cm 19.558cm)">
            <draw:text-box>
              <text:p>Primeiro</text:p>
            </draw:text-box>
          </draw:frame>
          <draw:line draw:style-name="gr8" draw:text-style-name="P4" draw:layer="layout" svg:x1="6.157cm" svg:y1="19.304cm" svg:x2="6.157cm" svg:y2="15.748cm">
            <text:p/>
          </draw:line>
        </draw:g>
        <presentation:notes draw:style-name="dp3" presentation:use-date-time-name="dtd1">
          <office:forms form:automatic-focus="false" form:apply-design-mode="false"/>
          <draw:page-thumbnail draw:style-name="gr4" draw:layer="layout" svg:width="12.292cm" svg:height="10.386cm" svg:x="4.352cm" svg:y="3.104cm" draw:page-number="29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1" draw:master-page-name="Vivid2" presentation:presentation-page-layout-name="AL1T32" presentation:use-date-time-name="dtd1">
        <office:forms form:automatic-focus="false" form:apply-design-mode="false"/>
        <draw:frame draw:style-name="gr6" draw:text-style-name="P4" draw:layer="layout" svg:width="22.605cm" svg:height="11.175cm" svg:x="-2.54cm" svg:y="0.255cm">
          <draw:image xlink:href="Pictures/10000000000003B9000001EC8BB7E36777AE239F.png" xlink:type="simple" xlink:show="embed" xlink:actuate="onLoad" loext:mime-type="image/png">
            <text:p/>
          </draw:image>
        </draw:frame>
        <draw:custom-shape draw:style-name="gr2" draw:text-style-name="P1" draw:layer="layout" svg:width="12.7cm" svg:height="3.302cm" svg:x="1.524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.398cm" svg:height="4.064cm" svg:x="1.27cm" svg:y="2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8" draw:layer="layout" svg:width="16.763cm" svg:height="1.27cm" svg:x="3.302cm" svg:y="3.556cm">
          <text:p/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9.812cm" svg:y1="3.136cm" svg:x2="10.668cm" svg:y2="3.049cm">
          <text:p/>
        </draw:line>
        <draw:frame draw:style-name="gr22" draw:text-style-name="P7" draw:layer="layout" svg:width="2.794cm" svg:height="1.103cm" svg:x="20.32cm" svg:y="2.541cm">
          <draw:text-box>
            <text:p>True</text:p>
          </draw:text-box>
        </draw:frame>
        <draw:g>
          <draw:path draw:style-name="gr7" draw:text-style-name="P5" draw:layer="layout" svg:width="3.308cm" svg:height="0.982cm" svg:x="1.652cm" svg:y="13.818cm" svg:viewBox="0 0 3309 983" svg:d="M0 0v983h3309v-983zM2574 0v983z">
            <text:p/>
          </draw:path>
          <draw:line draw:style-name="gr8" draw:text-style-name="P4" draw:layer="layout" svg:x1="4.548cm" svg:y1="14.309cm" svg:x2="6.616cm" svg:y2="14.309cm">
            <text:p/>
          </draw:line>
          <draw:frame draw:style-name="gr18" draw:text-style-name="P6" draw:layer="layout" svg:width="1.64cm" svg:height="1.348cm" svg:x="1.822cm" svg:y="13.668cm">
            <draw:text-box>
              <text:p><text:span text:style-name="T2">20</text:span></text:p>
            </draw:text-box>
          </draw:frame>
        </draw:g>
        <draw:g>
          <draw:path draw:style-name="gr7" draw:text-style-name="P5" draw:layer="layout" svg:width="2.205cm" svg:height="0.982cm" svg:x="6.661cm" svg:y="13.818cm" svg:viewBox="0 0 2206 983" svg:d="M0 0v983h2206v-983zM1716 0v983z">
            <text:p/>
          </draw:path>
          <draw:line draw:style-name="gr8" draw:text-style-name="P4" draw:layer="layout" svg:x1="8.591cm" svg:y1="14.309cm" svg:x2="9.97cm" svg:y2="14.309cm">
            <text:p/>
          </draw:line>
          <draw:frame draw:style-name="gr34" draw:text-style-name="P6" draw:layer="layout" svg:width="1.56cm" svg:height="1.348cm" svg:x="6.822cm" svg:y="13.643cm">
            <draw:text-box>
              <text:p><text:span text:style-name="T2">25</text:span></text:p>
            </draw:text-box>
          </draw:frame>
        </draw:g>
        <draw:g>
          <draw:frame draw:style-name="gr20" draw:text-style-name="P7" draw:layer="layout" svg:width="2.734cm" svg:height="1.103cm" draw:transform="rotate (1.5707963267949) translate (7.112cm 18.572cm)">
            <draw:text-box>
              <text:p>Fim</text:p>
            </draw:text-box>
          </draw:frame>
          <draw:line draw:style-name="gr8" draw:text-style-name="P4" draw:layer="layout" svg:x1="8.215cm" svg:y1="18.572cm" svg:x2="8.215cm" svg:y2="15.016cm">
            <text:p/>
          </draw:line>
        </draw:g>
        <draw:g>
          <draw:frame draw:style-name="gr30" draw:text-style-name="P7" draw:layer="layout" svg:width="2.734cm" svg:height="1.103cm" draw:transform="rotate (1.5707963267949) translate (22.098cm 18.796cm)">
            <draw:text-box>
              <text:p>Ultimo</text:p>
            </draw:text-box>
          </draw:frame>
          <draw:line draw:style-name="gr8" draw:text-style-name="P4" draw:layer="layout" svg:x1="23.02cm" svg:y1="18.796cm" svg:x2="23.02cm" svg:y2="15.24cm">
            <text:p/>
          </draw:line>
        </draw:g>
        <draw:g>
          <draw:path draw:style-name="gr7" draw:text-style-name="P5" draw:layer="layout" svg:width="2.497cm" svg:height="0.982cm" svg:x="10.245cm" svg:y="13.818cm" svg:viewBox="0 0 2498 983" svg:d="M0 0v983h2498v-983zM1943 0v983z">
            <text:p/>
          </draw:path>
          <draw:line draw:style-name="gr8" draw:text-style-name="P4" draw:layer="layout" svg:x1="12.431cm" svg:y1="14.309cm" svg:x2="13.992cm" svg:y2="14.309cm">
            <text:p/>
          </draw:line>
          <draw:frame draw:style-name="gr18" draw:text-style-name="P6" draw:layer="layout" svg:width="1.516cm" svg:height="1.348cm" svg:x="10.737cm" svg:y="13.668cm">
            <draw:text-box>
              <text:p><text:span text:style-name="T2">5</text:span></text:p>
            </draw:text-box>
          </draw:frame>
        </draw:g>
        <draw:g>
          <draw:frame draw:style-name="gr25" draw:text-style-name="P7" draw:layer="layout" svg:width="3.411cm" svg:height="1.103cm" draw:transform="rotate (1.5707963267949) translate (2.54cm 19.05cm)">
            <draw:text-box>
              <text:p>Primeiro</text:p>
            </draw:text-box>
          </draw:frame>
          <draw:line draw:style-name="gr8" draw:text-style-name="P4" draw:layer="layout" svg:x1="3.643cm" svg:y1="18.796cm" svg:x2="3.643cm" svg:y2="15.24cm">
            <text:p/>
          </draw:line>
        </draw:g>
        <draw:g>
          <draw:path draw:style-name="gr7" draw:text-style-name="P5" draw:layer="layout" svg:width="2.461cm" svg:height="0.982cm" svg:x="14.148cm" svg:y="13.792cm" svg:viewBox="0 0 2462 983" svg:d="M0 0v983h2462v-983zM1915 0v983z">
            <text:p/>
          </draw:path>
          <draw:line draw:style-name="gr8" draw:text-style-name="P4" draw:layer="layout" svg:x1="16.302cm" svg:y1="14.283cm" svg:x2="17.841cm" svg:y2="14.283cm">
            <text:p/>
          </draw:line>
          <draw:frame draw:style-name="gr18" draw:text-style-name="P6" draw:layer="layout" svg:width="1.494cm" svg:height="1.348cm" svg:x="14.633cm" svg:y="13.642cm">
            <draw:text-box>
              <text:p><text:span text:style-name="T2">10</text:span></text:p>
            </draw:text-box>
          </draw:frame>
        </draw:g>
        <draw:path draw:style-name="gr7" draw:text-style-name="P4" draw:layer="layout" svg:width="0.952cm" svg:height="1.336cm" svg:x="27.686cm" svg:y="13.649cm" svg:viewBox="0 0 953 1337" svg:d="M0 0v1337zM238 223v891zM953 669c0 39-11 78-32 112-21 33-52 62-87 81-37 20-78 30-119 30-42 0-84-10-120-30-36-19-67-48-87-81-21-34-32-73-32-112s11-78 32-112c20-33 51-62 87-82 36-19 78-29 120-29 41 0 82 10 119 29 35 20 66 49 87 82 21 34 32 73 32 112z">
          <text:p/>
        </draw:path>
        <draw:g>
          <draw:path draw:style-name="gr7" draw:text-style-name="P5" draw:layer="layout" svg:width="2.461cm" svg:height="0.982cm" svg:x="17.897cm" svg:y="13.793cm" svg:viewBox="0 0 2462 983" svg:d="M0 0v983h2462v-983zM1915 0v983z">
            <text:p/>
          </draw:path>
          <draw:line draw:style-name="gr8" draw:text-style-name="P4" draw:layer="layout" svg:x1="20.051cm" svg:y1="14.284cm" svg:x2="21.59cm" svg:y2="14.284cm">
            <text:p/>
          </draw:line>
          <draw:frame draw:style-name="gr18" draw:text-style-name="P6" draw:layer="layout" svg:width="1.494cm" svg:height="1.348cm" svg:x="18.382cm" svg:y="13.643cm">
            <draw:text-box>
              <text:p><text:span text:style-name="T2">15</text:span></text:p>
            </draw:text-box>
          </draw:frame>
        </draw:g>
        <draw:g>
          <draw:path draw:style-name="gr7" draw:text-style-name="P5" draw:layer="layout" svg:width="1.862cm" svg:height="0.982cm" svg:x="21.844cm" svg:y="13.841cm" svg:viewBox="0 0 1863 983" svg:d="M0 0v983h1863v-983zM1449 0v983z">
            <text:p/>
          </draw:path>
          <draw:line draw:style-name="gr8" draw:text-style-name="P4" draw:layer="layout" svg:x1="23.474cm" svg:y1="14.332cm" svg:x2="24.638cm" svg:y2="14.332cm">
            <text:p/>
          </draw:line>
          <draw:frame draw:style-name="gr37" draw:text-style-name="P6" draw:layer="layout" svg:width="1.665cm" svg:height="1.348cm" svg:x="21.844cm" svg:y="13.691cm">
            <draw:text-box>
              <text:p><text:span text:style-name="T2">20</text:span></text:p>
            </draw:text-box>
          </draw:frame>
        </draw:g>
        <draw:g>
          <draw:path draw:style-name="gr7" draw:text-style-name="P5" draw:layer="layout" svg:width="1.862cm" svg:height="0.982cm" svg:x="24.892cm" svg:y="13.799cm" svg:viewBox="0 0 1863 983" svg:d="M0 0v983h1863v-983zM1449 0v983z">
            <text:p/>
          </draw:path>
          <draw:line draw:style-name="gr8" draw:text-style-name="P4" draw:layer="layout" svg:x1="26.522cm" svg:y1="14.29cm" svg:x2="27.686cm" svg:y2="14.29cm">
            <text:p/>
          </draw:line>
          <draw:frame draw:style-name="gr37" draw:text-style-name="P6" draw:layer="layout" svg:width="1.665cm" svg:height="1.348cm" svg:x="24.892cm" svg:y="13.649cm">
            <draw:text-box>
              <text:p><text:span text:style-name="T2">25</text:span></text:p>
            </draw:text-box>
          </draw:frame>
        </draw:g>
        <presentation:notes draw:style-name="dp3" presentation:use-date-time-name="dtd1">
          <office:forms form:automatic-focus="false" form:apply-design-mode="false"/>
          <draw:page-thumbnail draw:style-name="gr4" draw:layer="layout" svg:width="12.292cm" svg:height="10.386cm" svg:x="4.352cm" svg:y="3.104cm" draw:page-number="30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1" draw:master-page-name="Vivid2" presentation:presentation-page-layout-name="AL1T32" presentation:use-date-time-name="dtd1">
        <office:forms form:automatic-focus="false" form:apply-design-mode="false"/>
        <draw:frame draw:style-name="gr6" draw:text-style-name="P4" draw:layer="layout" svg:width="22.605cm" svg:height="11.175cm" svg:x="-2.54cm" svg:y="0.255cm">
          <draw:image xlink:href="Pictures/10000000000003B9000001EC8BB7E36777AE239F.png" xlink:type="simple" xlink:show="embed" xlink:actuate="onLoad" loext:mime-type="image/png">
            <text:p/>
          </draw:image>
        </draw:frame>
        <draw:custom-shape draw:style-name="gr2" draw:text-style-name="P1" draw:layer="layout" svg:width="12.7cm" svg:height="3.302cm" svg:x="1.524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.398cm" svg:height="4.064cm" svg:x="1.27cm" svg:y="2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8" draw:layer="layout" svg:width="7.874cm" svg:height="1.27cm" svg:x="3.302cm" svg:y="4.572cm">
          <text:p/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9.812cm" svg:y1="3.136cm" svg:x2="10.668cm" svg:y2="3.049cm">
          <text:p/>
        </draw:line>
        <draw:frame draw:style-name="gr22" draw:text-style-name="P7" draw:layer="layout" svg:width="2.794cm" svg:height="1.103cm" svg:x="20.32cm" svg:y="2.541cm">
          <draw:text-box>
            <text:p>True</text:p>
          </draw:text-box>
        </draw:frame>
        <draw:g>
          <draw:path draw:style-name="gr7" draw:text-style-name="P5" draw:layer="layout" svg:width="3.308cm" svg:height="0.982cm" svg:x="1.653cm" svg:y="13.797cm" svg:viewBox="0 0 3309 983" svg:d="M0 0v983h3309v-983zM2574 0v983z">
            <text:p/>
          </draw:path>
          <draw:line draw:style-name="gr8" draw:text-style-name="P4" draw:layer="layout" svg:x1="4.549cm" svg:y1="14.288cm" svg:x2="6.617cm" svg:y2="14.288cm">
            <text:p/>
          </draw:line>
          <draw:frame draw:style-name="gr18" draw:text-style-name="P6" draw:layer="layout" svg:width="1.64cm" svg:height="1.348cm" svg:x="1.823cm" svg:y="13.647cm">
            <draw:text-box>
              <text:p><text:span text:style-name="T2">20</text:span></text:p>
            </draw:text-box>
          </draw:frame>
        </draw:g>
        <draw:g>
          <draw:path draw:style-name="gr7" draw:text-style-name="P5" draw:layer="layout" svg:width="2.205cm" svg:height="0.982cm" svg:x="6.662cm" svg:y="13.797cm" svg:viewBox="0 0 2206 983" svg:d="M0 0v983h2206v-983zM1716 0v983z">
            <text:p/>
          </draw:path>
          <draw:line draw:style-name="gr8" draw:text-style-name="P4" draw:layer="layout" svg:x1="8.592cm" svg:y1="14.288cm" svg:x2="9.971cm" svg:y2="14.288cm">
            <text:p/>
          </draw:line>
          <draw:frame draw:style-name="gr34" draw:text-style-name="P6" draw:layer="layout" svg:width="1.56cm" svg:height="1.348cm" svg:x="6.823cm" svg:y="13.622cm">
            <draw:text-box>
              <text:p><text:span text:style-name="T2">25</text:span></text:p>
            </draw:text-box>
          </draw:frame>
        </draw:g>
        <draw:g>
          <draw:frame draw:style-name="gr20" draw:text-style-name="P7" draw:layer="layout" svg:width="2.734cm" svg:height="1.103cm" draw:transform="rotate (1.5707963267949) translate (7.113cm 18.551cm)">
            <draw:text-box>
              <text:p>Fim</text:p>
            </draw:text-box>
          </draw:frame>
          <draw:line draw:style-name="gr8" draw:text-style-name="P4" draw:layer="layout" svg:x1="8.216cm" svg:y1="18.551cm" svg:x2="8.216cm" svg:y2="14.995cm">
            <text:p/>
          </draw:line>
        </draw:g>
        <draw:g>
          <draw:frame draw:style-name="gr30" draw:text-style-name="P7" draw:layer="layout" svg:width="2.734cm" svg:height="1.103cm" draw:transform="rotate (1.5707963267949) translate (22.099cm 18.775cm)">
            <draw:text-box>
              <text:p>Ultimo</text:p>
            </draw:text-box>
          </draw:frame>
          <draw:line draw:style-name="gr8" draw:text-style-name="P4" draw:layer="layout" svg:x1="23.021cm" svg:y1="18.775cm" svg:x2="23.021cm" svg:y2="15.219cm">
            <text:p/>
          </draw:line>
        </draw:g>
        <draw:g>
          <draw:path draw:style-name="gr7" draw:text-style-name="P5" draw:layer="layout" svg:width="2.497cm" svg:height="0.982cm" svg:x="10.246cm" svg:y="13.797cm" svg:viewBox="0 0 2498 983" svg:d="M0 0v983h2498v-983zM1943 0v983z">
            <text:p/>
          </draw:path>
          <draw:line draw:style-name="gr8" draw:text-style-name="P4" draw:layer="layout" svg:x1="12.432cm" svg:y1="14.288cm" svg:x2="13.993cm" svg:y2="14.288cm">
            <text:p/>
          </draw:line>
          <draw:frame draw:style-name="gr18" draw:text-style-name="P6" draw:layer="layout" svg:width="1.516cm" svg:height="1.348cm" svg:x="10.738cm" svg:y="13.647cm">
            <draw:text-box>
              <text:p><text:span text:style-name="T2">5</text:span></text:p>
            </draw:text-box>
          </draw:frame>
        </draw:g>
        <draw:g>
          <draw:frame draw:style-name="gr25" draw:text-style-name="P7" draw:layer="layout" svg:width="3.411cm" svg:height="1.103cm" draw:transform="rotate (1.5707963267949) translate (2.961cm 19.029cm)">
            <draw:text-box>
              <text:p>Primeiro</text:p>
            </draw:text-box>
          </draw:frame>
          <draw:line draw:style-name="gr8" draw:text-style-name="P4" draw:layer="layout" svg:x1="4.064cm" svg:y1="18.775cm" svg:x2="4.064cm" svg:y2="15.219cm">
            <text:p/>
          </draw:line>
        </draw:g>
        <draw:g>
          <draw:path draw:style-name="gr7" draw:text-style-name="P5" draw:layer="layout" svg:width="2.461cm" svg:height="0.982cm" svg:x="14.149cm" svg:y="13.771cm" svg:viewBox="0 0 2462 983" svg:d="M0 0v983h2462v-983zM1915 0v983z">
            <text:p/>
          </draw:path>
          <draw:line draw:style-name="gr8" draw:text-style-name="P4" draw:layer="layout" svg:x1="16.303cm" svg:y1="14.262cm" svg:x2="17.842cm" svg:y2="14.262cm">
            <text:p/>
          </draw:line>
          <draw:frame draw:style-name="gr18" draw:text-style-name="P6" draw:layer="layout" svg:width="1.494cm" svg:height="1.348cm" svg:x="14.634cm" svg:y="13.621cm">
            <draw:text-box>
              <text:p><text:span text:style-name="T2">10</text:span></text:p>
            </draw:text-box>
          </draw:frame>
        </draw:g>
        <draw:path draw:style-name="gr7" draw:text-style-name="P4" draw:layer="layout" svg:width="0.952cm" svg:height="1.336cm" svg:x="27.687cm" svg:y="13.628cm" svg:viewBox="0 0 953 1337" svg:d="M0 0v1337zM238 223v891zM953 669c0 39-11 78-32 112-21 33-52 62-87 81-37 20-78 30-119 30-42 0-84-10-120-30-36-19-67-48-87-81-21-34-32-73-32-112s11-78 32-112c20-33 51-62 87-82 36-19 78-29 120-29 41 0 82 10 119 29 35 20 66 49 87 82 21 34 32 73 32 112z">
          <text:p/>
        </draw:path>
        <draw:g>
          <draw:path draw:style-name="gr7" draw:text-style-name="P5" draw:layer="layout" svg:width="2.461cm" svg:height="0.982cm" svg:x="17.898cm" svg:y="13.772cm" svg:viewBox="0 0 2462 983" svg:d="M0 0v983h2462v-983zM1915 0v983z">
            <text:p/>
          </draw:path>
          <draw:line draw:style-name="gr8" draw:text-style-name="P4" draw:layer="layout" svg:x1="20.052cm" svg:y1="14.263cm" svg:x2="21.591cm" svg:y2="14.263cm">
            <text:p/>
          </draw:line>
          <draw:frame draw:style-name="gr18" draw:text-style-name="P6" draw:layer="layout" svg:width="1.494cm" svg:height="1.348cm" svg:x="18.383cm" svg:y="13.622cm">
            <draw:text-box>
              <text:p><text:span text:style-name="T2">15</text:span></text:p>
            </draw:text-box>
          </draw:frame>
        </draw:g>
        <draw:g>
          <draw:path draw:style-name="gr7" draw:text-style-name="P5" draw:layer="layout" svg:width="1.862cm" svg:height="0.982cm" svg:x="21.845cm" svg:y="13.82cm" svg:viewBox="0 0 1863 983" svg:d="M0 0v983h1863v-983zM1449 0v983z">
            <text:p/>
          </draw:path>
          <draw:line draw:style-name="gr8" draw:text-style-name="P4" draw:layer="layout" svg:x1="23.475cm" svg:y1="14.311cm" svg:x2="24.639cm" svg:y2="14.311cm">
            <text:p/>
          </draw:line>
          <draw:frame draw:style-name="gr37" draw:text-style-name="P6" draw:layer="layout" svg:width="1.665cm" svg:height="1.348cm" svg:x="21.845cm" svg:y="13.67cm">
            <draw:text-box>
              <text:p><text:span text:style-name="T2">20</text:span></text:p>
            </draw:text-box>
          </draw:frame>
        </draw:g>
        <draw:g>
          <draw:path draw:style-name="gr7" draw:text-style-name="P5" draw:layer="layout" svg:width="1.862cm" svg:height="0.982cm" svg:x="24.893cm" svg:y="13.778cm" svg:viewBox="0 0 1863 983" svg:d="M0 0v983h1863v-983zM1449 0v983z">
            <text:p/>
          </draw:path>
          <draw:line draw:style-name="gr8" draw:text-style-name="P4" draw:layer="layout" svg:x1="26.523cm" svg:y1="14.269cm" svg:x2="27.687cm" svg:y2="14.269cm">
            <text:p/>
          </draw:line>
          <draw:frame draw:style-name="gr37" draw:text-style-name="P6" draw:layer="layout" svg:width="1.665cm" svg:height="1.348cm" svg:x="24.893cm" svg:y="13.628cm">
            <draw:text-box>
              <text:p><text:span text:style-name="T2">25</text:span></text:p>
            </draw:text-box>
          </draw:frame>
        </draw:g>
        <draw:g>
          <draw:frame draw:style-name="gr25" draw:text-style-name="P7" draw:layer="layout" svg:width="3.411cm" svg:height="1.103cm" draw:transform="rotate (1.5707963267949) translate (1.691cm 19.029cm)">
            <draw:text-box>
              <text:p>Tmp</text:p>
            </draw:text-box>
          </draw:frame>
          <draw:line draw:style-name="gr8" draw:text-style-name="P4" draw:layer="layout" svg:x1="2.794cm" svg:y1="18.775cm" svg:x2="2.794cm" svg:y2="15.219cm">
            <text:p/>
          </draw:line>
        </draw:g>
        <presentation:notes draw:style-name="dp3" presentation:use-date-time-name="dtd1">
          <office:forms form:automatic-focus="false" form:apply-design-mode="false"/>
          <draw:page-thumbnail draw:style-name="gr4" draw:layer="layout" svg:width="12.292cm" svg:height="10.386cm" svg:x="4.352cm" svg:y="3.104cm" draw:page-number="31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1" draw:master-page-name="Vivid2" presentation:presentation-page-layout-name="AL1T32" presentation:use-date-time-name="dtd1">
        <office:forms form:automatic-focus="false" form:apply-design-mode="false"/>
        <draw:frame draw:style-name="gr6" draw:text-style-name="P4" draw:layer="layout" svg:width="22.605cm" svg:height="11.175cm" svg:x="-2.54cm" svg:y="0.255cm">
          <draw:image xlink:href="Pictures/10000000000003B9000001EC8BB7E36777AE239F.png" xlink:type="simple" xlink:show="embed" xlink:actuate="onLoad" loext:mime-type="image/png">
            <text:p/>
          </draw:image>
        </draw:frame>
        <draw:custom-shape draw:style-name="gr2" draw:text-style-name="P1" draw:layer="layout" svg:width="12.7cm" svg:height="3.302cm" svg:x="1.524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.398cm" svg:height="4.064cm" svg:x="1.27cm" svg:y="2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8" draw:layer="layout" svg:width="8.128cm" svg:height="1.27cm" svg:x="3.302cm" svg:y="5.588cm">
          <text:p/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9.812cm" svg:y1="3.136cm" svg:x2="10.668cm" svg:y2="3.049cm">
          <text:p/>
        </draw:line>
        <draw:frame draw:style-name="gr22" draw:text-style-name="P7" draw:layer="layout" svg:width="2.794cm" svg:height="1.103cm" svg:x="20.32cm" svg:y="2.541cm">
          <draw:text-box>
            <text:p>True</text:p>
          </draw:text-box>
        </draw:frame>
        <draw:g>
          <draw:path draw:style-name="gr7" draw:text-style-name="P5" draw:layer="layout" svg:width="3.308cm" svg:height="0.982cm" svg:x="1.654cm" svg:y="13.776cm" svg:viewBox="0 0 3309 983" svg:d="M0 0v983h3309v-983zM2574 0v983z">
            <text:p/>
          </draw:path>
          <draw:line draw:style-name="gr8" draw:text-style-name="P4" draw:layer="layout" svg:x1="4.55cm" svg:y1="14.267cm" svg:x2="6.618cm" svg:y2="14.267cm">
            <text:p/>
          </draw:line>
          <draw:frame draw:style-name="gr18" draw:text-style-name="P6" draw:layer="layout" svg:width="1.64cm" svg:height="1.348cm" svg:x="1.824cm" svg:y="13.626cm">
            <draw:text-box>
              <text:p><text:span text:style-name="T2">20</text:span></text:p>
            </draw:text-box>
          </draw:frame>
        </draw:g>
        <draw:g>
          <draw:path draw:style-name="gr7" draw:text-style-name="P5" draw:layer="layout" svg:width="2.205cm" svg:height="0.982cm" svg:x="6.663cm" svg:y="13.776cm" svg:viewBox="0 0 2206 983" svg:d="M0 0v983h2206v-983zM1716 0v983z">
            <text:p/>
          </draw:path>
          <draw:line draw:style-name="gr8" draw:text-style-name="P4" draw:layer="layout" svg:x1="8.593cm" svg:y1="14.267cm" svg:x2="9.972cm" svg:y2="14.267cm">
            <text:p/>
          </draw:line>
          <draw:frame draw:style-name="gr34" draw:text-style-name="P6" draw:layer="layout" svg:width="1.56cm" svg:height="1.348cm" svg:x="6.824cm" svg:y="13.601cm">
            <draw:text-box>
              <text:p><text:span text:style-name="T2">25</text:span></text:p>
            </draw:text-box>
          </draw:frame>
        </draw:g>
        <draw:g>
          <draw:frame draw:style-name="gr20" draw:text-style-name="P7" draw:layer="layout" svg:width="2.734cm" svg:height="1.103cm" draw:transform="rotate (1.5707963267949) translate (7.114cm 18.53cm)">
            <draw:text-box>
              <text:p>Fim</text:p>
            </draw:text-box>
          </draw:frame>
          <draw:line draw:style-name="gr8" draw:text-style-name="P4" draw:layer="layout" svg:x1="8.217cm" svg:y1="18.53cm" svg:x2="8.217cm" svg:y2="14.974cm">
            <text:p/>
          </draw:line>
        </draw:g>
        <draw:g>
          <draw:frame draw:style-name="gr30" draw:text-style-name="P7" draw:layer="layout" svg:width="2.734cm" svg:height="1.103cm" draw:transform="rotate (1.5707963267949) translate (22.1cm 18.754cm)">
            <draw:text-box>
              <text:p>Ultimo</text:p>
            </draw:text-box>
          </draw:frame>
          <draw:line draw:style-name="gr8" draw:text-style-name="P4" draw:layer="layout" svg:x1="23.022cm" svg:y1="18.754cm" svg:x2="23.022cm" svg:y2="15.198cm">
            <text:p/>
          </draw:line>
        </draw:g>
        <draw:g>
          <draw:path draw:style-name="gr7" draw:text-style-name="P5" draw:layer="layout" svg:width="2.497cm" svg:height="0.982cm" svg:x="10.247cm" svg:y="13.776cm" svg:viewBox="0 0 2498 983" svg:d="M0 0v983h2498v-983zM1943 0v983z">
            <text:p/>
          </draw:path>
          <draw:line draw:style-name="gr8" draw:text-style-name="P4" draw:layer="layout" svg:x1="12.433cm" svg:y1="14.267cm" svg:x2="13.994cm" svg:y2="14.267cm">
            <text:p/>
          </draw:line>
          <draw:frame draw:style-name="gr18" draw:text-style-name="P6" draw:layer="layout" svg:width="1.516cm" svg:height="1.348cm" svg:x="10.739cm" svg:y="13.626cm">
            <draw:text-box>
              <text:p><text:span text:style-name="T2">5</text:span></text:p>
            </draw:text-box>
          </draw:frame>
        </draw:g>
        <draw:g>
          <draw:frame draw:style-name="gr25" draw:text-style-name="P7" draw:layer="layout" svg:width="3.411cm" svg:height="1.103cm" draw:transform="rotate (1.5707963267949) translate (6.119cm 18.818cm)">
            <draw:text-box>
              <text:p>Primeiro</text:p>
            </draw:text-box>
          </draw:frame>
          <draw:line draw:style-name="gr8" draw:text-style-name="P4" draw:layer="layout" svg:x1="7.222cm" svg:y1="18.564cm" svg:x2="7.222cm" svg:y2="15.008cm">
            <text:p/>
          </draw:line>
        </draw:g>
        <draw:g>
          <draw:path draw:style-name="gr7" draw:text-style-name="P5" draw:layer="layout" svg:width="2.461cm" svg:height="0.982cm" svg:x="14.15cm" svg:y="13.75cm" svg:viewBox="0 0 2462 983" svg:d="M0 0v983h2462v-983zM1915 0v983z">
            <text:p/>
          </draw:path>
          <draw:line draw:style-name="gr8" draw:text-style-name="P4" draw:layer="layout" svg:x1="16.304cm" svg:y1="14.241cm" svg:x2="17.843cm" svg:y2="14.241cm">
            <text:p/>
          </draw:line>
          <draw:frame draw:style-name="gr18" draw:text-style-name="P6" draw:layer="layout" svg:width="1.494cm" svg:height="1.348cm" svg:x="14.635cm" svg:y="13.6cm">
            <draw:text-box>
              <text:p><text:span text:style-name="T2">10</text:span></text:p>
            </draw:text-box>
          </draw:frame>
        </draw:g>
        <draw:path draw:style-name="gr7" draw:text-style-name="P4" draw:layer="layout" svg:width="0.952cm" svg:height="1.336cm" svg:x="27.688cm" svg:y="13.607cm" svg:viewBox="0 0 953 1337" svg:d="M0 0v1337zM238 223v891zM953 669c0 39-11 78-32 112-21 33-52 62-87 81-37 20-78 30-119 30-42 0-84-10-120-30-36-19-67-48-87-81-21-34-32-73-32-112s11-78 32-112c20-33 51-62 87-82 36-19 78-29 120-29 41 0 82 10 119 29 35 20 66 49 87 82 21 34 32 73 32 112z">
          <text:p/>
        </draw:path>
        <draw:g>
          <draw:path draw:style-name="gr7" draw:text-style-name="P5" draw:layer="layout" svg:width="2.461cm" svg:height="0.982cm" svg:x="17.899cm" svg:y="13.751cm" svg:viewBox="0 0 2462 983" svg:d="M0 0v983h2462v-983zM1915 0v983z">
            <text:p/>
          </draw:path>
          <draw:line draw:style-name="gr8" draw:text-style-name="P4" draw:layer="layout" svg:x1="20.053cm" svg:y1="14.242cm" svg:x2="21.592cm" svg:y2="14.242cm">
            <text:p/>
          </draw:line>
          <draw:frame draw:style-name="gr18" draw:text-style-name="P6" draw:layer="layout" svg:width="1.494cm" svg:height="1.348cm" svg:x="18.384cm" svg:y="13.601cm">
            <draw:text-box>
              <text:p><text:span text:style-name="T2">15</text:span></text:p>
            </draw:text-box>
          </draw:frame>
        </draw:g>
        <draw:g>
          <draw:path draw:style-name="gr7" draw:text-style-name="P5" draw:layer="layout" svg:width="1.862cm" svg:height="0.982cm" svg:x="21.846cm" svg:y="13.799cm" svg:viewBox="0 0 1863 983" svg:d="M0 0v983h1863v-983zM1449 0v983z">
            <text:p/>
          </draw:path>
          <draw:line draw:style-name="gr8" draw:text-style-name="P4" draw:layer="layout" svg:x1="23.476cm" svg:y1="14.29cm" svg:x2="24.64cm" svg:y2="14.29cm">
            <text:p/>
          </draw:line>
          <draw:frame draw:style-name="gr37" draw:text-style-name="P6" draw:layer="layout" svg:width="1.665cm" svg:height="1.348cm" svg:x="21.846cm" svg:y="13.649cm">
            <draw:text-box>
              <text:p><text:span text:style-name="T2">20</text:span></text:p>
            </draw:text-box>
          </draw:frame>
        </draw:g>
        <draw:g>
          <draw:path draw:style-name="gr7" draw:text-style-name="P5" draw:layer="layout" svg:width="1.862cm" svg:height="0.982cm" svg:x="24.894cm" svg:y="13.757cm" svg:viewBox="0 0 1863 983" svg:d="M0 0v983h1863v-983zM1449 0v983z">
            <text:p/>
          </draw:path>
          <draw:line draw:style-name="gr8" draw:text-style-name="P4" draw:layer="layout" svg:x1="26.524cm" svg:y1="14.248cm" svg:x2="27.688cm" svg:y2="14.248cm">
            <text:p/>
          </draw:line>
          <draw:frame draw:style-name="gr37" draw:text-style-name="P6" draw:layer="layout" svg:width="1.665cm" svg:height="1.348cm" svg:x="24.894cm" svg:y="13.607cm">
            <draw:text-box>
              <text:p><text:span text:style-name="T2">25</text:span></text:p>
            </draw:text-box>
          </draw:frame>
        </draw:g>
        <draw:g>
          <draw:frame draw:style-name="gr25" draw:text-style-name="P7" draw:layer="layout" svg:width="3.411cm" svg:height="1.103cm" draw:transform="rotate (1.5707963267949) translate (1.692cm 19.008cm)">
            <draw:text-box>
              <text:p>Tmp</text:p>
            </draw:text-box>
          </draw:frame>
          <draw:line draw:style-name="gr8" draw:text-style-name="P4" draw:layer="layout" svg:x1="2.795cm" svg:y1="18.754cm" svg:x2="2.795cm" svg:y2="15.198cm">
            <text:p/>
          </draw:line>
        </draw:g>
        <presentation:notes draw:style-name="dp3" presentation:use-date-time-name="dtd1">
          <office:forms form:automatic-focus="false" form:apply-design-mode="false"/>
          <draw:page-thumbnail draw:style-name="gr4" draw:layer="layout" svg:width="12.292cm" svg:height="10.386cm" svg:x="4.352cm" svg:y="3.104cm" draw:page-number="32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1" draw:master-page-name="Vivid2" presentation:presentation-page-layout-name="AL1T32" presentation:use-date-time-name="dtd1">
        <office:forms form:automatic-focus="false" form:apply-design-mode="false"/>
        <draw:frame draw:style-name="gr6" draw:text-style-name="P4" draw:layer="layout" svg:width="22.605cm" svg:height="11.175cm" svg:x="-2.54cm" svg:y="0.255cm">
          <draw:image xlink:href="Pictures/10000000000003B9000001EC8BB7E36777AE239F.png" xlink:type="simple" xlink:show="embed" xlink:actuate="onLoad" loext:mime-type="image/png">
            <text:p/>
          </draw:image>
        </draw:frame>
        <draw:custom-shape draw:style-name="gr2" draw:text-style-name="P1" draw:layer="layout" svg:width="12.7cm" svg:height="3.302cm" svg:x="1.524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.398cm" svg:height="4.064cm" svg:x="1.27cm" svg:y="2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7" draw:text-style-name="P5" draw:layer="layout" svg:width="3.308cm" svg:height="0.982cm" svg:x="0.524cm" svg:y="12.826cm" svg:viewBox="0 0 3309 983" svg:d="M0 0v983h3309v-983zM2574 0v983z">
            <text:p/>
          </draw:path>
          <draw:line draw:style-name="gr8" draw:text-style-name="P4" draw:layer="layout" svg:x1="3.42cm" svg:y1="13.317cm" svg:x2="5.488cm" svg:y2="13.317cm">
            <text:p/>
          </draw:line>
          <draw:frame draw:style-name="gr18" draw:text-style-name="P6" draw:layer="layout" svg:width="1.64cm" svg:height="1.348cm" svg:x="0.694cm" svg:y="12.676cm">
            <draw:text-box>
              <text:p><text:span text:style-name="T2">20</text:span></text:p>
            </draw:text-box>
          </draw:frame>
        </draw:g>
        <draw:custom-shape draw:style-name="gr28" draw:text-style-name="P8" draw:layer="layout" svg:width="8.128cm" svg:height="1.27cm" svg:x="3.302cm" svg:y="6.604cm">
          <text:p/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9.812cm" svg:y1="3.136cm" svg:x2="10.668cm" svg:y2="3.049cm">
          <text:p/>
        </draw:line>
        <draw:g>
          <draw:frame draw:style-name="gr25" draw:text-style-name="P7" draw:layer="layout" svg:width="3.411cm" svg:height="1.103cm" draw:transform="rotate (1.5707963267949) translate (0.762cm 19.513cm)">
            <draw:text-box>
              <text:p>Tmp</text:p>
            </draw:text-box>
          </draw:frame>
          <draw:line draw:style-name="gr8" draw:text-style-name="P4" draw:layer="layout" svg:x1="1.865cm" svg:y1="19.259cm" svg:x2="1.865cm" svg:y2="15.703cm">
            <text:p/>
          </draw:line>
        </draw:g>
        <draw:path draw:style-name="gr7" draw:text-style-name="P4" draw:layer="layout" svg:width="0.952cm" svg:height="1.336cm" svg:x="5.613cm" svg:y="12.6cm" svg:viewBox="0 0 953 1337" svg:d="M0 0v1337zM238 223v891zM953 669c0 39-11 78-32 112-21 33-52 62-87 81-37 20-78 30-119 30-42 0-84-10-120-30-36-19-67-48-87-81-21-34-32-73-32-112s11-78 32-112c20-33 51-62 87-82 36-19 78-29 120-29 41 0 82 10 119 29 35 20 66 49 87 82 21 34 32 73 32 112z">
          <text:p/>
        </draw:path>
        <draw:path draw:style-name="gr7" draw:text-style-name="P4" draw:layer="layout" svg:width="0.952cm" svg:height="1.336cm" draw:transform="rotate (1.5707963267949) translate (1.165cm 15.4938494838733cm)" svg:viewBox="0 0 953 1337" svg:d="M0 0v1337zM238 223v891zM953 669c0 39-11 78-32 112-21 33-52 62-87 81-37 20-78 30-119 30-42 0-84-10-120-30-36-19-67-48-87-81-21-34-32-73-32-112s11-78 32-112c20-33 51-62 87-82 36-19 78-29 120-29 41 0 82 10 119 29 35 20 66 49 87 82 21 34 32 73 32 112z">
          <text:p/>
        </draw:path>
        <draw:frame draw:style-name="gr22" draw:text-style-name="P7" draw:layer="layout" svg:width="2.794cm" svg:height="1.103cm" svg:x="20.32cm" svg:y="2.541cm">
          <draw:text-box>
            <text:p>True</text:p>
          </draw:text-box>
        </draw:frame>
        <draw:g>
          <draw:path draw:style-name="gr7" draw:text-style-name="P5" draw:layer="layout" svg:width="2.205cm" svg:height="0.982cm" svg:x="9.18cm" svg:y="14.654cm" svg:viewBox="0 0 2206 983" svg:d="M0 0v983h2206v-983zM1716 0v983z">
            <text:p/>
          </draw:path>
          <draw:line draw:style-name="gr8" draw:text-style-name="P4" draw:layer="layout" svg:x1="11.11cm" svg:y1="15.145cm" svg:x2="12.489cm" svg:y2="15.145cm">
            <text:p/>
          </draw:line>
          <draw:frame draw:style-name="gr34" draw:text-style-name="P6" draw:layer="layout" svg:width="1.56cm" svg:height="1.348cm" svg:x="9.341cm" svg:y="14.479cm">
            <draw:text-box>
              <text:p><text:span text:style-name="T2">25</text:span></text:p>
            </draw:text-box>
          </draw:frame>
        </draw:g>
        <draw:g>
          <draw:frame draw:style-name="gr20" draw:text-style-name="P7" draw:layer="layout" svg:width="2.734cm" svg:height="1.103cm" draw:transform="rotate (1.5707963267949) translate (9.631cm 19.408cm)">
            <draw:text-box>
              <text:p>Fim</text:p>
            </draw:text-box>
          </draw:frame>
          <draw:line draw:style-name="gr8" draw:text-style-name="P4" draw:layer="layout" svg:x1="10.734cm" svg:y1="19.408cm" svg:x2="10.734cm" svg:y2="15.852cm">
            <text:p/>
          </draw:line>
        </draw:g>
        <draw:g>
          <draw:frame draw:style-name="gr30" draw:text-style-name="P7" draw:layer="layout" svg:width="2.734cm" svg:height="1.103cm" draw:transform="rotate (1.5707963267949) translate (24.617cm 19.632cm)">
            <draw:text-box>
              <text:p>Ultimo</text:p>
            </draw:text-box>
          </draw:frame>
          <draw:line draw:style-name="gr8" draw:text-style-name="P4" draw:layer="layout" svg:x1="25.539cm" svg:y1="19.632cm" svg:x2="25.539cm" svg:y2="16.076cm">
            <text:p/>
          </draw:line>
        </draw:g>
        <draw:g>
          <draw:path draw:style-name="gr7" draw:text-style-name="P5" draw:layer="layout" svg:width="2.497cm" svg:height="0.982cm" svg:x="12.764cm" svg:y="14.654cm" svg:viewBox="0 0 2498 983" svg:d="M0 0v983h2498v-983zM1943 0v983z">
            <text:p/>
          </draw:path>
          <draw:line draw:style-name="gr8" draw:text-style-name="P4" draw:layer="layout" svg:x1="14.95cm" svg:y1="15.145cm" svg:x2="16.511cm" svg:y2="15.145cm">
            <text:p/>
          </draw:line>
          <draw:frame draw:style-name="gr18" draw:text-style-name="P6" draw:layer="layout" svg:width="1.516cm" svg:height="1.348cm" svg:x="13.256cm" svg:y="14.504cm">
            <draw:text-box>
              <text:p><text:span text:style-name="T2">5</text:span></text:p>
            </draw:text-box>
          </draw:frame>
        </draw:g>
        <draw:g>
          <draw:frame draw:style-name="gr25" draw:text-style-name="P7" draw:layer="layout" svg:width="3.411cm" svg:height="1.103cm" draw:transform="rotate (1.5707963267949) translate (8.636cm 19.696cm)">
            <draw:text-box>
              <text:p>Primeiro</text:p>
            </draw:text-box>
          </draw:frame>
          <draw:line draw:style-name="gr8" draw:text-style-name="P4" draw:layer="layout" svg:x1="9.739cm" svg:y1="19.442cm" svg:x2="9.739cm" svg:y2="15.886cm">
            <text:p/>
          </draw:line>
        </draw:g>
        <draw:g>
          <draw:path draw:style-name="gr7" draw:text-style-name="P5" draw:layer="layout" svg:width="2.461cm" svg:height="0.982cm" svg:x="16.667cm" svg:y="14.628cm" svg:viewBox="0 0 2462 983" svg:d="M0 0v983h2462v-983zM1915 0v983z">
            <text:p/>
          </draw:path>
          <draw:line draw:style-name="gr8" draw:text-style-name="P4" draw:layer="layout" svg:x1="18.821cm" svg:y1="15.119cm" svg:x2="20.36cm" svg:y2="15.119cm">
            <text:p/>
          </draw:line>
          <draw:frame draw:style-name="gr18" draw:text-style-name="P6" draw:layer="layout" svg:width="1.494cm" svg:height="1.348cm" svg:x="17.152cm" svg:y="14.478cm">
            <draw:text-box>
              <text:p><text:span text:style-name="T2">10</text:span></text:p>
            </draw:text-box>
          </draw:frame>
        </draw:g>
        <draw:path draw:style-name="gr7" draw:text-style-name="P4" draw:layer="layout" svg:width="0.952cm" svg:height="1.336cm" svg:x="30.205cm" svg:y="14.485cm" svg:viewBox="0 0 953 1337" svg:d="M0 0v1337zM238 223v891zM953 669c0 39-11 78-32 112-21 33-52 62-87 81-37 20-78 30-119 30-42 0-84-10-120-30-36-19-67-48-87-81-21-34-32-73-32-112s11-78 32-112c20-33 51-62 87-82 36-19 78-29 120-29 41 0 82 10 119 29 35 20 66 49 87 82 21 34 32 73 32 112z">
          <text:p/>
        </draw:path>
        <draw:g>
          <draw:path draw:style-name="gr7" draw:text-style-name="P5" draw:layer="layout" svg:width="2.461cm" svg:height="0.982cm" svg:x="20.416cm" svg:y="14.629cm" svg:viewBox="0 0 2462 983" svg:d="M0 0v983h2462v-983zM1915 0v983z">
            <text:p/>
          </draw:path>
          <draw:line draw:style-name="gr8" draw:text-style-name="P4" draw:layer="layout" svg:x1="22.57cm" svg:y1="15.12cm" svg:x2="24.109cm" svg:y2="15.12cm">
            <text:p/>
          </draw:line>
          <draw:frame draw:style-name="gr18" draw:text-style-name="P6" draw:layer="layout" svg:width="1.494cm" svg:height="1.348cm" svg:x="20.901cm" svg:y="14.479cm">
            <draw:text-box>
              <text:p><text:span text:style-name="T2">15</text:span></text:p>
            </draw:text-box>
          </draw:frame>
        </draw:g>
        <draw:g>
          <draw:path draw:style-name="gr7" draw:text-style-name="P5" draw:layer="layout" svg:width="1.862cm" svg:height="0.982cm" svg:x="24.363cm" svg:y="14.677cm" svg:viewBox="0 0 1863 983" svg:d="M0 0v983h1863v-983zM1449 0v983z">
            <text:p/>
          </draw:path>
          <draw:line draw:style-name="gr8" draw:text-style-name="P4" draw:layer="layout" svg:x1="25.993cm" svg:y1="15.168cm" svg:x2="27.157cm" svg:y2="15.168cm">
            <text:p/>
          </draw:line>
          <draw:frame draw:style-name="gr37" draw:text-style-name="P6" draw:layer="layout" svg:width="1.665cm" svg:height="1.348cm" svg:x="24.363cm" svg:y="14.527cm">
            <draw:text-box>
              <text:p><text:span text:style-name="T2">20</text:span></text:p>
            </draw:text-box>
          </draw:frame>
        </draw:g>
        <draw:g>
          <draw:path draw:style-name="gr7" draw:text-style-name="P5" draw:layer="layout" svg:width="1.862cm" svg:height="0.982cm" svg:x="27.411cm" svg:y="14.635cm" svg:viewBox="0 0 1863 983" svg:d="M0 0v983h1863v-983zM1449 0v983z">
            <text:p/>
          </draw:path>
          <draw:line draw:style-name="gr8" draw:text-style-name="P4" draw:layer="layout" svg:x1="29.041cm" svg:y1="15.126cm" svg:x2="30.205cm" svg:y2="15.126cm">
            <text:p/>
          </draw:line>
          <draw:frame draw:style-name="gr37" draw:text-style-name="P6" draw:layer="layout" svg:width="1.665cm" svg:height="1.348cm" svg:x="27.411cm" svg:y="14.485cm">
            <draw:text-box>
              <text:p><text:span text:style-name="T2">25</text:span></text:p>
            </draw:text-box>
          </draw:frame>
        </draw:g>
        <presentation:notes draw:style-name="dp3" presentation:use-date-time-name="dtd1">
          <office:forms form:automatic-focus="false" form:apply-design-mode="false"/>
          <draw:page-thumbnail draw:style-name="gr4" draw:layer="layout" svg:width="12.292cm" svg:height="10.386cm" svg:x="4.352cm" svg:y="3.104cm" draw:page-number="33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1" draw:master-page-name="Vivid2" presentation:presentation-page-layout-name="AL1T32" presentation:use-date-time-name="dtd1">
        <office:forms form:automatic-focus="false" form:apply-design-mode="false"/>
        <draw:frame draw:style-name="gr6" draw:text-style-name="P4" draw:layer="layout" svg:width="22.605cm" svg:height="11.175cm" svg:x="-2.54cm" svg:y="0.255cm">
          <draw:image xlink:href="Pictures/10000000000003B9000001EC8BB7E36777AE239F.png" xlink:type="simple" xlink:show="embed" xlink:actuate="onLoad" loext:mime-type="image/png">
            <text:p/>
          </draw:image>
        </draw:frame>
        <draw:custom-shape draw:style-name="gr2" draw:text-style-name="P1" draw:layer="layout" svg:width="12.7cm" svg:height="3.302cm" svg:x="1.524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.398cm" svg:height="4.064cm" svg:x="1.27cm" svg:y="2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8" draw:layer="layout" svg:width="8.128cm" svg:height="1.27cm" svg:x="3.302cm" svg:y="7.874cm">
          <text:p/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9.812cm" svg:y1="3.136cm" svg:x2="10.668cm" svg:y2="3.049cm">
          <text:p/>
        </draw:line>
        <draw:frame draw:style-name="gr22" draw:text-style-name="P7" draw:layer="layout" svg:width="2.794cm" svg:height="1.103cm" svg:x="20.32cm" svg:y="2.541cm">
          <draw:text-box>
            <text:p>True</text:p>
          </draw:text-box>
        </draw:frame>
        <draw:g>
          <draw:path draw:style-name="gr7" draw:text-style-name="P5" draw:layer="layout" svg:width="2.205cm" svg:height="0.982cm" svg:x="5.708cm" svg:y="13.892cm" svg:viewBox="0 0 2206 983" svg:d="M0 0v983h2206v-983zM1716 0v983z">
            <text:p/>
          </draw:path>
          <draw:line draw:style-name="gr8" draw:text-style-name="P4" draw:layer="layout" svg:x1="7.638cm" svg:y1="14.383cm" svg:x2="9.017cm" svg:y2="14.383cm">
            <text:p/>
          </draw:line>
          <draw:frame draw:style-name="gr34" draw:text-style-name="P6" draw:layer="layout" svg:width="1.56cm" svg:height="1.348cm" svg:x="5.869cm" svg:y="13.717cm">
            <draw:text-box>
              <text:p><text:span text:style-name="T2">25</text:span></text:p>
            </draw:text-box>
          </draw:frame>
        </draw:g>
        <draw:g>
          <draw:frame draw:style-name="gr30" draw:text-style-name="P7" draw:layer="layout" svg:width="2.734cm" svg:height="1.103cm" draw:transform="rotate (1.5707963267949) translate (24.13cm 18.796cm)">
            <draw:text-box>
              <text:p>Ultimo</text:p>
            </draw:text-box>
          </draw:frame>
          <draw:line draw:style-name="gr8" draw:text-style-name="P4" draw:layer="layout" svg:x1="25.052cm" svg:y1="18.796cm" svg:x2="25.052cm" svg:y2="15.24cm">
            <text:p/>
          </draw:line>
        </draw:g>
        <draw:g>
          <draw:path draw:style-name="gr7" draw:text-style-name="P5" draw:layer="layout" svg:width="2.497cm" svg:height="0.982cm" svg:x="9.292cm" svg:y="13.892cm" svg:viewBox="0 0 2498 983" svg:d="M0 0v983h2498v-983zM1943 0v983z">
            <text:p/>
          </draw:path>
          <draw:line draw:style-name="gr8" draw:text-style-name="P4" draw:layer="layout" svg:x1="11.478cm" svg:y1="14.383cm" svg:x2="13.039cm" svg:y2="14.383cm">
            <text:p/>
          </draw:line>
          <draw:frame draw:style-name="gr18" draw:text-style-name="P6" draw:layer="layout" svg:width="1.516cm" svg:height="1.348cm" svg:x="9.784cm" svg:y="13.742cm">
            <draw:text-box>
              <text:p><text:span text:style-name="T2">5</text:span></text:p>
            </draw:text-box>
          </draw:frame>
        </draw:g>
        <draw:g>
          <draw:frame draw:style-name="gr25" draw:text-style-name="P7" draw:layer="layout" svg:width="3.411cm" svg:height="1.103cm" draw:transform="rotate (1.5707963267949) translate (5.164cm 18.934cm)">
            <draw:text-box>
              <text:p>Primeiro</text:p>
            </draw:text-box>
          </draw:frame>
          <draw:line draw:style-name="gr8" draw:text-style-name="P4" draw:layer="layout" svg:x1="6.267cm" svg:y1="18.68cm" svg:x2="6.267cm" svg:y2="15.124cm">
            <text:p/>
          </draw:line>
        </draw:g>
        <draw:g>
          <draw:path draw:style-name="gr7" draw:text-style-name="P5" draw:layer="layout" svg:width="2.461cm" svg:height="0.982cm" svg:x="13.195cm" svg:y="13.866cm" svg:viewBox="0 0 2462 983" svg:d="M0 0v983h2462v-983zM1915 0v983z">
            <text:p/>
          </draw:path>
          <draw:line draw:style-name="gr8" draw:text-style-name="P4" draw:layer="layout" svg:x1="15.349cm" svg:y1="14.357cm" svg:x2="16.888cm" svg:y2="14.357cm">
            <text:p/>
          </draw:line>
          <draw:frame draw:style-name="gr18" draw:text-style-name="P6" draw:layer="layout" svg:width="1.494cm" svg:height="1.348cm" svg:x="13.68cm" svg:y="13.716cm">
            <draw:text-box>
              <text:p><text:span text:style-name="T2">10</text:span></text:p>
            </draw:text-box>
          </draw:frame>
        </draw:g>
        <draw:path draw:style-name="gr7" draw:text-style-name="P4" draw:layer="layout" svg:width="0.952cm" svg:height="1.336cm" svg:x="26.733cm" svg:y="13.723cm" svg:viewBox="0 0 953 1337" svg:d="M0 0v1337zM238 223v891zM953 669c0 39-11 78-32 112-21 33-52 62-87 81-37 20-78 30-119 30-42 0-84-10-120-30-36-19-67-48-87-81-21-34-32-73-32-112s11-78 32-112c20-33 51-62 87-82 36-19 78-29 120-29 41 0 82 10 119 29 35 20 66 49 87 82 21 34 32 73 32 112z">
          <text:p/>
        </draw:path>
        <draw:g>
          <draw:path draw:style-name="gr7" draw:text-style-name="P5" draw:layer="layout" svg:width="2.461cm" svg:height="0.982cm" svg:x="16.944cm" svg:y="13.867cm" svg:viewBox="0 0 2462 983" svg:d="M0 0v983h2462v-983zM1915 0v983z">
            <text:p/>
          </draw:path>
          <draw:line draw:style-name="gr8" draw:text-style-name="P4" draw:layer="layout" svg:x1="19.098cm" svg:y1="14.358cm" svg:x2="20.637cm" svg:y2="14.358cm">
            <text:p/>
          </draw:line>
          <draw:frame draw:style-name="gr18" draw:text-style-name="P6" draw:layer="layout" svg:width="1.494cm" svg:height="1.348cm" svg:x="17.429cm" svg:y="13.717cm">
            <draw:text-box>
              <text:p><text:span text:style-name="T2">15</text:span></text:p>
            </draw:text-box>
          </draw:frame>
        </draw:g>
        <draw:g>
          <draw:path draw:style-name="gr7" draw:text-style-name="P5" draw:layer="layout" svg:width="1.862cm" svg:height="0.982cm" svg:x="20.891cm" svg:y="13.915cm" svg:viewBox="0 0 1863 983" svg:d="M0 0v983h1863v-983zM1449 0v983z">
            <text:p/>
          </draw:path>
          <draw:line draw:style-name="gr8" draw:text-style-name="P4" draw:layer="layout" svg:x1="22.521cm" svg:y1="14.406cm" svg:x2="23.685cm" svg:y2="14.406cm">
            <text:p/>
          </draw:line>
          <draw:frame draw:style-name="gr37" draw:text-style-name="P6" draw:layer="layout" svg:width="1.665cm" svg:height="1.348cm" svg:x="20.891cm" svg:y="13.765cm">
            <draw:text-box>
              <text:p><text:span text:style-name="T2">20</text:span></text:p>
            </draw:text-box>
          </draw:frame>
        </draw:g>
        <draw:g>
          <draw:path draw:style-name="gr7" draw:text-style-name="P5" draw:layer="layout" svg:width="1.862cm" svg:height="0.982cm" svg:x="23.939cm" svg:y="13.873cm" svg:viewBox="0 0 1863 983" svg:d="M0 0v983h1863v-983zM1449 0v983z">
            <text:p/>
          </draw:path>
          <draw:line draw:style-name="gr8" draw:text-style-name="P4" draw:layer="layout" svg:x1="25.569cm" svg:y1="14.364cm" svg:x2="26.733cm" svg:y2="14.364cm">
            <text:p/>
          </draw:line>
          <draw:frame draw:style-name="gr37" draw:text-style-name="P6" draw:layer="layout" svg:width="1.665cm" svg:height="1.348cm" svg:x="23.939cm" svg:y="13.723cm">
            <draw:text-box>
              <text:p><text:span text:style-name="T2">25</text:span></text:p>
            </draw:text-box>
          </draw:frame>
        </draw:g>
        <draw:g>
          <draw:frame draw:style-name="gr20" draw:text-style-name="P7" draw:layer="layout" svg:width="2.734cm" svg:height="1.103cm" draw:transform="rotate (1.5707963267949) translate (6.771cm 18.621cm)">
            <draw:text-box>
              <text:p>Fim</text:p>
            </draw:text-box>
          </draw:frame>
          <draw:line draw:style-name="gr8" draw:text-style-name="P4" draw:layer="layout" svg:x1="7.874cm" svg:y1="18.621cm" svg:x2="7.874cm" svg:y2="15.065cm">
            <text:p/>
          </draw:line>
        </draw:g>
        <presentation:notes draw:style-name="dp3" presentation:use-date-time-name="dtd1">
          <office:forms form:automatic-focus="false" form:apply-design-mode="false"/>
          <draw:page-thumbnail draw:style-name="gr4" draw:layer="layout" svg:width="12.292cm" svg:height="10.386cm" svg:x="4.352cm" svg:y="3.104cm" draw:page-number="34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1" draw:master-page-name="Vivid2" presentation:presentation-page-layout-name="AL1T32" presentation:use-date-time-name="dtd1">
        <office:forms form:automatic-focus="false" form:apply-design-mode="false"/>
        <draw:frame draw:style-name="gr6" draw:text-style-name="P4" draw:layer="layout" svg:width="22.605cm" svg:height="11.175cm" svg:x="-2.54cm" svg:y="0.255cm">
          <draw:image xlink:href="Pictures/10000000000003B9000001EC8BB7E36777AE239F.png" xlink:type="simple" xlink:show="embed" xlink:actuate="onLoad" loext:mime-type="image/png">
            <text:p/>
          </draw:image>
        </draw:frame>
        <draw:custom-shape draw:style-name="gr2" draw:text-style-name="P1" draw:layer="layout" svg:width="12.7cm" svg:height="3.302cm" svg:x="1.524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.398cm" svg:height="4.064cm" svg:x="1.27cm" svg:y="2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8" draw:layer="layout" svg:width="8.128cm" svg:height="1.27cm" svg:x="1.778cm" svg:y="2.54cm">
          <text:p/>
          <draw:enhanced-geometry svg:viewBox="0 0 21600 21600" draw:type="rectangle" draw:enhanced-path="M 0 0 L 21600 0 21600 21600 0 21600 0 0 Z N"/>
        </draw:custom-shape>
        <draw:frame draw:style-name="gr22" draw:text-style-name="P7" draw:layer="layout" svg:width="2.794cm" svg:height="1.103cm" svg:x="20.32cm" svg:y="2.541cm">
          <draw:text-box>
            <text:p>False</text:p>
          </draw:text-box>
        </draw:frame>
        <draw:line draw:style-name="gr23" draw:text-style-name="P4" draw:layer="layout" svg:x1="19.812cm" svg:y1="3.136cm" svg:x2="10.668cm" svg:y2="3.049cm">
          <text:p/>
        </draw:line>
        <draw:g>
          <draw:path draw:style-name="gr7" draw:text-style-name="P5" draw:layer="layout" svg:width="2.205cm" svg:height="0.982cm" svg:x="5.733cm" svg:y="13.871cm" svg:viewBox="0 0 2206 983" svg:d="M0 0v983h2206v-983zM1716 0v983z">
            <text:p/>
          </draw:path>
          <draw:line draw:style-name="gr8" draw:text-style-name="P4" draw:layer="layout" svg:x1="7.663cm" svg:y1="14.362cm" svg:x2="9.042cm" svg:y2="14.362cm">
            <text:p/>
          </draw:line>
          <draw:frame draw:style-name="gr34" draw:text-style-name="P6" draw:layer="layout" svg:width="1.56cm" svg:height="1.348cm" svg:x="5.894cm" svg:y="13.696cm">
            <draw:text-box>
              <text:p><text:span text:style-name="T2">25</text:span></text:p>
            </draw:text-box>
          </draw:frame>
        </draw:g>
        <draw:g>
          <draw:frame draw:style-name="gr30" draw:text-style-name="P7" draw:layer="layout" svg:width="2.734cm" svg:height="1.103cm" draw:transform="rotate (1.5707963267949) translate (24.155cm 18.775cm)">
            <draw:text-box>
              <text:p>Ultimo</text:p>
            </draw:text-box>
          </draw:frame>
          <draw:line draw:style-name="gr8" draw:text-style-name="P4" draw:layer="layout" svg:x1="25.077cm" svg:y1="18.775cm" svg:x2="25.077cm" svg:y2="15.219cm">
            <text:p/>
          </draw:line>
        </draw:g>
        <draw:g>
          <draw:path draw:style-name="gr7" draw:text-style-name="P5" draw:layer="layout" svg:width="2.497cm" svg:height="0.982cm" svg:x="9.317cm" svg:y="13.871cm" svg:viewBox="0 0 2498 983" svg:d="M0 0v983h2498v-983zM1943 0v983z">
            <text:p/>
          </draw:path>
          <draw:line draw:style-name="gr8" draw:text-style-name="P4" draw:layer="layout" svg:x1="11.503cm" svg:y1="14.362cm" svg:x2="13.064cm" svg:y2="14.362cm">
            <text:p/>
          </draw:line>
          <draw:frame draw:style-name="gr18" draw:text-style-name="P6" draw:layer="layout" svg:width="1.516cm" svg:height="1.348cm" svg:x="9.809cm" svg:y="13.721cm">
            <draw:text-box>
              <text:p><text:span text:style-name="T2">5</text:span></text:p>
            </draw:text-box>
          </draw:frame>
        </draw:g>
        <draw:g>
          <draw:frame draw:style-name="gr25" draw:text-style-name="P7" draw:layer="layout" svg:width="3.411cm" svg:height="1.103cm" draw:transform="rotate (1.5707963267949) translate (5.189cm 18.913cm)">
            <draw:text-box>
              <text:p>Primeiro</text:p>
            </draw:text-box>
          </draw:frame>
          <draw:line draw:style-name="gr8" draw:text-style-name="P4" draw:layer="layout" svg:x1="6.292cm" svg:y1="18.659cm" svg:x2="6.292cm" svg:y2="15.103cm">
            <text:p/>
          </draw:line>
        </draw:g>
        <draw:g>
          <draw:path draw:style-name="gr7" draw:text-style-name="P5" draw:layer="layout" svg:width="2.461cm" svg:height="0.982cm" svg:x="13.22cm" svg:y="13.845cm" svg:viewBox="0 0 2462 983" svg:d="M0 0v983h2462v-983zM1915 0v983z">
            <text:p/>
          </draw:path>
          <draw:line draw:style-name="gr8" draw:text-style-name="P4" draw:layer="layout" svg:x1="15.374cm" svg:y1="14.336cm" svg:x2="16.913cm" svg:y2="14.336cm">
            <text:p/>
          </draw:line>
          <draw:frame draw:style-name="gr18" draw:text-style-name="P6" draw:layer="layout" svg:width="1.494cm" svg:height="1.348cm" svg:x="13.705cm" svg:y="13.695cm">
            <draw:text-box>
              <text:p><text:span text:style-name="T2">10</text:span></text:p>
            </draw:text-box>
          </draw:frame>
        </draw:g>
        <draw:path draw:style-name="gr7" draw:text-style-name="P4" draw:layer="layout" svg:width="0.952cm" svg:height="1.336cm" svg:x="26.758cm" svg:y="13.702cm" svg:viewBox="0 0 953 1337" svg:d="M0 0v1337zM238 223v891zM953 669c0 39-11 78-32 112-21 33-52 62-87 81-37 20-78 30-119 30-42 0-84-10-120-30-36-19-67-48-87-81-21-34-32-73-32-112s11-78 32-112c20-33 51-62 87-82 36-19 78-29 120-29 41 0 82 10 119 29 35 20 66 49 87 82 21 34 32 73 32 112z">
          <text:p/>
        </draw:path>
        <draw:g>
          <draw:path draw:style-name="gr7" draw:text-style-name="P5" draw:layer="layout" svg:width="2.461cm" svg:height="0.982cm" svg:x="16.969cm" svg:y="13.846cm" svg:viewBox="0 0 2462 983" svg:d="M0 0v983h2462v-983zM1915 0v983z">
            <text:p/>
          </draw:path>
          <draw:line draw:style-name="gr8" draw:text-style-name="P4" draw:layer="layout" svg:x1="19.123cm" svg:y1="14.337cm" svg:x2="20.662cm" svg:y2="14.337cm">
            <text:p/>
          </draw:line>
          <draw:frame draw:style-name="gr18" draw:text-style-name="P6" draw:layer="layout" svg:width="1.494cm" svg:height="1.348cm" svg:x="17.454cm" svg:y="13.696cm">
            <draw:text-box>
              <text:p><text:span text:style-name="T2">15</text:span></text:p>
            </draw:text-box>
          </draw:frame>
        </draw:g>
        <draw:g>
          <draw:path draw:style-name="gr7" draw:text-style-name="P5" draw:layer="layout" svg:width="1.862cm" svg:height="0.982cm" svg:x="20.916cm" svg:y="13.894cm" svg:viewBox="0 0 1863 983" svg:d="M0 0v983h1863v-983zM1449 0v983z">
            <text:p/>
          </draw:path>
          <draw:line draw:style-name="gr8" draw:text-style-name="P4" draw:layer="layout" svg:x1="22.546cm" svg:y1="14.385cm" svg:x2="23.71cm" svg:y2="14.385cm">
            <text:p/>
          </draw:line>
          <draw:frame draw:style-name="gr37" draw:text-style-name="P6" draw:layer="layout" svg:width="1.665cm" svg:height="1.348cm" svg:x="20.916cm" svg:y="13.744cm">
            <draw:text-box>
              <text:p><text:span text:style-name="T2">20</text:span></text:p>
            </draw:text-box>
          </draw:frame>
        </draw:g>
        <draw:g>
          <draw:path draw:style-name="gr7" draw:text-style-name="P5" draw:layer="layout" svg:width="1.862cm" svg:height="0.982cm" svg:x="23.964cm" svg:y="13.852cm" svg:viewBox="0 0 1863 983" svg:d="M0 0v983h1863v-983zM1449 0v983z">
            <text:p/>
          </draw:path>
          <draw:line draw:style-name="gr8" draw:text-style-name="P4" draw:layer="layout" svg:x1="25.594cm" svg:y1="14.343cm" svg:x2="26.758cm" svg:y2="14.343cm">
            <text:p/>
          </draw:line>
          <draw:frame draw:style-name="gr37" draw:text-style-name="P6" draw:layer="layout" svg:width="1.665cm" svg:height="1.348cm" svg:x="23.964cm" svg:y="13.702cm">
            <draw:text-box>
              <text:p><text:span text:style-name="T2">25</text:span></text:p>
            </draw:text-box>
          </draw:frame>
        </draw:g>
        <draw:g>
          <draw:frame draw:style-name="gr20" draw:text-style-name="P7" draw:layer="layout" svg:width="2.734cm" svg:height="1.103cm" draw:transform="rotate (1.5707963267949) translate (6.771cm 18.796cm)">
            <draw:text-box>
              <text:p>Fim</text:p>
            </draw:text-box>
          </draw:frame>
          <draw:line draw:style-name="gr8" draw:text-style-name="P4" draw:layer="layout" svg:x1="7.874cm" svg:y1="18.796cm" svg:x2="7.874cm" svg:y2="15.24cm">
            <text:p/>
          </draw:line>
        </draw:g>
        <presentation:notes draw:style-name="dp2" presentation:use-date-time-name="dtd1">
          <draw:page-thumbnail draw:style-name="gr4" draw:layer="layout" svg:width="12.292cm" svg:height="10.386cm" svg:x="4.352cm" svg:y="3.104cm" draw:page-number="35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1" draw:master-page-name="Vivid2" presentation:presentation-page-layout-name="AL1T32" presentation:use-date-time-name="dtd1">
        <office:forms form:automatic-focus="false" form:apply-design-mode="false"/>
        <draw:frame draw:style-name="gr6" draw:text-style-name="P4" draw:layer="layout" svg:width="22.605cm" svg:height="11.175cm" svg:x="-2.54cm" svg:y="0.255cm">
          <draw:image xlink:href="Pictures/10000000000003B9000001EC8BB7E36777AE239F.png" xlink:type="simple" xlink:show="embed" xlink:actuate="onLoad" loext:mime-type="image/png">
            <text:p/>
          </draw:image>
        </draw:frame>
        <draw:custom-shape draw:style-name="gr2" draw:text-style-name="P1" draw:layer="layout" svg:width="12.7cm" svg:height="3.302cm" svg:x="1.524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.398cm" svg:height="4.064cm" svg:x="1.27cm" svg:y="2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0" draw:text-style-name="P7" draw:layer="layout" svg:width="2.734cm" svg:height="1.103cm" svg:x="8.513cm" svg:y="17.526cm">
            <draw:text-box>
              <text:p>Fim</text:p>
            </draw:text-box>
          </draw:frame>
          <draw:line draw:style-name="gr8" draw:text-style-name="P4" draw:layer="layout" svg:x1="8.513cm" svg:y1="18.629cm" svg:x2="12.069cm" svg:y2="18.629cm">
            <text:p/>
          </draw:line>
        </draw:g>
        <draw:custom-shape draw:style-name="gr38" draw:text-style-name="P8" draw:layer="layout" svg:width="4.064cm" svg:height="1.27cm" svg:x="1.778cm" svg:y="9.906cm">
          <text:p/>
          <draw:enhanced-geometry svg:viewBox="0 0 21600 21600" draw:type="rectangle" draw:enhanced-path="M 0 0 L 21600 0 21600 21600 0 21600 0 0 Z N"/>
        </draw:custom-shape>
        <draw:frame draw:style-name="gr22" draw:text-style-name="P7" draw:layer="layout" svg:width="2.794cm" svg:height="1.103cm" svg:x="20.32cm" svg:y="2.541cm">
          <draw:text-box>
            <text:p>False</text:p>
          </draw:text-box>
        </draw:frame>
        <draw:line draw:style-name="gr23" draw:text-style-name="P4" draw:layer="layout" svg:x1="19.812cm" svg:y1="3.136cm" svg:x2="10.668cm" svg:y2="3.049cm">
          <text:p/>
        </draw:line>
        <draw:path draw:style-name="gr7" draw:text-style-name="P4" draw:layer="layout" svg:width="0.952cm" svg:height="1.336cm" svg:x="12.255cm" svg:y="17.869cm" svg:viewBox="0 0 953 1337" svg:d="M0 0v1337zM238 223v891zM953 669c0 39-11 78-32 112-21 33-52 62-87 81-37 20-78 30-119 30-42 0-84-10-120-30-36-19-67-48-87-81-21-34-32-73-32-112s11-78 32-112c20-33 51-62 87-82 36-19 78-29 120-29 41 0 82 10 119 29 35 20 66 49 87 82 21 34 32 73 32 112z">
          <text:p/>
        </draw:path>
        <draw:g>
          <draw:path draw:style-name="gr7" draw:text-style-name="P5" draw:layer="layout" svg:width="2.205cm" svg:height="0.982cm" svg:x="5.733cm" svg:y="13.871cm" svg:viewBox="0 0 2206 983" svg:d="M0 0v983h2206v-983zM1716 0v983z">
            <text:p/>
          </draw:path>
          <draw:line draw:style-name="gr8" draw:text-style-name="P4" draw:layer="layout" svg:x1="7.663cm" svg:y1="14.362cm" svg:x2="9.042cm" svg:y2="14.362cm">
            <text:p/>
          </draw:line>
          <draw:frame draw:style-name="gr34" draw:text-style-name="P6" draw:layer="layout" svg:width="1.56cm" svg:height="1.348cm" svg:x="5.894cm" svg:y="13.696cm">
            <draw:text-box>
              <text:p><text:span text:style-name="T2">25</text:span></text:p>
            </draw:text-box>
          </draw:frame>
        </draw:g>
        <draw:g>
          <draw:frame draw:style-name="gr30" draw:text-style-name="P7" draw:layer="layout" svg:width="2.734cm" svg:height="1.103cm" draw:transform="rotate (1.5707963267949) translate (24.155cm 18.775cm)">
            <draw:text-box>
              <text:p>Ultimo</text:p>
            </draw:text-box>
          </draw:frame>
          <draw:line draw:style-name="gr8" draw:text-style-name="P4" draw:layer="layout" svg:x1="25.077cm" svg:y1="18.775cm" svg:x2="25.077cm" svg:y2="15.219cm">
            <text:p/>
          </draw:line>
        </draw:g>
        <draw:g>
          <draw:path draw:style-name="gr7" draw:text-style-name="P5" draw:layer="layout" svg:width="2.497cm" svg:height="0.982cm" svg:x="9.317cm" svg:y="13.871cm" svg:viewBox="0 0 2498 983" svg:d="M0 0v983h2498v-983zM1943 0v983z">
            <text:p/>
          </draw:path>
          <draw:line draw:style-name="gr8" draw:text-style-name="P4" draw:layer="layout" svg:x1="11.503cm" svg:y1="14.362cm" svg:x2="13.064cm" svg:y2="14.362cm">
            <text:p/>
          </draw:line>
          <draw:frame draw:style-name="gr18" draw:text-style-name="P6" draw:layer="layout" svg:width="1.516cm" svg:height="1.348cm" svg:x="9.809cm" svg:y="13.721cm">
            <draw:text-box>
              <text:p><text:span text:style-name="T2">5</text:span></text:p>
            </draw:text-box>
          </draw:frame>
        </draw:g>
        <draw:g>
          <draw:frame draw:style-name="gr25" draw:text-style-name="P7" draw:layer="layout" svg:width="3.411cm" svg:height="1.103cm" draw:transform="rotate (1.5707963267949) translate (5.189cm 18.913cm)">
            <draw:text-box>
              <text:p>Primeiro</text:p>
            </draw:text-box>
          </draw:frame>
          <draw:line draw:style-name="gr8" draw:text-style-name="P4" draw:layer="layout" svg:x1="6.292cm" svg:y1="18.659cm" svg:x2="6.292cm" svg:y2="15.103cm">
            <text:p/>
          </draw:line>
        </draw:g>
        <draw:g>
          <draw:path draw:style-name="gr7" draw:text-style-name="P5" draw:layer="layout" svg:width="2.461cm" svg:height="0.982cm" svg:x="13.22cm" svg:y="13.845cm" svg:viewBox="0 0 2462 983" svg:d="M0 0v983h2462v-983zM1915 0v983z">
            <text:p/>
          </draw:path>
          <draw:line draw:style-name="gr8" draw:text-style-name="P4" draw:layer="layout" svg:x1="15.374cm" svg:y1="14.336cm" svg:x2="16.913cm" svg:y2="14.336cm">
            <text:p/>
          </draw:line>
          <draw:frame draw:style-name="gr18" draw:text-style-name="P6" draw:layer="layout" svg:width="1.494cm" svg:height="1.348cm" svg:x="13.705cm" svg:y="13.695cm">
            <draw:text-box>
              <text:p><text:span text:style-name="T2">10</text:span></text:p>
            </draw:text-box>
          </draw:frame>
        </draw:g>
        <draw:path draw:style-name="gr7" draw:text-style-name="P4" draw:layer="layout" svg:width="0.952cm" svg:height="1.336cm" svg:x="26.758cm" svg:y="13.702cm" svg:viewBox="0 0 953 1337" svg:d="M0 0v1337zM238 223v891zM953 669c0 39-11 78-32 112-21 33-52 62-87 81-37 20-78 30-119 30-42 0-84-10-120-30-36-19-67-48-87-81-21-34-32-73-32-112s11-78 32-112c20-33 51-62 87-82 36-19 78-29 120-29 41 0 82 10 119 29 35 20 66 49 87 82 21 34 32 73 32 112z">
          <text:p/>
        </draw:path>
        <draw:g>
          <draw:path draw:style-name="gr7" draw:text-style-name="P5" draw:layer="layout" svg:width="2.461cm" svg:height="0.982cm" svg:x="16.969cm" svg:y="13.846cm" svg:viewBox="0 0 2462 983" svg:d="M0 0v983h2462v-983zM1915 0v983z">
            <text:p/>
          </draw:path>
          <draw:line draw:style-name="gr8" draw:text-style-name="P4" draw:layer="layout" svg:x1="19.123cm" svg:y1="14.337cm" svg:x2="20.662cm" svg:y2="14.337cm">
            <text:p/>
          </draw:line>
          <draw:frame draw:style-name="gr18" draw:text-style-name="P6" draw:layer="layout" svg:width="1.494cm" svg:height="1.348cm" svg:x="17.454cm" svg:y="13.696cm">
            <draw:text-box>
              <text:p><text:span text:style-name="T2">15</text:span></text:p>
            </draw:text-box>
          </draw:frame>
        </draw:g>
        <draw:g>
          <draw:path draw:style-name="gr7" draw:text-style-name="P5" draw:layer="layout" svg:width="1.862cm" svg:height="0.982cm" svg:x="20.916cm" svg:y="13.894cm" svg:viewBox="0 0 1863 983" svg:d="M0 0v983h1863v-983zM1449 0v983z">
            <text:p/>
          </draw:path>
          <draw:line draw:style-name="gr8" draw:text-style-name="P4" draw:layer="layout" svg:x1="22.546cm" svg:y1="14.385cm" svg:x2="23.71cm" svg:y2="14.385cm">
            <text:p/>
          </draw:line>
          <draw:frame draw:style-name="gr37" draw:text-style-name="P6" draw:layer="layout" svg:width="1.665cm" svg:height="1.348cm" svg:x="20.916cm" svg:y="13.744cm">
            <draw:text-box>
              <text:p><text:span text:style-name="T2">2</text:span><text:span text:style-name="T2">0</text:span></text:p>
            </draw:text-box>
          </draw:frame>
        </draw:g>
        <draw:g>
          <draw:path draw:style-name="gr7" draw:text-style-name="P5" draw:layer="layout" svg:width="1.862cm" svg:height="0.982cm" svg:x="23.964cm" svg:y="13.852cm" svg:viewBox="0 0 1863 983" svg:d="M0 0v983h1863v-983zM1449 0v983z">
            <text:p/>
          </draw:path>
          <draw:line draw:style-name="gr8" draw:text-style-name="P4" draw:layer="layout" svg:x1="25.594cm" svg:y1="14.343cm" svg:x2="26.758cm" svg:y2="14.343cm">
            <text:p/>
          </draw:line>
          <draw:frame draw:style-name="gr37" draw:text-style-name="P6" draw:layer="layout" svg:width="1.665cm" svg:height="1.348cm" svg:x="23.964cm" svg:y="13.702cm">
            <draw:text-box>
              <text:p><text:span text:style-name="T2">2</text:span><text:span text:style-name="T2">5</text:span></text:p>
            </draw:text-box>
          </draw:frame>
        </draw:g>
        <presentation:notes draw:style-name="dp2" presentation:use-date-time-name="dtd1">
          <draw:page-thumbnail draw:style-name="gr4" draw:layer="layout" svg:width="12.292cm" svg:height="10.386cm" svg:x="4.352cm" svg:y="3.104cm" draw:page-number="36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Noto Sans1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1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3T13:40:23.898294996</meta:creation-date>
    <meta:editing-duration>PT4H22M44S</meta:editing-duration>
    <meta:editing-cycles>18</meta:editing-cycles>
    <meta:generator>LibreOffice/6.4.6.2$Linux_X86_64 LibreOffice_project/40$Build-2</meta:generator>
    <dc:title>Vivid</dc:title>
    <dc:date>2020-10-19T22:27:50.504882243</dc:date>
    <meta:document-statistic meta:object-count="1563"/>
  </office:meta>
</office:document-meta>
</file>